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Inconsolata" svg:font-family="Inconsolat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text-properties fo:font-size="8pt" style:font-size-asian="8pt" style:font-size-complex="8pt"/>
    </style:style>
    <style:style style:name="ce3" style:family="table-cell" style:parent-style-name="Default" style:data-style-name="N0">
      <style:table-cell-properties style:vertical-align="automatic" style:repeat-content="false"/>
      <style:paragraph-properties fo:text-align="center"/>
    </style:style>
    <style:style style:name="ce4" style:family="table-cell" style:parent-style-name="_50_0_37__32_-_32_Accent6" style:data-style-name="N0">
      <style:table-cell-properties fo:background-color="#E2EFDA"/>
      <style:text-properties style:font-name="Calibri" style:font-name-asian="Calibri" style:font-name-complex="Calibri" fo:font-size="11pt" style:font-size-asian="11pt" style:font-size-complex="11pt" fo:font-weight="bold" style:font-weight-asian="bold" style:font-weight-complex="bold"/>
    </style:style>
    <style:style style:name="ce5" style:family="table-cell" style:parent-style-name="Default" style:data-style-name="N0">
      <style:text-properties fo:font-weight="bold" style:font-weight-asian="bold" style:font-weight-complex="bold"/>
    </style:style>
    <style:style style:name="ce6" style:family="table-cell" style:parent-style-name="Default" style:data-style-name="N0">
      <style:table-cell-properties style:vertical-align="middle" fo:wrap-option="wrap" style:repeat-content="false"/>
      <style:paragraph-properties fo:text-align="center"/>
      <style:text-properties fo:font-size="8pt" style:font-size-asian="8pt" style:font-size-complex="8pt"/>
    </style:style>
    <style:style style:name="ce7" style:family="table-cell" style:parent-style-name="Default" style:data-style-name="N0">
      <style:table-cell-properties style:vertical-align="middle" fo:wrap-option="wrap"/>
    </style:style>
    <style:style style:name="ce8" style:family="table-cell" style:parent-style-name="Default" style:data-style-name="N0">
      <style:table-cell-properties style:vertical-align="automatic"/>
    </style:style>
    <style:style style:name="ce9" style:family="table-cell" style:parent-style-name="_50_0_37__32_-_32_Accent5" style:data-style-name="N0">
      <style:table-cell-properties style:vertical-align="middle" fo:wrap-option="wrap" fo:background-color="#D9E1F2" style:repeat-content="false"/>
      <style:paragraph-properties fo:text-align="center"/>
      <style:text-properties style:font-name="Calibri" style:font-name-asian="Calibri" style:font-name-complex="Calibri" fo:font-size="11pt" style:font-size-asian="11pt" style:font-size-complex="11pt"/>
    </style:style>
    <style:style style:name="ce10" style:family="table-cell" style:parent-style-name="_50_0_37__32_-_32_Accent5" style:data-style-name="N0">
      <style:table-cell-properties fo:border-top="none" fo:border-bottom="none" fo:border-left="none" fo:border-right="thin solid #000000" style:vertical-align="middle" fo:wrap-option="wrap" fo:background-color="#D9E1F2" style:repeat-content="false"/>
      <style:paragraph-properties fo:text-align="center"/>
      <style:text-properties style:font-name="Calibri" style:font-name-asian="Calibri" style:font-name-complex="Calibri" fo:font-size="11pt" style:font-size-asian="11pt" style:font-size-complex="11pt"/>
    </style:style>
    <style:style style:name="ce11" style:family="table-cell" style:parent-style-name="_50_0_37__32_-_32_Accent6" style:data-style-name="N0">
      <style:table-cell-properties style:vertical-align="middle" fo:wrap-option="wrap" fo:background-color="#E2EFDA"/>
      <style:text-properties style:font-name="Calibri" style:font-name-asian="Calibri" style:font-name-complex="Calibri" fo:font-size="11pt" style:font-size-asian="11pt" style:font-size-complex="11pt" fo:font-weight="bold" style:font-weight-asian="bold" style:font-weight-complex="bold"/>
    </style:style>
    <style:style style:name="ce12" style:family="table-cell" style:parent-style-name="_50_0_37__32_-_32_Accent6" style:data-style-name="N0">
      <style:table-cell-properties style:vertical-align="middle" fo:wrap-option="wrap" fo:background-color="#E2EFDA"/>
      <style:text-properties style:font-name="Calibri" style:font-name-asian="Calibri" style:font-name-complex="Calibri" fo:font-size="11pt" style:font-size-asian="11pt" style:font-size-complex="11pt"/>
    </style:style>
    <style:style style:name="ce13" style:family="table-cell" style:parent-style-name="_50_0_37__32_-_32_Accent6" style:data-style-name="N0">
      <style:table-cell-properties style:vertical-align="middle" fo:wrap-option="wrap" fo:background-color="#E2EFDA" style:repeat-content="false"/>
      <style:paragraph-properties fo:text-align="center"/>
      <style:text-properties style:font-name="Calibri" style:font-name-asian="Calibri" style:font-name-complex="Calibri" fo:font-size="11pt" style:font-size-asian="11pt" style:font-size-complex="11pt"/>
    </style:style>
    <style:style style:name="ce14" style:family="table-cell" style:parent-style-name="Hyperlink" style:data-style-name="N0">
      <style:table-cell-properties style:vertical-align="middle" fo:wrap-option="wrap" fo:background-color="#E2EFDA"/>
      <style:text-properties fo:color="#0563C1" style:text-underline-style="solid" style:text-underline-type="single"/>
    </style:style>
    <style:style style:name="ce15" style:family="table-cell" style:parent-style-name="Default" style:data-style-name="N0">
      <style:table-cell-properties style:vertical-align="middle" fo:wrap-option="wrap" style:repeat-content="false"/>
      <style:paragraph-properties fo:text-align="center"/>
    </style:style>
    <style:style style:name="ce16" style:family="table-cell" style:parent-style-name="Default" style:data-style-name="N0">
      <style:table-cell-properties fo:background-color="#FFFFFF"/>
      <style:text-properties style:font-name="Inconsolata" style:font-name-asian="Inconsolata" style:font-name-complex="Inconsolata" fo:font-size="11pt" style:font-size-asian="11pt" style:font-size-complex="11pt"/>
    </style:style>
    <style:style style:name="ce17" style:family="table-cell" style:parent-style-name="Default" style:data-style-name="N0">
      <style:table-cell-properties style:vertical-align="automatic"/>
      <style:text-properties fo:color="#0000FF" style:text-underline-style="solid" style:text-underline-type="single"/>
    </style:style>
    <style:style style:name="ce18" style:family="table-cell" style:parent-style-name="Default" style:data-style-name="N0">
      <style:table-cell-properties fo:background-color="#92D050"/>
      <style:text-properties style:font-name="Inconsolata" style:font-name-asian="Inconsolata" style:font-name-complex="Inconsolata" fo:font-size="11pt" style:font-size-asian="11pt" style:font-size-complex="11pt"/>
    </style:style>
    <style:style style:name="ce19" style:family="table-cell" style:parent-style-name="Default" style:data-style-name="N0">
      <style:table-cell-properties fo:background-color="#A5E163"/>
      <style:text-properties fo:color="#B7E1CD" style:font-name="Inconsolata" style:font-name-asian="Inconsolata" style:font-name-complex="Inconsolata" fo:font-size="11pt" style:font-size-asian="11pt" style:font-size-complex="11pt"/>
    </style:style>
    <style:style style:name="ce20" style:family="table-cell" style:parent-style-name="Default" style:data-style-name="N0">
      <style:text-properties fo:color="#0000FF" style:text-underline-style="solid" style:text-underline-type="single"/>
    </style:style>
    <style:style style:name="co1" style:family="table-column">
      <style:table-column-properties fo:break-before="auto" style:column-width="1.031875cm"/>
    </style:style>
    <style:style style:name="co2" style:family="table-column">
      <style:table-column-properties fo:break-before="auto" style:column-width="4.65666666666667cm"/>
    </style:style>
    <style:style style:name="co3" style:family="table-column">
      <style:table-column-properties fo:break-before="auto" style:column-width="28.7866666666667cm"/>
    </style:style>
    <style:style style:name="co4" style:family="table-column">
      <style:table-column-properties fo:break-before="auto" style:column-width="1.08479166666667cm" style:use-optimal-column-width="true"/>
    </style:style>
    <style:style style:name="co5" style:family="table-column">
      <style:table-column-properties fo:break-before="auto" style:column-width="4.02166666666667cm" style:use-optimal-column-width="true"/>
    </style:style>
    <style:style style:name="co6" style:family="table-column">
      <style:table-column-properties fo:break-before="auto" style:column-width="1.69333333333333cm"/>
    </style:style>
    <style:style style:name="co7" style:family="table-column">
      <style:table-column-properties fo:break-before="auto" style:column-width="0.820208333333333cm"/>
    </style:style>
    <style:style style:name="co8" style:family="table-column">
      <style:table-column-properties fo:break-before="auto" style:column-width="7.75229166666667cm"/>
    </style:style>
    <style:style style:name="co9" style:family="table-column">
      <style:table-column-properties fo:break-before="auto" style:column-width="9.15458333333333cm"/>
    </style:style>
    <style:style style:name="co10" style:family="table-column">
      <style:table-column-properties fo:break-before="auto" style:column-width="8.12270833333333cm" style:use-optimal-column-width="true"/>
    </style:style>
    <style:style style:name="co11" style:family="table-column">
      <style:table-column-properties fo:break-before="auto" style:column-width="4.92125cm"/>
    </style:style>
    <style:style style:name="co12" style:family="table-column">
      <style:table-column-properties fo:break-before="auto" style:column-width="4.49791666666667cm"/>
    </style:style>
    <style:style style:name="co13" style:family="table-column">
      <style:table-column-properties fo:break-before="auto" style:column-width="2.67229166666667cm"/>
    </style:style>
    <style:style style:name="co14" style:family="table-column">
      <style:table-column-properties fo:break-before="auto" style:column-width="19.1822916666667cm"/>
    </style:style>
    <style:style style:name="co15" style:family="table-column">
      <style:table-column-properties fo:break-before="auto" style:column-width="7.67291666666667cm"/>
    </style:style>
    <style:style style:name="co16" style:family="table-column">
      <style:table-column-properties fo:break-before="auto" style:column-width="2.80458333333333cm"/>
    </style:style>
    <style:style style:name="co17" style:family="table-column">
      <style:table-column-properties fo:break-before="auto" style:column-width="3.78354166666667cm"/>
    </style:style>
    <style:style style:name="co18" style:family="table-column">
      <style:table-column-properties fo:break-before="auto" style:column-width="4.25979166666667cm"/>
    </style:style>
    <style:style style:name="co19" style:family="table-column">
      <style:table-column-properties fo:break-before="auto" style:column-width="3.36020833333333cm"/>
    </style:style>
    <style:style style:name="ro1" style:family="table-row">
      <style:table-row-properties style:row-height="11.2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5.75pt" style:use-optimal-row-height="false" fo:break-before="auto"/>
    </style:style>
    <style:style style:name="ro5" style:family="table-row">
      <style:table-row-properties style:row-height="60pt" style:use-optimal-row-height="true" fo:break-before="auto"/>
    </style:style>
    <style:style style:name="ro6" style:family="table-row">
      <style:table-row-properties style:row-height="90pt" style:use-optimal-row-height="true" fo:break-before="auto"/>
    </style:style>
    <style:style style:name="ro7" style:family="table-row">
      <style:table-row-properties style:row-height="150pt" style:use-optimal-row-height="true" fo:break-before="auto"/>
    </style:style>
    <style:style style:name="ro8" style:family="table-row">
      <style:table-row-properties style:row-height="75pt" style:use-optimal-row-height="true" fo:break-before="auto"/>
    </style:style>
    <style:style style:name="ro9" style:family="table-row">
      <style:table-row-properties style:row-height="51pt" style:use-optimal-row-height="true" fo:break-before="auto"/>
    </style:style>
    <style:style style:name="ro10" style:family="table-row">
      <style:table-row-properties style:row-height="45pt" style:use-optimal-row-height="true" fo:break-before="auto"/>
    </style:style>
    <style:style style:name="ro11" style:family="table-row">
      <style:table-row-properties style:row-height="165pt" style:use-optimal-row-height="true" fo:break-before="auto"/>
    </style:style>
    <style:style style:name="ro12" style:family="table-row">
      <style:table-row-properties style:row-height="30pt" style:use-optimal-row-height="true" fo:break-before="auto"/>
    </style:style>
    <style:style style:name="ro13" style:family="table-row">
      <style:table-row-properties style:row-height="25.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false" style:writing-mode="lr-tb"/>
    </style:style>
    <style:style style:name="ce21" style:family="table-cell" style:parent-style-name="_50_0_37__32_-_32_Accent5" style:data-style-name="N0">
      <style:table-cell-properties style:vertical-align="middle" fo:wrap-option="wrap" fo:background-color="#D9E1F2" style:repeat-content="false"/>
      <style:paragraph-properties fo:text-align="center"/>
      <style:text-properties style:font-name="Calibri" style:font-name-asian="Calibri" style:font-name-complex="Calibri" fo:font-size="11pt" style:font-size-asian="11pt" style:font-size-complex="11pt"/>
      <style:map style:condition="of:is-true-formula([.$C2]=&quot;&quot;)" style:apply-style-name="cf1" style:base-cell-address="Glossary.B2"/>
      <style:map style:condition="of:is-true-formula([.$I2]=&quot;YES&quot;)" style:apply-style-name="cf2" style:base-cell-address="Glossary.B2"/>
      <style:map style:condition="of:is-true-formula([.$I2]=&quot;NO&quot;)" style:apply-style-name="cf3" style:base-cell-address="Glossary.B2"/>
    </style:style>
    <style:style style:name="ce22" style:family="table-cell" style:parent-style-name="_50_0_37__32_-_32_Accent5" style:data-style-name="N0">
      <style:table-cell-properties fo:border-top="none" fo:border-bottom="none" fo:border-left="none" fo:border-right="thin solid #000000" style:vertical-align="middle" fo:wrap-option="wrap" fo:background-color="#D9E1F2" style:repeat-content="false"/>
      <style:paragraph-properties fo:text-align="center"/>
      <style:text-properties style:font-name="Calibri" style:font-name-asian="Calibri" style:font-name-complex="Calibri" fo:font-size="11pt" style:font-size-asian="11pt" style:font-size-complex="11pt"/>
      <style:map style:condition="of:is-true-formula([.$C2]=&quot;&quot;)" style:apply-style-name="cf1" style:base-cell-address="Glossary.B2"/>
      <style:map style:condition="of:is-true-formula([.$I2]=&quot;YES&quot;)" style:apply-style-name="cf2" style:base-cell-address="Glossary.B2"/>
      <style:map style:condition="of:is-true-formula([.$I2]=&quot;NO&quot;)" style:apply-style-name="cf3" style:base-cell-address="Glossary.B2"/>
    </style:style>
    <style:style style:name="ce23" style:family="table-cell" style:parent-style-name="_50_0_37__32_-_32_Accent6" style:data-style-name="N0">
      <style:table-cell-properties style:vertical-align="middle" fo:wrap-option="wrap" fo:background-color="#E2EFDA"/>
      <style:text-properties style:font-name="Calibri" style:font-name-asian="Calibri" style:font-name-complex="Calibri" fo:font-size="11pt" style:font-size-asian="11pt" style:font-size-complex="11pt" fo:font-weight="bold" style:font-weight-asian="bold" style:font-weight-complex="bold"/>
      <style:map style:condition="of:is-true-formula([.$C2]=&quot;&quot;)" style:apply-style-name="cf1" style:base-cell-address="Glossary.B2"/>
      <style:map style:condition="of:is-true-formula([.$I2]=&quot;YES&quot;)" style:apply-style-name="cf2" style:base-cell-address="Glossary.B2"/>
      <style:map style:condition="of:is-true-formula([.$I2]=&quot;NO&quot;)" style:apply-style-name="cf3" style:base-cell-address="Glossary.B2"/>
    </style:style>
    <style:style style:name="ce24" style:family="table-cell" style:parent-style-name="_50_0_37__32_-_32_Accent6" style:data-style-name="N0">
      <style:table-cell-properties style:vertical-align="middle" fo:wrap-option="wrap" fo:background-color="#E2EFDA"/>
      <style:text-properties style:font-name="Calibri" style:font-name-asian="Calibri" style:font-name-complex="Calibri" fo:font-size="11pt" style:font-size-asian="11pt" style:font-size-complex="11pt"/>
      <style:map style:condition="of:is-true-formula([.$C2]=&quot;&quot;)" style:apply-style-name="cf1" style:base-cell-address="Glossary.B2"/>
      <style:map style:condition="of:is-true-formula([.$I2]=&quot;YES&quot;)" style:apply-style-name="cf2" style:base-cell-address="Glossary.B2"/>
      <style:map style:condition="of:is-true-formula([.$I2]=&quot;NO&quot;)" style:apply-style-name="cf3" style:base-cell-address="Glossary.B2"/>
    </style:style>
    <style:style style:name="ce25" style:family="table-cell" style:parent-style-name="_50_0_37__32_-_32_Accent6" style:data-style-name="N0">
      <style:table-cell-properties style:vertical-align="middle" fo:wrap-option="wrap" fo:background-color="#E2EFDA" style:repeat-content="false"/>
      <style:paragraph-properties fo:text-align="center"/>
      <style:text-properties style:font-name="Calibri" style:font-name-asian="Calibri" style:font-name-complex="Calibri" fo:font-size="11pt" style:font-size-asian="11pt" style:font-size-complex="11pt"/>
      <style:map style:condition="of:is-true-formula([.$C2]=&quot;&quot;)" style:apply-style-name="cf1" style:base-cell-address="Glossary.B2"/>
      <style:map style:condition="of:is-true-formula([.$I2]=&quot;YES&quot;)" style:apply-style-name="cf2" style:base-cell-address="Glossary.B2"/>
      <style:map style:condition="of:is-true-formula([.$I2]=&quot;NO&quot;)" style:apply-style-name="cf3" style:base-cell-address="Glossary.B2"/>
    </style:style>
    <style:style style:name="ce26" style:family="table-cell" style:parent-style-name="Hyperlink" style:data-style-name="N0">
      <style:table-cell-properties style:vertical-align="middle" fo:wrap-option="wrap" fo:background-color="#E2EFDA"/>
      <style:text-properties fo:color="#0563C1" style:text-underline-style="solid" style:text-underline-type="single"/>
      <style:map style:condition="of:is-true-formula([.$C2]=&quot;&quot;)" style:apply-style-name="cf1" style:base-cell-address="Glossary.B2"/>
      <style:map style:condition="of:is-true-formula([.$I2]=&quot;YES&quot;)" style:apply-style-name="cf2" style:base-cell-address="Glossary.B2"/>
      <style:map style:condition="of:is-true-formula([.$I2]=&quot;NO&quot;)" style:apply-style-name="cf3" style:base-cell-address="Glossary.B2"/>
    </style:style>
    <style:style style:name="ce27" style:family="table-cell" style:parent-style-name="_50_0_37__32_-_32_Accent6" style:data-style-name="N0">
      <style:table-cell-properties style:vertical-align="middle" fo:wrap-option="wrap" fo:background-color="#E2EFDA" style:repeat-content="false"/>
      <style:paragraph-properties fo:text-align="center"/>
      <style:text-properties style:font-name="Calibri" style:font-name-asian="Calibri" style:font-name-complex="Calibri" fo:font-size="11pt" style:font-size-asian="11pt" style:font-size-complex="11pt"/>
      <style:map style:condition="of:is-true-formula([.$C4]=&quot;&quot;)" style:apply-style-name="cf1" style:base-cell-address="Glossary.I4"/>
      <style:map style:condition="of:is-true-formula([.$I4]=&quot;YES&quot;)" style:apply-style-name="cf2" style:base-cell-address="Glossary.I4"/>
      <style:map style:condition="of:is-true-formula([.$I4]=&quot;NO&quot;)" style:apply-style-name="cf3" style:base-cell-address="Glossary.I4"/>
    </style:style>
    <style:style style:name="ce28" style:family="table-cell" style:parent-style-name="_50_0_37__32_-_32_Accent6" style:data-style-name="N0">
      <style:table-cell-properties style:vertical-align="middle" fo:wrap-option="wrap" fo:background-color="#E2EFDA"/>
      <style:text-properties style:font-name="Calibri" style:font-name-asian="Calibri" style:font-name-complex="Calibri" fo:font-size="11pt" style:font-size-asian="11pt" style:font-size-complex="11pt" fo:font-weight="bold" style:font-weight-asian="bold" style:font-weight-complex="bold"/>
      <style:map style:condition="of:is-true-formula([.$I15]=&quot;YES&quot;)" style:apply-style-name="cf2" style:base-cell-address="Glossary.B15"/>
      <style:map style:condition="of:is-true-formula([.$I15]=&quot;NO&quot;)" style:apply-style-name="cf3" style:base-cell-address="Glossary.B15"/>
    </style:style>
    <style:style style:name="ce29" style:family="table-cell" style:parent-style-name="_50_0_37__32_-_32_Accent6" style:data-style-name="N0">
      <style:table-cell-properties style:vertical-align="middle" fo:wrap-option="wrap" fo:background-color="#E2EFDA"/>
      <style:text-properties style:font-name="Calibri" style:font-name-asian="Calibri" style:font-name-complex="Calibri" fo:font-size="11pt" style:font-size-asian="11pt" style:font-size-complex="11pt"/>
      <style:map style:condition="of:is-true-formula([.$I15]=&quot;YES&quot;)" style:apply-style-name="cf2" style:base-cell-address="Glossary.B15"/>
      <style:map style:condition="of:is-true-formula([.$I15]=&quot;NO&quot;)" style:apply-style-name="cf3" style:base-cell-address="Glossary.B15"/>
    </style:style>
    <style:style style:name="ce30" style:family="table-cell" style:parent-style-name="_50_0_37__32_-_32_Accent6" style:data-style-name="N0">
      <style:table-cell-properties style:vertical-align="middle" fo:wrap-option="wrap" fo:background-color="#E2EFDA"/>
      <style:text-properties style:font-name="Calibri" style:font-name-asian="Calibri" style:font-name-complex="Calibri" fo:font-size="11pt" style:font-size-asian="11pt" style:font-size-complex="11pt"/>
      <style:map style:condition="of:is-true-formula([.$I2]=&quot;YES&quot;)" style:apply-style-name="cf2" style:base-cell-address="Glossary.B2"/>
      <style:map style:condition="of:is-true-formula([.$I2]=&quot;NO&quot;)" style:apply-style-name="cf3" style:base-cell-address="Glossary.B2"/>
    </style:style>
    <style:style style:name="ce31" style:family="table-cell" style:parent-style-name="_50_0_37__32_-_32_Accent6" style:data-style-name="N0">
      <style:table-cell-properties style:vertical-align="middle" fo:wrap-option="wrap" fo:background-color="#E2EFDA"/>
      <style:text-properties style:font-name="Calibri" style:font-name-asian="Calibri" style:font-name-complex="Calibri" fo:font-size="11pt" style:font-size-asian="11pt" style:font-size-complex="11pt" fo:font-weight="bold" style:font-weight-asian="bold" style:font-weight-complex="bold"/>
      <style:map style:condition="of:is-true-formula([.$I2]=&quot;YES&quot;)" style:apply-style-name="cf2" style:base-cell-address="Glossary.B2"/>
      <style:map style:condition="of:is-true-formula([.$I2]=&quot;NO&quot;)" style:apply-style-name="cf3" style:base-cell-address="Glossary.B2"/>
    </style:style>
    <style:style style:name="ce32" style:family="table-cell" style:parent-style-name="_50_0_37__32_-_32_Accent6" style:data-style-name="N0">
      <style:table-cell-properties style:vertical-align="middle" fo:wrap-option="wrap" fo:background-color="#E2EFDA"/>
      <style:text-properties style:font-name="Calibri" style:font-name-asian="Calibri" style:font-name-complex="Calibri" fo:font-size="11pt" style:font-size-asian="11pt" style:font-size-complex="11pt"/>
      <style:map style:condition="of:is-true-formula([.$C13]=&quot;&quot;)" style:apply-style-name="cf1" style:base-cell-address="Glossary.G13"/>
      <style:map style:condition="of:is-true-formula([.$I13]=&quot;YES&quot;)" style:apply-style-name="cf2" style:base-cell-address="Glossary.G13"/>
      <style:map style:condition="of:is-true-formula([.$I13]=&quot;NO&quot;)" style:apply-style-name="cf3" style:base-cell-address="Glossary.G13"/>
    </style:style>
    <style:style style:name="ce33" style:family="table-cell" style:parent-style-name="_50_0_37__32_-_32_Accent6" style:data-style-name="N0">
      <style:table-cell-properties style:vertical-align="middle" fo:wrap-option="wrap" fo:background-color="#E2EFDA"/>
      <style:text-properties style:font-name="Calibri" style:font-name-asian="Calibri" style:font-name-complex="Calibri" fo:font-size="11pt" style:font-size-asian="11pt" style:font-size-complex="11pt"/>
      <style:map style:condition="of:is-true-formula([.$C19]=&quot;&quot;)" style:apply-style-name="cf1" style:base-cell-address="Glossary.G19"/>
      <style:map style:condition="of:is-true-formula([.$I19]=&quot;YES&quot;)" style:apply-style-name="cf2" style:base-cell-address="Glossary.B19"/>
      <style:map style:condition="of:is-true-formula([.$I19]=&quot;NO&quot;)" style:apply-style-name="cf3" style:base-cell-address="Glossary.G19"/>
    </style:style>
    <style:style style:name="ce34" style:family="table-cell" style:parent-style-name="_50_0_37__32_-_32_Accent6" style:data-style-name="N0">
      <style:table-cell-properties style:vertical-align="middle" fo:wrap-option="wrap" fo:background-color="#E2EFDA"/>
      <style:text-properties style:font-name="Calibri" style:font-name-asian="Calibri" style:font-name-complex="Calibri" fo:font-size="11pt" style:font-size-asian="11pt" style:font-size-complex="11pt"/>
      <style:map style:condition="of:is-true-formula([.$C15]=&quot;&quot;)" style:apply-style-name="cf1" style:base-cell-address="Glossary.G15"/>
      <style:map style:condition="of:is-true-formula([.$I18]=&quot;YES&quot;)" style:apply-style-name="cf2" style:base-cell-address="Glossary.G18"/>
      <style:map style:condition="of:is-true-formula([.$I18]=&quot;NO&quot;)" style:apply-style-name="cf3" style:base-cell-address="Glossary.G18"/>
    </style:style>
    <style:style style:name="ce35" style:family="table-cell" style:parent-style-name="Hyperlink" style:data-style-name="N0">
      <style:table-cell-properties style:vertical-align="middle" fo:wrap-option="wrap" fo:background-color="#E2EFDA"/>
      <style:text-properties fo:color="#0563C1" style:text-underline-style="solid" style:text-underline-type="single"/>
      <style:map style:condition="of:is-true-formula([.$C12]=&quot;&quot;)" style:apply-style-name="cf1" style:base-cell-address="Glossary.H12"/>
      <style:map style:condition="of:is-true-formula([.$I12]=&quot;YES&quot;)" style:apply-style-name="cf2" style:base-cell-address="Glossary.H12"/>
      <style:map style:condition="of:is-true-formula([.$I12]=&quot;NO&quot;)" style:apply-style-name="cf3" style:base-cell-address="Glossary.H12"/>
    </style:style>
    <style:style style:name="ce36" style:family="table-cell" style:parent-style-name="_50_0_37__32_-_32_Accent6" style:data-style-name="N0">
      <style:table-cell-properties style:vertical-align="middle" fo:wrap-option="wrap" fo:background-color="#E2EFDA" style:repeat-content="false"/>
      <style:paragraph-properties fo:text-align="center"/>
      <style:text-properties style:font-name="Calibri" style:font-name-asian="Calibri" style:font-name-complex="Calibri" fo:font-size="11pt" style:font-size-asian="11pt" style:font-size-complex="11pt"/>
      <style:map style:condition="of:is-true-formula([.$C15]=&quot;&quot;)" style:apply-style-name="cf1" style:base-cell-address="Glossary.G15"/>
      <style:map style:condition="of:is-true-formula([.$I15]=&quot;YES&quot;)" style:apply-style-name="cf2" style:base-cell-address="Glossary.I15"/>
      <style:map style:condition="of:is-true-formula([.$I15]=&quot;NO&quot;)" style:apply-style-name="cf3" style:base-cell-address="Glossary.I15"/>
    </style:style>
    <style:style style:name="ce37" style:family="table-cell" style:parent-style-name="_50_0_37__32_-_32_Accent6" style:data-style-name="N0">
      <style:table-cell-properties style:vertical-align="middle" fo:wrap-option="wrap" fo:background-color="#E2EFDA" style:repeat-content="false"/>
      <style:paragraph-properties fo:text-align="center"/>
      <style:text-properties style:font-name="Calibri" style:font-name-asian="Calibri" style:font-name-complex="Calibri" fo:font-size="11pt" style:font-size-asian="11pt" style:font-size-complex="11pt"/>
      <style:map style:condition="of:is-true-formula([.$C13]=&quot;&quot;)" style:apply-style-name="cf1" style:base-cell-address="Glossary.I13"/>
      <style:map style:condition="of:is-true-formula([.$I13]=&quot;YES&quot;)" style:apply-style-name="cf2" style:base-cell-address="Glossary.I13"/>
      <style:map style:condition="of:is-true-formula([.$I13]=&quot;NO&quot;)" style:apply-style-name="cf3" style:base-cell-address="Glossary.I13"/>
    </style:style>
    <style:style style:name="ce38" style:family="table-cell" style:parent-style-name="Default" style:data-style-name="N0">
      <style:table-cell-properties style:vertical-align="middle" fo:wrap-option="wrap" style:repeat-content="false"/>
      <style:paragraph-properties fo:text-align="center"/>
      <style:map style:condition="of:is-true-formula([.$I19]=&quot;YES&quot;)" style:apply-style-name="cf2" style:base-cell-address="Glossary.B19"/>
      <style:map style:condition="of:is-true-formula([.$I22]=&quot;NO&quot;)" style:apply-style-name="cf3" style:base-cell-address="Glossary.I22"/>
    </style:style>
    <style:style style:name="ce39" style:family="table-cell" style:parent-style-name="Default" style:data-style-name="N0">
      <style:table-cell-properties style:vertical-align="middle" fo:wrap-option="wrap"/>
      <style:map style:condition="of:is-true-formula([.$I19]=&quot;YES&quot;)" style:apply-style-name="cf2" style:base-cell-address="Glossary.B19"/>
      <style:map style:condition="of:is-true-formula([.$I22]=&quot;NO&quot;)" style:apply-style-name="cf3" style:base-cell-address="Glossary.B22"/>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Metadata" table:style-name="ta1">
        <table:table-column table:style-name="co1" table:default-cell-style-name="ce3"/>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float" office:value="1" table:style-name="ce2">
            <text:p>1</text:p>
          </table:table-cell>
          <table:table-cell office:value-type="float" office:value="2" table:formula="of:=[.A1]+1" table:style-name="ce2">
            <text:p>2</text:p>
          </table:table-cell>
          <table:table-cell office:value-type="float" office:value="3" table:formula="of:=[.B1]+1" table:style-name="ce2">
            <text:p>3</text:p>
          </table:table-cell>
          <table:table-cell office:value-type="float" office:value="4" table:formula="of:=[.C1]+1" table:style-name="ce2">
            <text:p>4</text:p>
          </table:table-cell>
          <table:table-cell office:value-type="float" office:value="5" table:formula="of:=[.D1]+1" table:style-name="ce2">
            <text:p>5</text:p>
          </table:table-cell>
          <table:table-cell table:number-columns-repeated="16379" table:style-name="ce2"/>
        </table:table-row>
        <table:table-row table:style-name="ro2">
          <table:table-cell table:number-columns-repeated="16384"/>
        </table:table-row>
        <table:table-row table:style-name="ro3">
          <table:table-cell table:style-name="ce3"/>
          <table:table-cell office:value-type="string" table:style-name="ce4">
            <text:p>Metadatum</text:p>
          </table:table-cell>
          <table:table-cell office:value-type="string" table:style-name="ce4">
            <text:p>Value</text:p>
          </table:table-cell>
          <table:table-cell office:value-type="string" table:style-name="ce4">
            <text:p>Type</text:p>
          </table:table-cell>
          <table:table-cell office:value-type="string" table:style-name="ce4">
            <text:p>Replacement Variable</text:p>
          </table:table-cell>
          <table:table-cell table:number-columns-repeated="16379"/>
        </table:table-row>
        <table:table-row table:style-name="ro2">
          <table:table-cell office:value-type="float" office:value="1" table:style-name="ce3">
            <text:p>1</text:p>
          </table:table-cell>
          <table:table-cell office:value-type="string" table:style-name="ce5">
            <text:p>Project Short Name</text:p>
          </table:table-cell>
          <table:table-cell office:value-type="string" table:style-name="ce1">
            <text:p>RPaM</text:p>
          </table:table-cell>
          <table:table-cell office:value-type="string" table:style-name="ce1">
            <text:p>String</text:p>
          </table:table-cell>
          <table:table-cell office:value-type="string" table:style-name="ce1">
            <text:p>${shortName}</text:p>
          </table:table-cell>
          <table:table-cell table:number-columns-repeated="16379"/>
        </table:table-row>
        <table:table-row table:style-name="ro2">
          <table:table-cell office:value-type="float" office:value="2" table:style-name="ce3">
            <text:p>2</text:p>
          </table:table-cell>
          <table:table-cell office:value-type="string" table:style-name="ce5">
            <text:p>Project Long Name</text:p>
          </table:table-cell>
          <table:table-cell office:value-type="string" table:style-name="ce1">
            <text:p>Representation Powers and Mandates</text:p>
          </table:table-cell>
          <table:table-cell office:value-type="string" table:style-name="ce1">
            <text:p>String</text:p>
          </table:table-cell>
          <table:table-cell office:value-type="string" table:style-name="ce1">
            <text:p>${longName}</text:p>
          </table:table-cell>
          <table:table-cell table:number-columns-repeated="16379"/>
        </table:table-row>
        <table:table-row table:style-name="ro2">
          <table:table-cell office:value-type="float" office:value="3" table:style-name="ce3">
            <text:p>3</text:p>
          </table:table-cell>
          <table:table-cell office:value-type="string" table:style-name="ce5">
            <text:p>Project Version ID</text:p>
          </table:table-cell>
          <table:table-cell office:value-type="string" table:style-name="ce1">
            <text:p>v1.1.0</text:p>
          </table:table-cell>
          <table:table-cell office:value-type="string" table:style-name="ce1">
            <text:p>String</text:p>
          </table:table-cell>
          <table:table-cell office:value-type="string" table:style-name="ce1">
            <text:p>${versionID}</text:p>
          </table:table-cell>
          <table:table-cell table:number-columns-repeated="16379"/>
        </table:table-row>
        <table:table-row table:style-name="ro2">
          <table:table-cell office:value-type="float" office:value="4" table:style-name="ce3">
            <text:p>4</text:p>
          </table:table-cell>
          <table:table-cell office:value-type="string" table:style-name="ce5">
            <text:p>Project Status</text:p>
          </table:table-cell>
          <table:table-cell office:value-type="string" table:style-name="ce1">
            <text:p>On going</text:p>
          </table:table-cell>
          <table:table-cell office:value-type="string" table:style-name="ce1">
            <text:p>String</text:p>
          </table:table-cell>
          <table:table-cell office:value-type="string" table:style-name="ce1">
            <text:p>${projectStatus}</text:p>
          </table:table-cell>
          <table:table-cell table:number-columns-repeated="16379"/>
        </table:table-row>
        <table:table-row table:style-name="ro2">
          <table:table-cell office:value-type="float" office:value="5" table:style-name="ce3">
            <text:p>5</text:p>
          </table:table-cell>
          <table:table-cell office:value-type="string" table:style-name="ce5">
            <text:p>Glossary Title</text:p>
          </table:table-cell>
          <table:table-cell office:value-type="string" table:style-name="ce1">
            <text:p>RPaM Ontology Glossary</text:p>
          </table:table-cell>
          <table:table-cell office:value-type="string" table:style-name="ce1">
            <text:p>String</text:p>
          </table:table-cell>
          <table:table-cell office:value-type="string" table:style-name="ce1">
            <text:p>${glossaryTitle}</text:p>
          </table:table-cell>
          <table:table-cell table:number-columns-repeated="16379"/>
        </table:table-row>
        <table:table-row table:style-name="ro2">
          <table:table-cell office:value-type="float" office:value="6" table:style-name="ce3">
            <text:p>6</text:p>
          </table:table-cell>
          <table:table-cell office:value-type="string" table:style-name="ce5">
            <text:p>Glossary Description line</text:p>
          </table:table-cell>
          <table:table-cell office:value-type="string" table:style-name="ce1">
            <text:p>The following list of concepts have been identified through the analysis of the RPaM Business Domain.</text:p>
          </table:table-cell>
          <table:table-cell office:value-type="string" table:style-name="ce1">
            <text:p>String</text:p>
          </table:table-cell>
          <table:table-cell office:value-type="string" table:style-name="ce1">
            <text:p>${descriptionline}</text:p>
          </table:table-cell>
          <table:table-cell table:number-columns-repeated="16379"/>
        </table:table-row>
        <table:table-row table:style-name="ro2">
          <table:table-cell office:value-type="float" office:value="7" table:style-name="ce3">
            <text:p>7</text:p>
          </table:table-cell>
          <table:table-cell office:value-type="string" table:style-name="ce5">
            <text:p>Glossary Description line</text:p>
          </table:table-cell>
          <table:table-cell office:value-type="string" table:style-name="ce1">
            <text:p>Click on a term to hide/show the definition and related terms.</text:p>
          </table:table-cell>
          <table:table-cell office:value-type="string" table:style-name="ce1">
            <text:p>String</text:p>
          </table:table-cell>
          <table:table-cell office:value-type="string" table:style-name="ce1">
            <text:p>${descriptionline}</text:p>
          </table:table-cell>
          <table:table-cell table:number-columns-repeated="16379"/>
        </table:table-row>
        <table:table-row table:style-name="ro2">
          <table:table-cell office:value-type="float" office:value="8" table:style-name="ce3">
            <text:p>8</text:p>
          </table:table-cell>
          <table:table-cell office:value-type="string" table:style-name="ce5">
            <text:p>Glossary Description line</text:p>
          </table:table-cell>
          <table:table-cell office:value-type="string" table:style-name="ce1">
            <text:p>Each entry of the glossary represents a capital concept of the business domain and the ontology.</text:p>
          </table:table-cell>
          <table:table-cell office:value-type="string" table:style-name="ce1">
            <text:p>String</text:p>
          </table:table-cell>
          <table:table-cell office:value-type="string" table:style-name="ce1">
            <text:p>${descriptionline}</text:p>
          </table:table-cell>
          <table:table-cell table:number-columns-repeated="16379"/>
        </table:table-row>
        <table:table-row table:style-name="ro2">
          <table:table-cell office:value-type="float" office:value="9" table:style-name="ce3">
            <text:p>9</text:p>
          </table:table-cell>
          <table:table-cell office:value-type="string" table:style-name="ce5">
            <text:p>Glossary Description line</text:p>
          </table:table-cell>
          <table:table-cell office:value-type="string" table:style-name="ce1">
            <text:p>For more details on the properties of a concept please visit the conceptual diagrams in the [RPaM GitHub wiki](https://github.com/everis-rpam/RPaM-Ontology/wiki/Conceptual-Model-v1.1).</text:p>
          </table:table-cell>
          <table:table-cell office:value-type="string" table:style-name="ce1">
            <text:p>String</text:p>
          </table:table-cell>
          <table:table-cell office:value-type="string" table:style-name="ce1">
            <text:p>${descriptionline}</text:p>
          </table:table-cell>
          <table:table-cell table:number-columns-repeated="16379"/>
        </table:table-row>
        <table:table-row table:number-rows-repeated="1048564" table:style-name="ro2">
          <table:table-cell table:number-columns-repeated="16384"/>
        </table:table-row>
      </table:table>
      <table:table table:name="Glossary" table:style-name="ta2">
        <table:table-column table:style-name="co7" table:default-cell-style-name="ce8"/>
        <table:table-column table:style-name="co8" table:default-cell-style-name="ce7"/>
        <table:table-column table:style-name="co9" table:default-cell-style-name="ce7"/>
        <table:table-column table:style-name="co10" table:default-cell-style-name="ce7"/>
        <table:table-column table:style-name="co11" table:number-columns-repeated="2" table:default-cell-style-name="ce7"/>
        <table:table-column table:style-name="co12" table:number-columns-repeated="2" table:default-cell-style-name="ce7"/>
        <table:table-column table:style-name="co13" table:default-cell-style-name="ce15"/>
        <table:table-column table:style-name="co13" table:number-columns-repeated="16375" table:default-cell-style-name="ce7"/>
        <table:table-row table:style-name="ro4">
          <table:table-cell office:value-type="float" office:value="1" table:style-name="ce2">
            <text:p>1</text:p>
          </table:table-cell>
          <table:table-cell office:value-type="float" office:value="2" table:style-name="ce6">
            <text:p>2</text:p>
          </table:table-cell>
          <table:table-cell office:value-type="float" office:value="3" table:style-name="ce6">
            <text:p>3</text:p>
          </table:table-cell>
          <table:table-cell office:value-type="float" office:value="4" table:style-name="ce6">
            <text:p>4</text:p>
          </table:table-cell>
          <table:table-cell office:value-type="float" office:value="5" table:formula="of:=[.D1]+1" table:style-name="ce6">
            <text:p>5</text:p>
          </table:table-cell>
          <table:table-cell office:value-type="float" office:value="6" table:formula="of:=[.E1]+1" table:style-name="ce6">
            <text:p>6</text:p>
          </table:table-cell>
          <table:table-cell office:value-type="float" office:value="7" table:formula="of:=[.F1]+1" table:style-name="ce6">
            <text:p>7</text:p>
          </table:table-cell>
          <table:table-cell office:value-type="float" office:value="8" table:formula="of:=[.G1]+1" table:style-name="ce6">
            <text:p>8</text:p>
          </table:table-cell>
          <table:table-cell office:value-type="float" office:value="9" table:formula="of:=[.H1]+1" table:style-name="ce6">
            <text:p>9</text:p>
          </table:table-cell>
          <table:table-cell table:number-columns-repeated="16375"/>
        </table:table-row>
        <table:table-row table:style-name="ro3">
          <table:table-cell table:style-name="ce8"/>
          <table:table-cell office:value-type="string" table:style-name="ce21">
            <office:annotation draw:style-name="a0" svg:x="2.97916666666667in" svg:y="0.0729166666666667in" svg:width="11.8541666666667in" svg:height="10.5104166666667in">
              <dc:creator/>
              <text:p>The main term to take into account when defining the ontology. Other concepts may be related, or depend on it.</text:p>
              <text:p><text:s/>-Juan Carlos Segura Fernández-C</text:p>
            </office:annotation>
            <text:p>Concept</text:p>
          </table:table-cell>
          <table:table-cell office:value-type="string" table:style-name="ce21">
            <office:annotation draw:style-name="a1" svg:x="6.26041666666667in" svg:y="0.875in" svg:width="9.01041666666667in" svg:height="10.9166666666667in">
              <dc:creator/>
              <text:p>The explanation/meaning of the concept taking into account its application context</text:p>
              <text:p><text:s/>-Juan Carlos Segura Fernández-C</text:p>
            </office:annotation>
            <text:p>Definition</text:p>
          </table:table-cell>
          <table:table-cell office:value-type="string" table:style-name="ce21">
            <office:annotation draw:style-name="a2" svg:x="8.13541666666667in" svg:y="0.875in" svg:width="4.57291666666667in" svg:height="10.9166666666667in">
              <dc:creator/>
              <text:p>Extra information related to the concept. Be it the URL of the source, clarifying notes, or the exact citation of the source</text:p>
              <text:p><text:s/>-Juan Carlos Segura Fernández-C</text:p>
            </office:annotation>
            <text:p>Additional information</text:p>
          </table:table-cell>
          <table:table-cell office:value-type="string" table:style-name="ce21">
            <text:p>Examples</text:p>
          </table:table-cell>
          <table:table-cell office:value-type="string" table:style-name="ce21">
            <text:p>Synonyms</text:p>
          </table:table-cell>
          <table:table-cell office:value-type="string" table:style-name="ce21">
            <office:annotation draw:style-name="a3" svg:x="11.7916666666667in" svg:y="0.875in" svg:width="26.5104166666667in" svg:height="10.9166666666667in">
              <dc:creator/>
              <text:p>The information source/site used to provide the definition</text:p>
              <text:p><text:s/>-Juan Carlos Segura Fernández-C</text:p>
            </office:annotation>
            <text:p>Definition Source</text:p>
          </table:table-cell>
          <table:table-cell office:value-type="string" table:style-name="ce21">
            <text:p>Source URL</text:p>
          </table:table-cell>
          <table:table-cell office:value-type="string" table:style-name="ce22">
            <text:p>Entry Type</text:p>
          </table:table-cell>
          <table:table-cell table:number-columns-repeated="16375"/>
        </table:table-row>
        <table:table-row table:style-name="ro3">
          <table:table-cell table:style-name="ce8"/>
          <table:table-cell office:value-type="string" table:style-name="ce23">
            <text:p>Agent</text:p>
          </table:table-cell>
          <table:table-cell office:value-type="string" table:style-name="ce24">
            <text:p>A natural person, a legal person or a system.</text:p>
          </table:table-cell>
          <table:table-cell table:style-name="ce24"/>
          <table:table-cell table:style-name="ce24"/>
          <table:table-cell table:style-name="ce24"/>
          <table:table-cell office:value-type="string" table:style-name="ce24">
            <text:p>RPaM</text:p>
          </table:table-cell>
          <table:table-cell table:style-name="ce24"/>
          <table:table-cell office:value-type="string" table:style-name="ce25">
            <text:p>CLASS</text:p>
          </table:table-cell>
          <table:table-cell table:number-columns-repeated="16375"/>
        </table:table-row>
        <table:table-row table:style-name="ro5">
          <table:table-cell table:style-name="ce8"/>
          <table:table-cell office:value-type="string" table:style-name="ce23">
            <text:p>eAuthentication</text:p>
          </table:table-cell>
          <table:table-cell office:value-type="string" table:style-name="ce24">
            <text:p>An electronic process that enables the electronic identification of a natural or legal person, or the origin and integrity of data in electronic form to be confirmed.</text:p>
          </table:table-cell>
          <table:table-cell office:value-type="string" table:style-name="ce24">
            <text:p>See Article 3, <text:s/>Definitions, of the eIDAS Regulation.</text:p>
          </table:table-cell>
          <table:table-cell table:style-name="ce24"/>
          <table:table-cell table:style-name="ce24"/>
          <table:table-cell office:value-type="string" table:style-name="ce24">
            <text:p>eIDAS Regulation</text:p>
          </table:table-cell>
          <table:table-cell office:value-type="string" table:style-name="ce26">
            <text:p><text:a xlink:href="https://eur-lex.europa.eu/legal-content/EN/TXT/PDF/?uri=CELEX:32014R0910">https://eur-lex.europa.eu/legal-content/EN/TXT/PDF/?uri=CELEX:32014R0910</text:a></text:p>
          </table:table-cell>
          <table:table-cell office:value-type="string" table:style-name="ce27">
            <text:p>CLASS</text:p>
          </table:table-cell>
          <table:table-cell table:number-columns-repeated="16375"/>
        </table:table-row>
        <table:table-row table:style-name="ro6">
          <table:table-cell table:style-name="ce8"/>
          <table:table-cell office:value-type="string" table:style-name="ce23">
            <text:p>eAuthorisation</text:p>
          </table:table-cell>
          <table:table-cell office:value-type="string" table:style-name="ce24">
            <text:p>An electronic process that enables an agent to access and use a system after checking that the agent, or the one represented by the agent, has the right to use it.<text:s/></text:p>
          </table:table-cell>
          <table:table-cell office:value-type="string" table:style-name="ce24">
            <text:p>eAuthorisation occurs after previous eIdentification and eAuthentication in that system. Agents that are authorised can be natural persons or systems. Agents that act on behalf of a natural or legal persons may need a mandate.</text:p>
          </table:table-cell>
          <table:table-cell table:style-name="ce24"/>
          <table:table-cell table:style-name="ce24"/>
          <table:table-cell office:value-type="string" table:style-name="ce24">
            <text:p>RPaM</text:p>
          </table:table-cell>
          <table:table-cell office:value-type="string" table:style-name="ce26">
            <text:p><text:a xlink:href="https://github.com/everis-rpam/RPaM-Ontology/wiki/">https://github.com/everis-rpam/RPaM-Ontology/wiki/</text:a></text:p>
          </table:table-cell>
          <table:table-cell office:value-type="string" table:style-name="ce27">
            <text:p>CLASS</text:p>
          </table:table-cell>
          <table:table-cell table:number-columns-repeated="16375"/>
        </table:table-row>
        <table:table-row table:style-name="ro7">
          <table:table-cell table:style-name="ce8"/>
          <table:table-cell office:value-type="string" table:style-name="ce23">
            <text:p>eAuthorisation criterion</text:p>
          </table:table-cell>
          <table:table-cell office:value-type="string" table:style-name="ce24">
            <text:p>A condition that needs to be answered to evaluate whether a user has the right to use a system.</text:p>
          </table:table-cell>
          <table:table-cell office:value-type="string" table:style-name="ce24">
            <text:p>In the context of RPaM, eAuthorisation Criteria may contain a tuple composed of an Information Requirement and a Constraint used to evaluate the right of a mandatee to use a Service.<text:s/></text:p>
            <text:p>Both the Information Requirement and the Constraint are optional elements.<text:s/></text:p>
            <text:p>The answer to the criterion is normally expected from an authority, e.g. an offiicial Mandate Registry or Management System.</text:p>
          </table:table-cell>
          <table:table-cell table:style-name="ce24"/>
          <table:table-cell table:style-name="ce24"/>
          <table:table-cell office:value-type="string" table:style-name="ce24">
            <text:p>Adapted from the definition of the Criterion by the Core Criterion and Evidence Vocabulary</text:p>
          </table:table-cell>
          <table:table-cell office:value-type="string" table:style-name="ce26">
            <text:p><text:a xlink:href="https://github.com/everis-rpam/RPaM-Ontology/wiki/The-use-of-the-CCEV-in-RPaM">https://github.com/everis-rpam/RPaM-Ontology/wiki/The-use-of-the-CCEV-in-RPaM</text:a></text:p>
          </table:table-cell>
          <table:table-cell office:value-type="string" table:style-name="ce27">
            <text:p>CLASS</text:p>
          </table:table-cell>
          <table:table-cell table:number-columns-repeated="16375"/>
        </table:table-row>
        <table:table-row table:style-name="ro6">
          <table:table-cell table:style-name="ce8"/>
          <table:table-cell office:value-type="string" table:style-name="ce23">
            <text:p>eBusiness document</text:p>
          </table:table-cell>
          <table:table-cell office:value-type="string" table:style-name="ce24">
            <text:p>A set of interrelated information representing the facts, data, or opinions, in any medium or form, including textual, numerical, graphic, cartographic, narrative, or audio-visual forms that the capability exchanges with other capabilities to support the execution of value streams.</text:p>
          </table:table-cell>
          <table:table-cell table:style-name="ce24"/>
          <table:table-cell table:style-name="ce24"/>
          <table:table-cell table:style-name="ce24"/>
          <table:table-cell office:value-type="string" table:style-name="ce24">
            <text:p>ISA2 (SEMIC internal definition)</text:p>
          </table:table-cell>
          <table:table-cell table:style-name="ce24"/>
          <table:table-cell office:value-type="string" table:style-name="ce27">
            <text:p>CLASS</text:p>
          </table:table-cell>
          <table:table-cell table:number-columns-repeated="16375"/>
        </table:table-row>
        <table:table-row table:style-name="ro8">
          <table:table-cell table:style-name="ce8"/>
          <table:table-cell office:value-type="string" table:style-name="ce23">
            <text:p>eIdentification</text:p>
          </table:table-cell>
          <table:table-cell office:value-type="string" table:style-name="ce24">
            <text:p>Electronic identification means the process of using person identification data in electronic form uniquely representing either a natural or legal person, or a natural person representing a legal person.</text:p>
          </table:table-cell>
          <table:table-cell office:value-type="string" table:style-name="ce24">
            <text:p>See Article 3, <text:s/>Definitions, of the eIDAS Regulation.</text:p>
          </table:table-cell>
          <table:table-cell table:style-name="ce24"/>
          <table:table-cell table:style-name="ce24"/>
          <table:table-cell office:value-type="string" table:style-name="ce24">
            <text:p>eIDAS Regulation</text:p>
          </table:table-cell>
          <table:table-cell office:value-type="string" table:style-name="ce26">
            <text:p><text:a xlink:href="https://eur-lex.europa.eu/legal-content/EN/TXT/PDF/?uri=CELEX:32014R0910">https://eur-lex.europa.eu/legal-content/EN/TXT/PDF/?uri=CELEX:32014R0910</text:a></text:p>
          </table:table-cell>
          <table:table-cell office:value-type="string" table:style-name="ce27">
            <text:p>CLASS</text:p>
          </table:table-cell>
          <table:table-cell table:number-columns-repeated="16375"/>
        </table:table-row>
        <table:table-row table:style-name="ro9">
          <table:table-cell table:style-name="ce8"/>
          <table:table-cell office:value-type="string" table:style-name="ce23">
            <text:p>eSignature</text:p>
          </table:table-cell>
          <table:table-cell office:value-type="string" table:style-name="ce24">
            <text:p>Data in electronic form which is attached to or logically associated with other data in electronic form and which is used by the signatory to sign.</text:p>
          </table:table-cell>
          <table:table-cell office:value-type="string" table:style-name="ce24">
            <text:p>See Article 3, <text:s/>Definitions, of the eIDAS Regulation.</text:p>
          </table:table-cell>
          <table:table-cell table:style-name="ce24"/>
          <table:table-cell table:style-name="ce24"/>
          <table:table-cell office:value-type="string" table:style-name="ce24">
            <text:p>eIDAS Regulation</text:p>
          </table:table-cell>
          <table:table-cell office:value-type="string" table:style-name="ce26">
            <text:p><text:a xlink:href="https://eur-lex.europa.eu/legal-content/EN/TXT/PDF/?uri=CELEX:32014R0910">https://eur-lex.europa.eu/legal-content/EN/TXT/PDF/?uri=CELEX:32014R0910</text:a></text:p>
          </table:table-cell>
          <table:table-cell office:value-type="string" table:style-name="ce27">
            <text:p>CLASS</text:p>
          </table:table-cell>
          <table:table-cell table:number-columns-repeated="16375"/>
        </table:table-row>
        <table:table-row table:style-name="ro10">
          <table:table-cell table:style-name="ce8"/>
          <table:table-cell office:value-type="string" table:style-name="ce23">
            <text:p>Legal person</text:p>
          </table:table-cell>
          <table:table-cell office:value-type="string" table:style-name="ce24">
            <text:p>A body of persons or an entity (as a corporation) considered as having many of the rights and responsibilities of a natural person.</text:p>
          </table:table-cell>
          <table:table-cell table:style-name="ce24"/>
          <table:table-cell table:style-name="ce24"/>
          <table:table-cell table:style-name="ce24"/>
          <table:table-cell office:value-type="string" table:style-name="ce24">
            <text:p>Merriam-Webster</text:p>
          </table:table-cell>
          <table:table-cell office:value-type="string" table:style-name="ce26">
            <text:p><text:a xlink:href="https://www.merriam-webster.com/legal/natural%20person">https://www.merriam-webster.com/legal/natural%20person</text:a></text:p>
          </table:table-cell>
          <table:table-cell office:value-type="string" table:style-name="ce27">
            <text:p>CLASS</text:p>
          </table:table-cell>
          <table:table-cell table:number-columns-repeated="16375"/>
        </table:table-row>
        <table:table-row table:style-name="ro11">
          <table:table-cell table:style-name="ce8"/>
          <table:table-cell office:value-type="string" table:style-name="ce23">
            <text:p>Mandate</text:p>
          </table:table-cell>
          <table:table-cell office:value-type="string" table:style-name="ce24">
            <text:p>Record that describes the terms under which a mandator grants a representation power to a mandatee.</text:p>
          </table:table-cell>
          <table:table-cell office:value-type="string" table:style-name="ce24">
            <text:p>Mandates are registered in Mandate Management Systems (e.g. authoritative Mandate Registries). When the creation and registration of the mandate is not performed by the represented person his or her explicit consent is required. The consent of the mandatee is also frequently required. Special situations where the represented person does not consent may occur, too, e.g. when the person is incapacitated and the mandate is created by a intermediary agent.</text:p>
          </table:table-cell>
          <table:table-cell table:style-name="ce24"/>
          <table:table-cell table:style-name="ce24"/>
          <table:table-cell office:value-type="string" table:style-name="ce24">
            <text:p>REA, <text:s/>Registro Electrónico de Apoderamientos, Spain</text:p>
          </table:table-cell>
          <table:table-cell office:value-type="string" table:style-name="ce26">
            <text:p><text:a xlink:href="https://github.com/everis-rpam/RPaM-Ontology/issues/13">https://github.com/everis-rpam/RPaM-Ontology/issues/13</text:a></text:p>
          </table:table-cell>
          <table:table-cell office:value-type="string" table:style-name="ce27">
            <text:p>CLASS</text:p>
          </table:table-cell>
          <table:table-cell table:number-columns-repeated="16375" table:style-name="ce1"/>
        </table:table-row>
        <table:table-row table:style-name="ro5">
          <table:table-cell table:style-name="ce8"/>
          <table:table-cell office:value-type="string" table:style-name="ce23">
            <text:p>Mandate Request</text:p>
          </table:table-cell>
          <table:table-cell office:value-type="string" table:style-name="ce24">
            <text:p>An eBusiness Document used by the Service Provider to ask for one or more mandates aimed to authorise a user that is trying to use its Service(s).</text:p>
          </table:table-cell>
          <table:table-cell office:value-type="string" table:style-name="ce24">
            <text:p>The Mandate Request specifies mainly the data that will be needed to find one or more mandates with the information needed to authorise the access of the user.</text:p>
          </table:table-cell>
          <table:table-cell table:style-name="ce24"/>
          <table:table-cell table:style-name="ce24"/>
          <table:table-cell office:value-type="string" table:style-name="ce24">
            <text:p>RPaM</text:p>
          </table:table-cell>
          <table:table-cell office:value-type="string" table:style-name="ce35">
            <text:p><text:a xlink:href="https://github.com/everis-rpam/RPaM-Ontology/wiki/">https://github.com/everis-rpam/RPaM-Ontology/wiki/</text:a></text:p>
          </table:table-cell>
          <table:table-cell office:value-type="string" table:style-name="ce27">
            <text:p>CLASS</text:p>
          </table:table-cell>
          <table:table-cell table:number-columns-repeated="16375" table:style-name="ce1"/>
        </table:table-row>
        <table:table-row table:style-name="ro5">
          <table:table-cell table:style-name="ce8"/>
          <table:table-cell office:value-type="string" table:style-name="ce23">
            <text:p>Mandate Response</text:p>
          </table:table-cell>
          <table:table-cell office:value-type="string" table:style-name="ce24">
            <text:p>An eBusiness Document used by the Mandate Management System as an answer to a Mandate Request.</text:p>
          </table:table-cell>
          <table:table-cell office:value-type="string" table:style-name="ce24">
            <text:p>The Mandate Response contains the mandate(s) and optional additional information necessary to authorise a user in a relying service provider system.</text:p>
          </table:table-cell>
          <table:table-cell table:style-name="ce24"/>
          <table:table-cell table:style-name="ce24"/>
          <table:table-cell office:value-type="string" table:style-name="ce32">
            <text:p>RPaM</text:p>
          </table:table-cell>
          <table:table-cell office:value-type="string" table:style-name="ce35">
            <text:p>https://github.com/everis-rpam/RPaM-Ontology/wiki/</text:p>
          </table:table-cell>
          <table:table-cell office:value-type="string" table:style-name="ce37">
            <text:p>CLASS</text:p>
          </table:table-cell>
          <table:table-cell table:number-columns-repeated="16375" table:style-name="ce1"/>
        </table:table-row>
        <table:table-row table:style-name="ro12">
          <table:table-cell table:style-name="ce8"/>
          <table:table-cell office:value-type="string" table:style-name="ce23">
            <text:p>Mandatee</text:p>
          </table:table-cell>
          <table:table-cell office:value-type="string" table:style-name="ce24">
            <text:p>An agent that can act on behalf of another agent using a mandate.</text:p>
          </table:table-cell>
          <table:table-cell table:style-name="ce24"/>
          <table:table-cell table:style-name="ce24"/>
          <table:table-cell table:style-name="ce24"/>
          <table:table-cell office:value-type="string" table:style-name="ce24">
            <text:p>RPaM</text:p>
          </table:table-cell>
          <table:table-cell office:value-type="string" table:style-name="ce35">
            <text:p>https://github.com/everis-rpam/RPaM-Ontology/wiki/</text:p>
          </table:table-cell>
          <table:table-cell office:value-type="string" table:style-name="ce27">
            <text:p>CLASS</text:p>
          </table:table-cell>
          <table:table-cell table:number-columns-repeated="16375" table:style-name="ce1"/>
        </table:table-row>
        <table:table-row table:style-name="ro10">
          <table:table-cell table:style-name="ce8"/>
          <table:table-cell office:value-type="string" table:style-name="ce28">
            <text:p>Mandate Management System</text:p>
          </table:table-cell>
          <table:table-cell office:value-type="string" table:style-name="ce29">
            <text:p>A repository of mandates that are accessible by electronic means.</text:p>
          </table:table-cell>
          <table:table-cell office:value-type="string" table:style-name="ce29">
            <text:p>In the context of RPaM these are normally authoritative registries. Hence, in RPaM, they are <text:s/>also called "eMandate Registries".</text:p>
          </table:table-cell>
          <table:table-cell table:style-name="ce29"/>
          <table:table-cell table:style-name="ce29"/>
          <table:table-cell office:value-type="string" table:style-name="ce29">
            <text:p>RPaM</text:p>
          </table:table-cell>
          <table:table-cell office:value-type="string" table:style-name="ce35">
            <text:p>https://github.com/everis-rpam/RPaM-Ontology/wiki/</text:p>
          </table:table-cell>
          <table:table-cell office:value-type="string" table:style-name="ce36">
            <text:p>CLASS</text:p>
          </table:table-cell>
          <table:table-cell table:number-columns-repeated="16375" table:style-name="ce1"/>
        </table:table-row>
        <table:table-row table:style-name="ro12">
          <table:table-cell table:style-name="ce8"/>
          <table:table-cell office:value-type="string" table:style-name="ce31">
            <text:p>Mandator</text:p>
          </table:table-cell>
          <table:table-cell office:value-type="string" table:style-name="ce30">
            <text:p>An agent that grants one or more powers to another agent via a mandate.</text:p>
          </table:table-cell>
          <table:table-cell table:style-name="ce24"/>
          <table:table-cell table:style-name="ce30"/>
          <table:table-cell table:style-name="ce30"/>
          <table:table-cell office:value-type="string" table:style-name="ce24">
            <text:p>RPaM</text:p>
          </table:table-cell>
          <table:table-cell office:value-type="string" table:style-name="ce35">
            <text:p>https://github.com/everis-rpam/RPaM-Ontology/wiki/</text:p>
          </table:table-cell>
          <table:table-cell office:value-type="string" table:style-name="ce36">
            <text:p>CLASS</text:p>
          </table:table-cell>
          <table:table-cell table:number-columns-repeated="16375" table:style-name="ce1"/>
        </table:table-row>
        <table:table-row table:style-name="ro12">
          <table:table-cell table:style-name="ce8"/>
          <table:table-cell office:value-type="string" table:style-name="ce31">
            <text:p>Natural person</text:p>
          </table:table-cell>
          <table:table-cell office:value-type="string" table:style-name="ce30">
            <text:p>A human being as distinguished from a person (as a corporation) created by operation of law.</text:p>
          </table:table-cell>
          <table:table-cell table:style-name="ce24"/>
          <table:table-cell table:style-name="ce30"/>
          <table:table-cell table:style-name="ce30"/>
          <table:table-cell office:value-type="string" table:style-name="ce24">
            <text:p>RPaM</text:p>
          </table:table-cell>
          <table:table-cell office:value-type="string" table:style-name="ce35">
            <text:p>https://github.com/everis-rpam/RPaM-Ontology/wiki/</text:p>
          </table:table-cell>
          <table:table-cell office:value-type="string" table:style-name="ce36">
            <text:p>CLASS</text:p>
          </table:table-cell>
          <table:table-cell table:number-columns-repeated="16375" table:style-name="ce1"/>
        </table:table-row>
        <table:table-row table:style-name="ro10">
          <table:table-cell table:style-name="ce8"/>
          <table:table-cell office:value-type="string" table:style-name="ce28">
            <text:p>Person</text:p>
          </table:table-cell>
          <table:table-cell office:value-type="string" table:style-name="ce29">
            <text:p>A natural and/or legal person.</text:p>
          </table:table-cell>
          <table:table-cell office:value-type="string" table:style-name="ce29">
            <text:p>In the context of RPaM, the term "person" is used to refer to any type of person, i.e. natural or legal person.</text:p>
          </table:table-cell>
          <table:table-cell table:style-name="ce29"/>
          <table:table-cell table:style-name="ce29"/>
          <table:table-cell office:value-type="string" table:style-name="ce34">
            <text:p>RPaM</text:p>
          </table:table-cell>
          <table:table-cell office:value-type="string" table:style-name="ce35">
            <text:p>https://github.com/everis-rpam/RPaM-Ontology/wiki/</text:p>
          </table:table-cell>
          <table:table-cell office:value-type="string" table:style-name="ce36">
            <text:p>CLASS</text:p>
          </table:table-cell>
          <table:table-cell table:number-columns-repeated="16375" table:style-name="ce1"/>
        </table:table-row>
        <table:table-row table:style-name="ro10">
          <table:table-cell table:style-name="ce8"/>
          <table:table-cell office:value-type="string" table:style-name="ce28">
            <text:p>Power</text:p>
          </table:table-cell>
          <table:table-cell office:value-type="string" table:style-name="ce29">
            <text:p>The capacity to act.</text:p>
          </table:table-cell>
          <table:table-cell office:value-type="string" table:style-name="ce29">
            <text:p>This refers normally to the power of the person that "owns" the power, which in the context of RPaM this is the "represented person".</text:p>
          </table:table-cell>
          <table:table-cell table:style-name="ce29"/>
          <table:table-cell table:style-name="ce29"/>
          <table:table-cell office:value-type="string" table:style-name="ce33">
            <text:p>RPaM</text:p>
          </table:table-cell>
          <table:table-cell office:value-type="string" table:style-name="ce35">
            <text:p>https://github.com/everis-rpam/RPaM-Ontology/wiki/</text:p>
          </table:table-cell>
          <table:table-cell office:value-type="string" table:style-name="ce36">
            <text:p>CLASS</text:p>
          </table:table-cell>
          <table:table-cell table:number-columns-repeated="16375" table:style-name="ce1"/>
        </table:table-row>
        <table:table-row table:style-name="ro13">
          <table:table-cell table:style-name="ce8"/>
          <table:table-cell office:value-type="string" table:style-name="ce28">
            <text:p>Representation power</text:p>
          </table:table-cell>
          <table:table-cell office:value-type="string" table:style-name="ce29">
            <text:p>The capacity to act on behalf of a person.</text:p>
          </table:table-cell>
          <table:table-cell table:style-name="ce29"/>
          <table:table-cell table:style-name="ce29"/>
          <table:table-cell table:style-name="ce29"/>
          <table:table-cell office:value-type="string" table:style-name="ce33">
            <text:p>RPaM</text:p>
          </table:table-cell>
          <table:table-cell office:value-type="string" table:style-name="ce35">
            <text:p>https://github.com/everis-rpam/RPaM-Ontology/wiki/</text:p>
          </table:table-cell>
          <table:table-cell office:value-type="string" table:style-name="ce36">
            <text:p>CLASS</text:p>
          </table:table-cell>
          <table:table-cell table:number-columns-repeated="16375" table:style-name="ce1"/>
        </table:table-row>
        <table:table-row table:style-name="ro8">
          <table:table-cell table:style-name="ce8"/>
          <table:table-cell office:value-type="string" table:style-name="ce28">
            <text:p>Service Provider</text:p>
          </table:table-cell>
          <table:table-cell office:value-type="string" table:style-name="ce29">
            <text:p>An organisation, public or private, that provides an online service.</text:p>
          </table:table-cell>
          <table:table-cell office:value-type="string" table:style-name="ce29">
            <text:p>In the context of RPaM these are normally public administrations online that rely on the information contained in a mandate issued by an authoritative <text:s/>Mandate Management System.</text:p>
          </table:table-cell>
          <table:table-cell table:style-name="ce29"/>
          <table:table-cell table:style-name="ce29"/>
          <table:table-cell office:value-type="string" table:style-name="ce29">
            <text:p>RPaM</text:p>
          </table:table-cell>
          <table:table-cell office:value-type="string" table:style-name="ce35">
            <text:p>https://github.com/everis-rpam/RPaM-Ontology/wiki/</text:p>
          </table:table-cell>
          <table:table-cell office:value-type="string" table:style-name="ce36">
            <text:p>CLASS</text:p>
          </table:table-cell>
          <table:table-cell table:number-columns-repeated="16375" table:style-name="ce1"/>
        </table:table-row>
        <table:table-row table:number-rows-repeated="13" table:style-name="ro2">
          <table:table-cell table:style-name="ce8"/>
          <table:table-cell table:style-name="ce39"/>
          <table:table-cell table:style-name="ce39"/>
          <table:table-cell table:style-name="ce39"/>
          <table:table-cell table:style-name="ce39"/>
          <table:table-cell table:style-name="ce39"/>
          <table:table-cell table:style-name="ce39"/>
          <table:table-cell table:style-name="ce39"/>
          <table:table-cell table:style-name="ce38"/>
          <table:table-cell table:number-columns-repeated="16375" table:style-name="ce1"/>
        </table:table-row>
        <table:table-row table:number-rows-repeated="11" table:style-name="ro2">
          <table:table-cell table:style-name="ce8"/>
          <table:table-cell table:style-name="ce39"/>
          <table:table-cell table:style-name="ce39"/>
          <table:table-cell table:style-name="ce39"/>
          <table:table-cell table:style-name="ce39"/>
          <table:table-cell table:style-name="ce39"/>
          <table:table-cell table:style-name="ce39"/>
          <table:table-cell table:style-name="ce39"/>
          <table:table-cell table:style-name="ce38"/>
          <table:table-cell table:number-columns-repeated="16375"/>
        </table:table-row>
        <table:table-row table:number-rows-repeated="1048531" table:style-name="ro4">
          <table:table-cell table:number-columns-repeated="16384"/>
        </table:table-row>
      </table:table>
      <table:table table:name="Rename" table:style-name="ta3">
        <table:table-column table:style-name="co14" table:default-cell-style-name="ce8"/>
        <table:table-column table:style-name="co15" table:default-cell-style-name="ce8"/>
        <table:table-column table:style-name="co16" table:default-cell-style-name="ce8"/>
        <table:table-column table:style-name="co17" table:default-cell-style-name="ce8"/>
        <table:table-column table:style-name="co13" table:default-cell-style-name="ce8"/>
        <table:table-column table:style-name="co18" table:default-cell-style-name="ce8"/>
        <table:table-column table:style-name="co13" table:number-columns-repeated="7" table:default-cell-style-name="ce8"/>
        <table:table-column table:style-name="co19" table:default-cell-style-name="ce8"/>
        <table:table-column table:style-name="co13" table:number-columns-repeated="16370" table:default-cell-style-name="ce8"/>
        <table:table-row table:style-name="ro4">
          <table:table-cell table:style-name="ce8"/>
          <table:table-cell office:value-type="string" office:string-value="eIdentification" table:formula="of:=[Glossary.B8]" table:style-name="ce8">
            <text:p>eIdentification</text:p>
          </table:table-cell>
          <table:table-cell office:value-type="float" office:value="8" table:formula="of:=ROW([Glossary.B8])" table:style-name="ce8">
            <text:p>8</text:p>
          </table:table-cell>
          <table:table-cell table:number-columns-repeated="2" table:style-name="ce8"/>
          <table:table-cell table:style-name="ce16"/>
          <table:table-cell table:number-columns-repeated="16378" table:style-name="ce8"/>
        </table:table-row>
        <table:table-row table:style-name="ro4">
          <table:table-cell table:style-name="ce8"/>
          <table:table-cell office:value-type="string" office:string-value="Mandate" table:formula="of:=[Glossary.B11]" table:style-name="ce8">
            <text:p>Mandate</text:p>
          </table:table-cell>
          <table:table-cell office:value-type="float" office:value="11" table:formula="of:=ROW([Glossary.B11])" table:style-name="ce8">
            <text:p>11</text:p>
          </table:table-cell>
          <table:table-cell table:number-columns-repeated="2" table:style-name="ce8"/>
          <table:table-cell table:style-name="ce16"/>
          <table:table-cell table:number-columns-repeated="16378" table:style-name="ce8"/>
        </table:table-row>
        <table:table-row table:style-name="ro4">
          <table:table-cell table:style-name="ce8"/>
          <table:table-cell office:value-type="string" office:string-value="eSignature" table:formula="of:=[Glossary.B9]" table:style-name="ce8">
            <text:p>eSignature</text:p>
          </table:table-cell>
          <table:table-cell office:value-type="float" office:value="9" table:formula="of:=ROW([Glossary.B9])" table:style-name="ce8">
            <text:p>9</text:p>
          </table:table-cell>
          <table:table-cell table:number-columns-repeated="2" table:style-name="ce8"/>
          <table:table-cell table:style-name="ce16"/>
          <table:table-cell table:number-columns-repeated="16378" table:style-name="ce8"/>
        </table:table-row>
        <table:table-row table:style-name="ro4">
          <table:table-cell table:style-name="ce8"/>
          <table:table-cell office:value-type="string" office:string-value="Legal person" table:formula="of:=[Glossary.B10]" table:style-name="ce8">
            <text:p>Legal person</text:p>
          </table:table-cell>
          <table:table-cell office:value-type="float" office:value="10" table:formula="of:=ROW([Glossary.B10])" table:style-name="ce8">
            <text:p>10</text:p>
          </table:table-cell>
          <table:table-cell table:number-columns-repeated="2" table:style-name="ce8"/>
          <table:table-cell table:style-name="ce16"/>
          <table:table-cell table:number-columns-repeated="16378" table:style-name="ce8"/>
        </table:table-row>
        <table:table-row table:style-name="ro4">
          <table:table-cell table:style-name="ce8"/>
          <table:table-cell office:value-type="string" office:string-value="Mandatee" table:formula="of:=[Glossary.B14]" table:style-name="ce8">
            <text:p>Mandatee</text:p>
          </table:table-cell>
          <table:table-cell office:value-type="float" office:value="14" table:formula="of:=ROW([Glossary.B14])" table:style-name="ce8">
            <text:p>14</text:p>
          </table:table-cell>
          <table:table-cell table:number-columns-repeated="2" table:style-name="ce8"/>
          <table:table-cell table:style-name="ce16"/>
          <table:table-cell table:number-columns-repeated="16378" table:style-name="ce8"/>
        </table:table-row>
        <table:table-row table:style-name="ro4">
          <table:table-cell office:value-type="string" table:style-name="ce17">
            <text:p><text:a xlink:href="https://docs.google.com/spreadsheets/d/1zw9aR8GDIDUiTDtSznMxDlZQEAGb8uNzib9KBZLf5yE/edit#gid=0&amp;range=A3:W7">https://docs.google.com/spreadsheets/d/1zw9aR8GDIDUiTDtSznMxDlZQEAGb8uNzib9KBZLf5yE/edit#gid=0&amp;range=A3:W7</text:a></text:p>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2" table:style-name="ce8"/>
          <table:table-cell table:style-name="ce16"/>
          <table:table-cell table:number-columns-repeated="16378" table:style-name="ce8"/>
        </table:table-row>
        <table:table-row table:style-name="ro4">
          <table:table-cell office:value-type="string" table:style-name="ce17">
            <text:p><text:a xlink:href="https://docs.google.com/spreadsheets/d/1zw9aR8GDIDUiTDtSznMxDlZQEAGb8uNzib9KBZLf5yE/edit#gid=0&amp;range=A8:W10">https://docs.google.com/spreadsheets/d/1zw9aR8GDIDUiTDtSznMxDlZQEAGb8uNzib9KBZLf5yE/edit#gid=0&amp;range=A8:W10</text:a></text:p>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office:string-value="" table:formula="of:=IFERROR(__xludf.DUMMYFUNCTION(&quot;ArrayFormula(QUERY(B1:C1004,&quot;&quot;select B, max(C) group by B order by B&quot;&quot;,0))&quot;);&quot;&quot;)" table:style-name="ce18"/>
          <table:table-cell office:value-type="string" table:style-name="ce8">
            <text:p>max<text:s/></text:p>
          </table:table-cell>
          <table:table-cell office:value-type="string" office:string-value="" table:formula="of:=IFERROR(__xludf.DUMMYFUNCTION(&quot;ArrayFormula(QUERY(B1:C1004,&quot;&quot;select B, min(C) group by B order by B&quot;&quot;,0))&quot;);&quot;&quot;)" table:style-name="ce19"/>
          <table:table-cell office:value-type="string" table:style-name="ce8">
            <text:p>min<text:s/></text:p>
          </table:table-cell>
          <table:table-cell table:number-columns-repeated="16377" table:style-name="ce8"/>
        </table:table-row>
        <table:table-row table:style-name="ro4">
          <table:table-cell table:style-name="ce8"/>
          <table:table-cell office:value-type="float" office:value="0" table:formula="of:=[Glossary.#REF!]" table:style-name="ce8">
            <text:p>#REF!</text:p>
          </table:table-cell>
          <table:table-cell office:value-type="float" office:value="0" table:formula="of:=ROW([Glossary.#REF!])" table:style-name="ce8">
            <text:p>#REF!</text:p>
          </table:table-cell>
          <table:table-cell table:style-name="ce8"/>
          <table:table-cell office:value-type="float" office:value="700" table:style-name="ce8">
            <text:p>700</text:p>
          </table:table-cell>
          <table:table-cell table:style-name="ce8"/>
          <table:table-cell office:value-type="float" office:value="696" table:style-name="ce8">
            <text:p>696</text:p>
          </table:table-cell>
          <table:table-cell office:value-type="float" office:value="0" table:formula="of:=CONCAT(CONCAT(&quot;https://docs.google.com/spreadsheets/d/1zw9aR8GDIDUiTDtSznMxDlZQEAGb8uNzib9KBZLf5yE/edit#gid=0&amp;range=A&quot;;[.G8]);CONCAT(&quot;:X&quot;;[.E8]))" table:style-name="ce20">
            <text:p>#NAME?</text:p>
          </table:table-cell>
          <table:table-cell table:number-columns-repeated="16376"/>
        </table:table-row>
        <table:table-row table:style-name="ro4">
          <table:table-cell table:style-name="ce8"/>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Abnormally low tenders</text:p>
          </table:table-cell>
          <table:table-cell office:value-type="float" office:value="7" table:style-name="ce8">
            <text:p>7</text:p>
          </table:table-cell>
          <table:table-cell office:value-type="string" table:style-name="ce8">
            <text:p>Abnormally low tenders</text:p>
          </table:table-cell>
          <table:table-cell office:value-type="float" office:value="3" table:style-name="ce8">
            <text:p>3</text:p>
          </table:table-cell>
          <table:table-cell office:value-type="float" office:value="0" table:formula="of:=CONCAT(CONCAT(&quot;https://docs.google.com/spreadsheets/d/1zw9aR8GDIDUiTDtSznMxDlZQEAGb8uNzib9KBZLf5yE/edit#gid=0&amp;range=A&quot;;[.G9]);CONCAT(&quot;:X&quot;;[.E9]))" table:style-name="ce20">
            <text:p>#NAME?</text:p>
          </table:table-cell>
          <table:table-cell table:number-columns-repeated="16376"/>
        </table:table-row>
        <table:table-row table:style-name="ro4">
          <table:table-cell table:style-name="ce8"/>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Accelerated Procedure</text:p>
          </table:table-cell>
          <table:table-cell office:value-type="float" office:value="11" table:style-name="ce8">
            <text:p>11</text:p>
          </table:table-cell>
          <table:table-cell office:value-type="string" table:style-name="ce8">
            <text:p>Accelerated Procedure</text:p>
          </table:table-cell>
          <table:table-cell office:value-type="float" office:value="8" table:style-name="ce8">
            <text:p>8</text:p>
          </table:table-cell>
          <table:table-cell office:value-type="float" office:value="0" table:formula="of:=CONCAT(CONCAT(&quot;https://docs.google.com/spreadsheets/d/1zw9aR8GDIDUiTDtSznMxDlZQEAGb8uNzib9KBZLf5yE/edit#gid=0&amp;range=A&quot;;[.G10]);CONCAT(&quot;:X&quot;;[.E10]))" table:style-name="ce20">
            <text:p>#NAME?</text:p>
          </table:table-cell>
          <table:table-cell table:number-columns-repeated="16376"/>
        </table:table-row>
        <table:table-row table:style-name="ro4">
          <table:table-cell table:style-name="ce8"/>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Accelerated Procedure Justification</text:p>
          </table:table-cell>
          <table:table-cell office:value-type="float" office:value="14" table:style-name="ce8">
            <text:p>14</text:p>
          </table:table-cell>
          <table:table-cell office:value-type="string" table:style-name="ce8">
            <text:p>Accelerated Procedure Justification</text:p>
          </table:table-cell>
          <table:table-cell office:value-type="float" office:value="12" table:style-name="ce8">
            <text:p>12</text:p>
          </table:table-cell>
          <table:table-cell office:value-type="float" office:value="0" table:formula="of:=CONCAT(CONCAT(&quot;https://docs.google.com/spreadsheets/d/1zw9aR8GDIDUiTDtSznMxDlZQEAGb8uNzib9KBZLf5yE/edit#gid=0&amp;range=A&quot;;[.G11]);CONCAT(&quot;:X&quot;;[.E11]))" table:style-name="ce20">
            <text:p>#NAME?</text:p>
          </table:table-cell>
          <table:table-cell table:number-columns-repeated="16376"/>
        </table:table-row>
        <table:table-row table:style-name="ro4">
          <table:table-cell table:style-name="ce8"/>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Acces Tool</text:p>
          </table:table-cell>
          <table:table-cell office:value-type="float" office:value="16" table:style-name="ce8">
            <text:p>16</text:p>
          </table:table-cell>
          <table:table-cell office:value-type="string" table:style-name="ce8">
            <text:p>Acces Tool</text:p>
          </table:table-cell>
          <table:table-cell office:value-type="float" office:value="15" table:style-name="ce8">
            <text:p>15</text:p>
          </table:table-cell>
          <table:table-cell office:value-type="float" office:value="0" table:formula="of:=CONCAT(CONCAT(&quot;https://docs.google.com/spreadsheets/d/1zw9aR8GDIDUiTDtSznMxDlZQEAGb8uNzib9KBZLf5yE/edit#gid=0&amp;range=A&quot;;[.G12]);CONCAT(&quot;:X&quot;;[.E12]))" table:style-name="ce20">
            <text:p>#NAME?</text:p>
          </table:table-cell>
          <table:table-cell table:number-columns-repeated="16376"/>
        </table:table-row>
        <table:table-row table:style-name="ro4">
          <table:table-cell table:style-name="ce8"/>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Added Category Buyer In Framework Agreement</text:p>
          </table:table-cell>
          <table:table-cell office:value-type="float" office:value="18" table:style-name="ce8">
            <text:p>18</text:p>
          </table:table-cell>
          <table:table-cell office:value-type="string" table:style-name="ce8">
            <text:p>Added Category Buyer In Framework Agreement</text:p>
          </table:table-cell>
          <table:table-cell office:value-type="float" office:value="17" table:style-name="ce8">
            <text:p>17</text:p>
          </table:table-cell>
          <table:table-cell office:value-type="float" office:value="0" table:formula="of:=CONCAT(CONCAT(&quot;https://docs.google.com/spreadsheets/d/1zw9aR8GDIDUiTDtSznMxDlZQEAGb8uNzib9KBZLf5yE/edit#gid=0&amp;range=A&quot;;[.G13]);CONCAT(&quot;:X&quot;;[.E13]))" table:style-name="ce20">
            <text:p>#NAME?</text:p>
          </table:table-cell>
          <table:table-cell table:number-columns-repeated="16376"/>
        </table:table-row>
        <table:table-row table:style-name="ro4">
          <table:table-cell table:style-name="ce8"/>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Additional Information</text:p>
          </table:table-cell>
          <table:table-cell office:value-type="float" office:value="22" table:style-name="ce8">
            <text:p>22</text:p>
          </table:table-cell>
          <table:table-cell office:value-type="string" table:style-name="ce8">
            <text:p>Additional Information</text:p>
          </table:table-cell>
          <table:table-cell office:value-type="float" office:value="19" table:style-name="ce8">
            <text:p>19</text:p>
          </table:table-cell>
          <table:table-cell office:value-type="float" office:value="0" table:formula="of:=CONCAT(CONCAT(&quot;https://docs.google.com/spreadsheets/d/1zw9aR8GDIDUiTDtSznMxDlZQEAGb8uNzib9KBZLf5yE/edit#gid=0&amp;range=A&quot;;[.G14]);CONCAT(&quot;:X&quot;;[.E14]))" table:style-name="ce20">
            <text:p>#NAME?</text:p>
          </table:table-cell>
          <table:table-cell table:number-columns-repeated="16376"/>
        </table:table-row>
        <table:table-row table:style-name="ro4">
          <table:table-cell table:style-name="ce8"/>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Award Criterion</text:p>
          </table:table-cell>
          <table:table-cell office:value-type="float" office:value="33" table:style-name="ce8">
            <text:p>33</text:p>
          </table:table-cell>
          <table:table-cell office:value-type="string" table:style-name="ce8">
            <text:p>Award Criterion</text:p>
          </table:table-cell>
          <table:table-cell office:value-type="float" office:value="23" table:style-name="ce8">
            <text:p>23</text:p>
          </table:table-cell>
          <table:table-cell office:value-type="float" office:value="0" table:formula="of:=CONCAT(CONCAT(&quot;https://docs.google.com/spreadsheets/d/1zw9aR8GDIDUiTDtSznMxDlZQEAGb8uNzib9KBZLf5yE/edit#gid=0&amp;range=A&quot;;[.G15]);CONCAT(&quot;:X&quot;;[.E15]))" table:style-name="ce20">
            <text:p>#NAME?</text:p>
          </table:table-cell>
          <table:table-cell table:number-columns-repeated="16376"/>
        </table:table-row>
        <table:table-row table:style-name="ro4">
          <table:table-cell table:style-name="ce8"/>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Award Criterion Type</text:p>
          </table:table-cell>
          <table:table-cell office:value-type="float" office:value="38" table:style-name="ce8">
            <text:p>38</text:p>
          </table:table-cell>
          <table:table-cell office:value-type="string" table:style-name="ce8">
            <text:p>Award Criterion Type</text:p>
          </table:table-cell>
          <table:table-cell office:value-type="float" office:value="34" table:style-name="ce8">
            <text:p>34</text:p>
          </table:table-cell>
          <table:table-cell office:value-type="float" office:value="0" table:formula="of:=CONCAT(CONCAT(&quot;https://docs.google.com/spreadsheets/d/1zw9aR8GDIDUiTDtSznMxDlZQEAGb8uNzib9KBZLf5yE/edit#gid=0&amp;range=A&quot;;[.G16]);CONCAT(&quot;:X&quot;;[.E16]))" table:style-name="ce20">
            <text:p>#NAME?</text:p>
          </table:table-cell>
          <table:table-cell table:number-columns-repeated="16376"/>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Award Date Scheduled</text:p>
          </table:table-cell>
          <table:table-cell office:value-type="float" office:value="39" table:style-name="ce8">
            <text:p>39</text:p>
          </table:table-cell>
          <table:table-cell office:value-type="string" table:style-name="ce8">
            <text:p>Award Date Scheduled</text:p>
          </table:table-cell>
          <table:table-cell office:value-type="float" office:value="39" table:style-name="ce8">
            <text:p>39</text:p>
          </table:table-cell>
          <table:table-cell office:value-type="float" office:value="0" table:formula="of:=CONCAT(CONCAT(&quot;https://docs.google.com/spreadsheets/d/1zw9aR8GDIDUiTDtSznMxDlZQEAGb8uNzib9KBZLf5yE/edit#gid=0&amp;range=A&quot;;[.G17]);CONCAT(&quot;:X&quot;;[.E17]))" table:style-name="ce20">
            <text:p>#NAME?</text:p>
          </table:table-cell>
          <table:table-cell table:number-columns-repeated="16376"/>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Awarded Contract</text:p>
          </table:table-cell>
          <table:table-cell office:value-type="float" office:value="44" table:style-name="ce8">
            <text:p>44</text:p>
          </table:table-cell>
          <table:table-cell office:value-type="string" table:style-name="ce8">
            <text:p>Awarded Contract</text:p>
          </table:table-cell>
          <table:table-cell office:value-type="float" office:value="40" table:style-name="ce8">
            <text:p>40</text:p>
          </table:table-cell>
          <table:table-cell office:value-type="float" office:value="0" table:formula="of:=CONCAT(CONCAT(&quot;https://docs.google.com/spreadsheets/d/1zw9aR8GDIDUiTDtSznMxDlZQEAGb8uNzib9KBZLf5yE/edit#gid=0&amp;range=A&quot;;[.G18]);CONCAT(&quot;:X&quot;;[.E18]))" table:style-name="ce20">
            <text:p>#NAME?</text:p>
          </table:table-cell>
          <table:table-cell table:number-columns-repeated="16376"/>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Awarded To Group</text:p>
          </table:table-cell>
          <table:table-cell office:value-type="float" office:value="46" table:style-name="ce8">
            <text:p>46</text:p>
          </table:table-cell>
          <table:table-cell office:value-type="string" table:style-name="ce8">
            <text:p>Awarded To Group</text:p>
          </table:table-cell>
          <table:table-cell office:value-type="float" office:value="45" table:style-name="ce8">
            <text:p>45</text:p>
          </table:table-cell>
          <table:table-cell office:value-type="float" office:value="0" table:formula="of:=CONCAT(CONCAT(&quot;https://docs.google.com/spreadsheets/d/1zw9aR8GDIDUiTDtSznMxDlZQEAGb8uNzib9KBZLf5yE/edit#gid=0&amp;range=A&quot;;[.G19]);CONCAT(&quot;:X&quot;;[.E19]))" table:style-name="ce20">
            <text:p>#NAME?</text:p>
          </table:table-cell>
          <table:table-cell table:number-columns-repeated="16376"/>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Awarded To SME</text:p>
          </table:table-cell>
          <table:table-cell office:value-type="float" office:value="48" table:style-name="ce8">
            <text:p>48</text:p>
          </table:table-cell>
          <table:table-cell office:value-type="string" table:style-name="ce8">
            <text:p>Awarded To SME</text:p>
          </table:table-cell>
          <table:table-cell office:value-type="float" office:value="47" table:style-name="ce8">
            <text:p>47</text:p>
          </table:table-cell>
          <table:table-cell office:value-type="float" office:value="0" table:formula="of:=CONCAT(CONCAT(&quot;https://docs.google.com/spreadsheets/d/1zw9aR8GDIDUiTDtSznMxDlZQEAGb8uNzib9KBZLf5yE/edit#gid=0&amp;range=A&quot;;[.G20]);CONCAT(&quot;:X&quot;;[.E20]))" table:style-name="ce20">
            <text:p>#NAME?</text:p>
          </table:table-cell>
          <table:table-cell table:number-columns-repeated="16376"/>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Bargain Purchase Value</text:p>
          </table:table-cell>
          <table:table-cell office:value-type="float" office:value="51" table:style-name="ce8">
            <text:p>51</text:p>
          </table:table-cell>
          <table:table-cell office:value-type="string" table:style-name="ce8">
            <text:p>Bargain Purchase Value</text:p>
          </table:table-cell>
          <table:table-cell office:value-type="float" office:value="49" table:style-name="ce8">
            <text:p>49</text:p>
          </table:table-cell>
          <table:table-cell office:value-type="float" office:value="0" table:formula="of:=CONCAT(CONCAT(&quot;https://docs.google.com/spreadsheets/d/1zw9aR8GDIDUiTDtSznMxDlZQEAGb8uNzib9KBZLf5yE/edit#gid=0&amp;range=A&quot;;[.G21]);CONCAT(&quot;:X&quot;;[.E21]))"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Buyer</text:p>
          </table:table-cell>
          <table:table-cell office:value-type="float" office:value="69" table:style-name="ce8">
            <text:p>69</text:p>
          </table:table-cell>
          <table:table-cell office:value-type="string" table:style-name="ce8">
            <text:p>Buyer</text:p>
          </table:table-cell>
          <table:table-cell office:value-type="float" office:value="52" table:style-name="ce8">
            <text:p>52</text:p>
          </table:table-cell>
          <table:table-cell office:value-type="float" office:value="0" table:formula="of:=CONCAT(CONCAT(&quot;https://docs.google.com/spreadsheets/d/1zw9aR8GDIDUiTDtSznMxDlZQEAGb8uNzib9KBZLf5yE/edit#gid=0&amp;range=A&quot;;[.G22]);CONCAT(&quot;:X&quot;;[.E22]))"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Buyer Profile</text:p>
          </table:table-cell>
          <table:table-cell office:value-type="float" office:value="73" table:style-name="ce8">
            <text:p>73</text:p>
          </table:table-cell>
          <table:table-cell office:value-type="string" table:style-name="ce8">
            <text:p>Buyer Profile</text:p>
          </table:table-cell>
          <table:table-cell office:value-type="float" office:value="70" table:style-name="ce8">
            <text:p>70</text:p>
          </table:table-cell>
          <table:table-cell office:value-type="float" office:value="0" table:formula="of:=CONCAT(CONCAT(&quot;https://docs.google.com/spreadsheets/d/1zw9aR8GDIDUiTDtSznMxDlZQEAGb8uNzib9KBZLf5yE/edit#gid=0&amp;range=A&quot;;[.G23]);CONCAT(&quot;:X&quot;;[.E23]))"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Buyer Role</text:p>
          </table:table-cell>
          <table:table-cell office:value-type="float" office:value="78" table:style-name="ce8">
            <text:p>78</text:p>
          </table:table-cell>
          <table:table-cell office:value-type="string" table:style-name="ce8">
            <text:p>Buyer Role</text:p>
          </table:table-cell>
          <table:table-cell office:value-type="float" office:value="74" table:style-name="ce8">
            <text:p>74</text:p>
          </table:table-cell>
          <table:table-cell office:value-type="float" office:value="0" table:formula="of:=CONCAT(CONCAT(&quot;https://docs.google.com/spreadsheets/d/1zw9aR8GDIDUiTDtSznMxDlZQEAGb8uNzib9KBZLf5yE/edit#gid=0&amp;range=A&quot;;[.G24]);CONCAT(&quot;:X&quot;;[.E24]))"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alculation Method Value</text:p>
          </table:table-cell>
          <table:table-cell office:value-type="float" office:value="81" table:style-name="ce8">
            <text:p>81</text:p>
          </table:table-cell>
          <table:table-cell office:value-type="string" table:style-name="ce8">
            <text:p>Calculation Method Value</text:p>
          </table:table-cell>
          <table:table-cell office:value-type="float" office:value="79" table:style-name="ce8">
            <text:p>79</text:p>
          </table:table-cell>
          <table:table-cell office:value-type="float" office:value="0" table:formula="of:=CONCAT(CONCAT(&quot;https://docs.google.com/spreadsheets/d/1zw9aR8GDIDUiTDtSznMxDlZQEAGb8uNzib9KBZLf5yE/edit#gid=0&amp;range=A&quot;;[.G25]);CONCAT(&quot;:X&quot;;[.E25]))"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all For Competition</text:p>
          </table:table-cell>
          <table:table-cell office:value-type="float" office:value="82" table:style-name="ce8">
            <text:p>82</text:p>
          </table:table-cell>
          <table:table-cell office:value-type="string" table:style-name="ce8">
            <text:p>Call For Competition</text:p>
          </table:table-cell>
          <table:table-cell office:value-type="float" office:value="82" table:style-name="ce8">
            <text:p>82</text:p>
          </table:table-cell>
          <table:table-cell office:value-type="float" office:value="0" table:formula="of:=CONCAT(CONCAT(&quot;https://docs.google.com/spreadsheets/d/1zw9aR8GDIDUiTDtSznMxDlZQEAGb8uNzib9KBZLf5yE/edit#gid=0&amp;range=A&quot;;[.G26]);CONCAT(&quot;:X&quot;;[.E26]))"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all For Proposals</text:p>
          </table:table-cell>
          <table:table-cell office:value-type="float" office:value="83" table:style-name="ce8">
            <text:p>83</text:p>
          </table:table-cell>
          <table:table-cell office:value-type="string" table:style-name="ce8">
            <text:p>Call For Proposals</text:p>
          </table:table-cell>
          <table:table-cell office:value-type="float" office:value="83" table:style-name="ce8">
            <text:p>83</text:p>
          </table:table-cell>
          <table:table-cell office:value-type="float" office:value="0" table:formula="of:=CONCAT(CONCAT(&quot;https://docs.google.com/spreadsheets/d/1zw9aR8GDIDUiTDtSznMxDlZQEAGb8uNzib9KBZLf5yE/edit#gid=0&amp;range=A&quot;;[.G27]);CONCAT(&quot;:X&quot;;[.E27]))"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all For Tenders</text:p>
          </table:table-cell>
          <table:table-cell office:value-type="float" office:value="86" table:style-name="ce8">
            <text:p>86</text:p>
          </table:table-cell>
          <table:table-cell office:value-type="string" table:style-name="ce8">
            <text:p>Call For Tenders</text:p>
          </table:table-cell>
          <table:table-cell office:value-type="float" office:value="84" table:style-name="ce8">
            <text:p>84</text:p>
          </table:table-cell>
          <table:table-cell office:value-type="float" office:value="0" table:formula="of:=CONCAT(CONCAT(&quot;https://docs.google.com/spreadsheets/d/1zw9aR8GDIDUiTDtSznMxDlZQEAGb8uNzib9KBZLf5yE/edit#gid=0&amp;range=A&quot;;[.G28]);CONCAT(&quot;:X&quot;;[.E28]))"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andidate</text:p>
          </table:table-cell>
          <table:table-cell office:value-type="float" office:value="90" table:style-name="ce8">
            <text:p>90</text:p>
          </table:table-cell>
          <table:table-cell office:value-type="string" table:style-name="ce8">
            <text:p>Candidate</text:p>
          </table:table-cell>
          <table:table-cell office:value-type="float" office:value="87" table:style-name="ce8">
            <text:p>87</text:p>
          </table:table-cell>
          <table:table-cell office:value-type="float" office:value="0" table:formula="of:=CONCAT(CONCAT(&quot;https://docs.google.com/spreadsheets/d/1zw9aR8GDIDUiTDtSznMxDlZQEAGb8uNzib9KBZLf5yE/edit#gid=0&amp;range=A&quot;;[.G29]);CONCAT(&quot;:X&quot;;[.E29]))"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andidates Limit Criteria</text:p>
          </table:table-cell>
          <table:table-cell office:value-type="float" office:value="95" table:style-name="ce8">
            <text:p>95</text:p>
          </table:table-cell>
          <table:table-cell office:value-type="string" table:style-name="ce8">
            <text:p>Candidates Limit Criteria</text:p>
          </table:table-cell>
          <table:table-cell office:value-type="float" office:value="91" table:style-name="ce8">
            <text:p>91</text:p>
          </table:table-cell>
          <table:table-cell office:value-type="float" office:value="0" table:formula="of:=CONCAT(CONCAT(&quot;https://docs.google.com/spreadsheets/d/1zw9aR8GDIDUiTDtSznMxDlZQEAGb8uNzib9KBZLf5yE/edit#gid=0&amp;range=A&quot;;[.G30]);CONCAT(&quot;:X&quot;;[.E30]))"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entral Purchasing Body</text:p>
          </table:table-cell>
          <table:table-cell office:value-type="float" office:value="98" table:style-name="ce8">
            <text:p>98</text:p>
          </table:table-cell>
          <table:table-cell office:value-type="string" table:style-name="ce8">
            <text:p>Central Purchasing Body</text:p>
          </table:table-cell>
          <table:table-cell office:value-type="float" office:value="96" table:style-name="ce8">
            <text:p>96</text:p>
          </table:table-cell>
          <table:table-cell office:value-type="float" office:value="0" table:formula="of:=CONCAT(CONCAT(&quot;https://docs.google.com/spreadsheets/d/1zw9aR8GDIDUiTDtSznMxDlZQEAGb8uNzib9KBZLf5yE/edit#gid=0&amp;range=A&quot;;[.G31]);CONCAT(&quot;:X&quot;;[.E31]))"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hange</text:p>
          </table:table-cell>
          <table:table-cell office:value-type="float" office:value="100" table:style-name="ce8">
            <text:p>100</text:p>
          </table:table-cell>
          <table:table-cell office:value-type="string" table:style-name="ce8">
            <text:p>Change</text:p>
          </table:table-cell>
          <table:table-cell office:value-type="float" office:value="99" table:style-name="ce8">
            <text:p>99</text:p>
          </table:table-cell>
          <table:table-cell office:value-type="float" office:value="0" table:formula="of:=CONCAT(CONCAT(&quot;https://docs.google.com/spreadsheets/d/1zw9aR8GDIDUiTDtSznMxDlZQEAGb8uNzib9KBZLf5yE/edit#gid=0&amp;range=A&quot;;[.G32]);CONCAT(&quot;:X&quot;;[.E32]))"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hange Description Code</text:p>
          </table:table-cell>
          <table:table-cell office:value-type="float" office:value="102" table:style-name="ce8">
            <text:p>102</text:p>
          </table:table-cell>
          <table:table-cell office:value-type="string" table:style-name="ce8">
            <text:p>Change Description Code</text:p>
          </table:table-cell>
          <table:table-cell office:value-type="float" office:value="101" table:style-name="ce8">
            <text:p>101</text:p>
          </table:table-cell>
          <table:table-cell office:value-type="float" office:value="0" table:formula="of:=CONCAT(CONCAT(&quot;https://docs.google.com/spreadsheets/d/1zw9aR8GDIDUiTDtSznMxDlZQEAGb8uNzib9KBZLf5yE/edit#gid=0&amp;range=A&quot;;[.G33]);CONCAT(&quot;:X&quot;;[.E33]))"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mbination Lots</text:p>
          </table:table-cell>
          <table:table-cell office:value-type="float" office:value="108" table:style-name="ce8">
            <text:p>108</text:p>
          </table:table-cell>
          <table:table-cell office:value-type="string" table:style-name="ce8">
            <text:p>Combination Lots</text:p>
          </table:table-cell>
          <table:table-cell office:value-type="float" office:value="103" table:style-name="ce8">
            <text:p>103</text:p>
          </table:table-cell>
          <table:table-cell office:value-type="float" office:value="0" table:formula="of:=CONCAT(CONCAT(&quot;https://docs.google.com/spreadsheets/d/1zw9aR8GDIDUiTDtSznMxDlZQEAGb8uNzib9KBZLf5yE/edit#gid=0&amp;range=A&quot;;[.G34]);CONCAT(&quot;:X&quot;;[.E34]))"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mmon Procurement Vocabulary (CPV)</text:p>
          </table:table-cell>
          <table:table-cell office:value-type="float" office:value="114" table:style-name="ce8">
            <text:p>114</text:p>
          </table:table-cell>
          <table:table-cell office:value-type="string" table:style-name="ce8">
            <text:p>Common Procurement Vocabulary (CPV)</text:p>
          </table:table-cell>
          <table:table-cell office:value-type="float" office:value="109" table:style-name="ce8">
            <text:p>109</text:p>
          </table:table-cell>
          <table:table-cell office:value-type="float" office:value="0" table:formula="of:=CONCAT(CONCAT(&quot;https://docs.google.com/spreadsheets/d/1zw9aR8GDIDUiTDtSznMxDlZQEAGb8uNzib9KBZLf5yE/edit#gid=0&amp;range=A&quot;;[.G35]);CONCAT(&quot;:X&quot;;[.E35]))"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mmunity Country Origin</text:p>
          </table:table-cell>
          <table:table-cell office:value-type="float" office:value="117" table:style-name="ce8">
            <text:p>117</text:p>
          </table:table-cell>
          <table:table-cell office:value-type="string" table:style-name="ce8">
            <text:p>Community Country Origin</text:p>
          </table:table-cell>
          <table:table-cell office:value-type="float" office:value="115" table:style-name="ce8">
            <text:p>115</text:p>
          </table:table-cell>
          <table:table-cell office:value-type="float" office:value="0" table:formula="of:=CONCAT(CONCAT(&quot;https://docs.google.com/spreadsheets/d/1zw9aR8GDIDUiTDtSznMxDlZQEAGb8uNzib9KBZLf5yE/edit#gid=0&amp;range=A&quot;;[.G36]);CONCAT(&quot;:X&quot;;[.E36]))"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ncession Description Value</text:p>
          </table:table-cell>
          <table:table-cell office:value-type="float" office:value="120" table:style-name="ce8">
            <text:p>120</text:p>
          </table:table-cell>
          <table:table-cell office:value-type="string" table:style-name="ce8">
            <text:p>Concession Description Value</text:p>
          </table:table-cell>
          <table:table-cell office:value-type="float" office:value="118" table:style-name="ce8">
            <text:p>118</text:p>
          </table:table-cell>
          <table:table-cell office:value-type="float" office:value="0" table:formula="of:=CONCAT(CONCAT(&quot;https://docs.google.com/spreadsheets/d/1zw9aR8GDIDUiTDtSznMxDlZQEAGb8uNzib9KBZLf5yE/edit#gid=0&amp;range=A&quot;;[.G37]);CONCAT(&quot;:X&quot;;[.E37]))"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ntact</text:p>
          </table:table-cell>
          <table:table-cell office:value-type="float" office:value="121" table:style-name="ce8">
            <text:p>121</text:p>
          </table:table-cell>
          <table:table-cell office:value-type="string" table:style-name="ce8">
            <text:p>Contact</text:p>
          </table:table-cell>
          <table:table-cell office:value-type="float" office:value="121" table:style-name="ce8">
            <text:p>121</text:p>
          </table:table-cell>
          <table:table-cell office:value-type="float" office:value="0" table:formula="of:=CONCAT(CONCAT(&quot;https://docs.google.com/spreadsheets/d/1zw9aR8GDIDUiTDtSznMxDlZQEAGb8uNzib9KBZLf5yE/edit#gid=0&amp;range=A&quot;;[.G38]);CONCAT(&quot;:X&quot;;[.E38]))"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ntract</text:p>
          </table:table-cell>
          <table:table-cell office:value-type="float" office:value="123" table:style-name="ce8">
            <text:p>123</text:p>
          </table:table-cell>
          <table:table-cell office:value-type="string" table:style-name="ce8">
            <text:p>Contract</text:p>
          </table:table-cell>
          <table:table-cell office:value-type="float" office:value="122" table:style-name="ce8">
            <text:p>122</text:p>
          </table:table-cell>
          <table:table-cell office:value-type="float" office:value="0" table:formula="of:=CONCAT(CONCAT(&quot;https://docs.google.com/spreadsheets/d/1zw9aR8GDIDUiTDtSznMxDlZQEAGb8uNzib9KBZLf5yE/edit#gid=0&amp;range=A&quot;;[.G39]);CONCAT(&quot;:X&quot;;[.E39]))"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ntract Award Notice</text:p>
          </table:table-cell>
          <table:table-cell office:value-type="float" office:value="128" table:style-name="ce8">
            <text:p>128</text:p>
          </table:table-cell>
          <table:table-cell office:value-type="string" table:style-name="ce8">
            <text:p>Contract Award Notice</text:p>
          </table:table-cell>
          <table:table-cell office:value-type="float" office:value="124" table:style-name="ce8">
            <text:p>124</text:p>
          </table:table-cell>
          <table:table-cell office:value-type="float" office:value="0" table:formula="of:=CONCAT(CONCAT(&quot;https://docs.google.com/spreadsheets/d/1zw9aR8GDIDUiTDtSznMxDlZQEAGb8uNzib9KBZLf5yE/edit#gid=0&amp;range=A&quot;;[.G40]);CONCAT(&quot;:X&quot;;[.E40]))"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ntract Conclusion Date</text:p>
          </table:table-cell>
          <table:table-cell office:value-type="float" office:value="130" table:style-name="ce8">
            <text:p>130</text:p>
          </table:table-cell>
          <table:table-cell office:value-type="string" table:style-name="ce8">
            <text:p>Contract Conclusion Date</text:p>
          </table:table-cell>
          <table:table-cell office:value-type="float" office:value="129" table:style-name="ce8">
            <text:p>129</text:p>
          </table:table-cell>
          <table:table-cell office:value-type="float" office:value="0" table:formula="of:=CONCAT(CONCAT(&quot;https://docs.google.com/spreadsheets/d/1zw9aR8GDIDUiTDtSznMxDlZQEAGb8uNzib9KBZLf5yE/edit#gid=0&amp;range=A&quot;;[.G41]);CONCAT(&quot;:X&quot;;[.E41]))"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ntract Identifier</text:p>
          </table:table-cell>
          <table:table-cell office:value-type="float" office:value="133" table:style-name="ce8">
            <text:p>133</text:p>
          </table:table-cell>
          <table:table-cell office:value-type="string" table:style-name="ce8">
            <text:p>Contract Identifier</text:p>
          </table:table-cell>
          <table:table-cell office:value-type="float" office:value="131" table:style-name="ce8">
            <text:p>131</text:p>
          </table:table-cell>
          <table:table-cell office:value-type="float" office:value="0" table:formula="of:=CONCAT(CONCAT(&quot;https://docs.google.com/spreadsheets/d/1zw9aR8GDIDUiTDtSznMxDlZQEAGb8uNzib9KBZLf5yE/edit#gid=0&amp;range=A&quot;;[.G42]);CONCAT(&quot;:X&quot;;[.E42]))"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ntract Nature</text:p>
          </table:table-cell>
          <table:table-cell office:value-type="float" office:value="138" table:style-name="ce8">
            <text:p>138</text:p>
          </table:table-cell>
          <table:table-cell office:value-type="string" table:style-name="ce8">
            <text:p>Contract Nature</text:p>
          </table:table-cell>
          <table:table-cell office:value-type="float" office:value="134" table:style-name="ce8">
            <text:p>134</text:p>
          </table:table-cell>
          <table:table-cell office:value-type="float" office:value="0" table:formula="of:=CONCAT(CONCAT(&quot;https://docs.google.com/spreadsheets/d/1zw9aR8GDIDUiTDtSznMxDlZQEAGb8uNzib9KBZLf5yE/edit#gid=0&amp;range=A&quot;;[.G43]);CONCAT(&quot;:X&quot;;[.E43]))"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ntract Notice</text:p>
          </table:table-cell>
          <table:table-cell office:value-type="float" office:value="139" table:style-name="ce8">
            <text:p>139</text:p>
          </table:table-cell>
          <table:table-cell office:value-type="string" table:style-name="ce8">
            <text:p>Contract Notice</text:p>
          </table:table-cell>
          <table:table-cell office:value-type="float" office:value="139" table:style-name="ce8">
            <text:p>139</text:p>
          </table:table-cell>
          <table:table-cell office:value-type="float" office:value="0" table:formula="of:=CONCAT(CONCAT(&quot;https://docs.google.com/spreadsheets/d/1zw9aR8GDIDUiTDtSznMxDlZQEAGb8uNzib9KBZLf5yE/edit#gid=0&amp;range=A&quot;;[.G44]);CONCAT(&quot;:X&quot;;[.E44]))"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ntract Publication Date</text:p>
          </table:table-cell>
          <table:table-cell office:value-type="float" office:value="141" table:style-name="ce8">
            <text:p>141</text:p>
          </table:table-cell>
          <table:table-cell office:value-type="string" table:style-name="ce8">
            <text:p>Contract Publication Date</text:p>
          </table:table-cell>
          <table:table-cell office:value-type="float" office:value="140" table:style-name="ce8">
            <text:p>140</text:p>
          </table:table-cell>
          <table:table-cell office:value-type="float" office:value="0" table:formula="of:=CONCAT(CONCAT(&quot;https://docs.google.com/spreadsheets/d/1zw9aR8GDIDUiTDtSznMxDlZQEAGb8uNzib9KBZLf5yE/edit#gid=0&amp;range=A&quot;;[.G45]);CONCAT(&quot;:X&quot;;[.E45]))"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ntract URI</text:p>
          </table:table-cell>
          <table:table-cell office:value-type="float" office:value="143" table:style-name="ce8">
            <text:p>143</text:p>
          </table:table-cell>
          <table:table-cell office:value-type="string" table:style-name="ce8">
            <text:p>Contract URI</text:p>
          </table:table-cell>
          <table:table-cell office:value-type="float" office:value="142" table:style-name="ce8">
            <text:p>142</text:p>
          </table:table-cell>
          <table:table-cell office:value-type="float" office:value="0" table:formula="of:=CONCAT(CONCAT(&quot;https://docs.google.com/spreadsheets/d/1zw9aR8GDIDUiTDtSznMxDlZQEAGb8uNzib9KBZLf5yE/edit#gid=0&amp;range=A&quot;;[.G46]);CONCAT(&quot;:X&quot;;[.E46]))"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untry</text:p>
          </table:table-cell>
          <table:table-cell office:value-type="float" office:value="148" table:style-name="ce8">
            <text:p>148</text:p>
          </table:table-cell>
          <table:table-cell office:value-type="string" table:style-name="ce8">
            <text:p>Country</text:p>
          </table:table-cell>
          <table:table-cell office:value-type="float" office:value="144" table:style-name="ce8">
            <text:p>144</text:p>
          </table:table-cell>
          <table:table-cell office:value-type="float" office:value="0" table:formula="of:=CONCAT(CONCAT(&quot;https://docs.google.com/spreadsheets/d/1zw9aR8GDIDUiTDtSznMxDlZQEAGb8uNzib9KBZLf5yE/edit#gid=0&amp;range=A&quot;;[.G47]);CONCAT(&quot;:X&quot;;[.E47]))"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riterion</text:p>
          </table:table-cell>
          <table:table-cell office:value-type="float" office:value="152" table:style-name="ce8">
            <text:p>152</text:p>
          </table:table-cell>
          <table:table-cell office:value-type="string" table:style-name="ce8">
            <text:p>Criterion</text:p>
          </table:table-cell>
          <table:table-cell office:value-type="float" office:value="149" table:style-name="ce8">
            <text:p>149</text:p>
          </table:table-cell>
          <table:table-cell office:value-type="float" office:value="0" table:formula="of:=CONCAT(CONCAT(&quot;https://docs.google.com/spreadsheets/d/1zw9aR8GDIDUiTDtSznMxDlZQEAGb8uNzib9KBZLf5yE/edit#gid=0&amp;range=A&quot;;[.G48]);CONCAT(&quot;:X&quot;;[.E48]))"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riterion Property</text:p>
          </table:table-cell>
          <table:table-cell office:value-type="float" office:value="153" table:style-name="ce8">
            <text:p>153</text:p>
          </table:table-cell>
          <table:table-cell office:value-type="string" table:style-name="ce8">
            <text:p>Criterion Property</text:p>
          </table:table-cell>
          <table:table-cell office:value-type="float" office:value="153" table:style-name="ce8">
            <text:p>153</text:p>
          </table:table-cell>
          <table:table-cell office:value-type="float" office:value="0" table:formula="of:=CONCAT(CONCAT(&quot;https://docs.google.com/spreadsheets/d/1zw9aR8GDIDUiTDtSznMxDlZQEAGb8uNzib9KBZLf5yE/edit#gid=0&amp;range=A&quot;;[.G49]);CONCAT(&quot;:X&quot;;[.E49]))"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riterion Property Group</text:p>
          </table:table-cell>
          <table:table-cell office:value-type="float" office:value="154" table:style-name="ce8">
            <text:p>154</text:p>
          </table:table-cell>
          <table:table-cell office:value-type="string" table:style-name="ce8">
            <text:p>Criterion Property Group</text:p>
          </table:table-cell>
          <table:table-cell office:value-type="float" office:value="154" table:style-name="ce8">
            <text:p>154</text:p>
          </table:table-cell>
          <table:table-cell office:value-type="float" office:value="0" table:formula="of:=CONCAT(CONCAT(&quot;https://docs.google.com/spreadsheets/d/1zw9aR8GDIDUiTDtSznMxDlZQEAGb8uNzib9KBZLf5yE/edit#gid=0&amp;range=A&quot;;[.G50]);CONCAT(&quot;:X&quot;;[.E50]))"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riterion Property Response</text:p>
          </table:table-cell>
          <table:table-cell office:value-type="float" office:value="155" table:style-name="ce8">
            <text:p>155</text:p>
          </table:table-cell>
          <table:table-cell office:value-type="string" table:style-name="ce8">
            <text:p>Criterion Property Response</text:p>
          </table:table-cell>
          <table:table-cell office:value-type="float" office:value="155" table:style-name="ce8">
            <text:p>155</text:p>
          </table:table-cell>
          <table:table-cell office:value-type="float" office:value="0" table:formula="of:=CONCAT(CONCAT(&quot;https://docs.google.com/spreadsheets/d/1zw9aR8GDIDUiTDtSznMxDlZQEAGb8uNzib9KBZLf5yE/edit#gid=0&amp;range=A&quot;;[.G51]);CONCAT(&quot;:X&quot;;[.E51]))"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riterion Value</text:p>
          </table:table-cell>
          <table:table-cell office:value-type="float" office:value="156" table:style-name="ce8">
            <text:p>156</text:p>
          </table:table-cell>
          <table:table-cell office:value-type="string" table:style-name="ce8">
            <text:p>Criterion Value</text:p>
          </table:table-cell>
          <table:table-cell office:value-type="float" office:value="156" table:style-name="ce8">
            <text:p>156</text:p>
          </table:table-cell>
          <table:table-cell office:value-type="float" office:value="0" table:formula="of:=CONCAT(CONCAT(&quot;https://docs.google.com/spreadsheets/d/1zw9aR8GDIDUiTDtSznMxDlZQEAGb8uNzib9KBZLf5yE/edit#gid=0&amp;range=A&quot;;[.G52]);CONCAT(&quot;:X&quot;;[.E52]))"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riterion Weight</text:p>
          </table:table-cell>
          <table:table-cell office:value-type="float" office:value="161" table:style-name="ce8">
            <text:p>161</text:p>
          </table:table-cell>
          <table:table-cell office:value-type="string" table:style-name="ce8">
            <text:p>Criterion Weight</text:p>
          </table:table-cell>
          <table:table-cell office:value-type="float" office:value="157" table:style-name="ce8">
            <text:p>157</text:p>
          </table:table-cell>
          <table:table-cell office:value-type="float" office:value="0" table:formula="of:=CONCAT(CONCAT(&quot;https://docs.google.com/spreadsheets/d/1zw9aR8GDIDUiTDtSznMxDlZQEAGb8uNzib9KBZLf5yE/edit#gid=0&amp;range=A&quot;;[.G53]);CONCAT(&quot;:X&quot;;[.E53]))"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Deadline And Description Review</text:p>
          </table:table-cell>
          <table:table-cell office:value-type="float" office:value="165" table:style-name="ce8">
            <text:p>165</text:p>
          </table:table-cell>
          <table:table-cell office:value-type="string" table:style-name="ce8">
            <text:p>Deadline And Description Review</text:p>
          </table:table-cell>
          <table:table-cell office:value-type="float" office:value="162" table:style-name="ce8">
            <text:p>162</text:p>
          </table:table-cell>
          <table:table-cell office:value-type="float" office:value="0" table:formula="of:=CONCAT(CONCAT(&quot;https://docs.google.com/spreadsheets/d/1zw9aR8GDIDUiTDtSznMxDlZQEAGb8uNzib9KBZLf5yE/edit#gid=0&amp;range=A&quot;;[.G54]);CONCAT(&quot;:X&quot;;[.E54]))"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Decision Binding Contracting</text:p>
          </table:table-cell>
          <table:table-cell office:value-type="float" office:value="170" table:style-name="ce8">
            <text:p>170</text:p>
          </table:table-cell>
          <table:table-cell office:value-type="string" table:style-name="ce8">
            <text:p>Decision Binding Contracting</text:p>
          </table:table-cell>
          <table:table-cell office:value-type="float" office:value="166" table:style-name="ce8">
            <text:p>166</text:p>
          </table:table-cell>
          <table:table-cell office:value-type="float" office:value="0" table:formula="of:=CONCAT(CONCAT(&quot;https://docs.google.com/spreadsheets/d/1zw9aR8GDIDUiTDtSznMxDlZQEAGb8uNzib9KBZLf5yE/edit#gid=0&amp;range=A&quot;;[.G55]);CONCAT(&quot;:X&quot;;[.E55]))"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Delivery Country</text:p>
          </table:table-cell>
          <table:table-cell office:value-type="float" office:value="145" table:style-name="ce8">
            <text:p>145</text:p>
          </table:table-cell>
          <table:table-cell office:value-type="string" table:style-name="ce8">
            <text:p>Delivery Country</text:p>
          </table:table-cell>
          <table:table-cell office:value-type="float" office:value="145" table:style-name="ce8">
            <text:p>145</text:p>
          </table:table-cell>
          <table:table-cell office:value-type="float" office:value="0" table:formula="of:=CONCAT(CONCAT(&quot;https://docs.google.com/spreadsheets/d/1zw9aR8GDIDUiTDtSznMxDlZQEAGb8uNzib9KBZLf5yE/edit#gid=0&amp;range=A&quot;;[.G56]);CONCAT(&quot;:X&quot;;[.E56]))"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Dispatch Date</text:p>
          </table:table-cell>
          <table:table-cell office:value-type="float" office:value="177" table:style-name="ce8">
            <text:p>177</text:p>
          </table:table-cell>
          <table:table-cell office:value-type="string" table:style-name="ce8">
            <text:p>Dispatch Date</text:p>
          </table:table-cell>
          <table:table-cell office:value-type="float" office:value="171" table:style-name="ce8">
            <text:p>171</text:p>
          </table:table-cell>
          <table:table-cell office:value-type="float" office:value="0" table:formula="of:=CONCAT(CONCAT(&quot;https://docs.google.com/spreadsheets/d/1zw9aR8GDIDUiTDtSznMxDlZQEAGb8uNzib9KBZLf5yE/edit#gid=0&amp;range=A&quot;;[.G57]);CONCAT(&quot;:X&quot;;[.E57]))"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Document</text:p>
          </table:table-cell>
          <table:table-cell office:value-type="float" office:value="178" table:style-name="ce8">
            <text:p>178</text:p>
          </table:table-cell>
          <table:table-cell office:value-type="string" table:style-name="ce8">
            <text:p>Document</text:p>
          </table:table-cell>
          <table:table-cell office:value-type="float" office:value="178" table:style-name="ce8">
            <text:p>178</text:p>
          </table:table-cell>
          <table:table-cell office:value-type="float" office:value="0" table:formula="of:=CONCAT(CONCAT(&quot;https://docs.google.com/spreadsheets/d/1zw9aR8GDIDUiTDtSznMxDlZQEAGb8uNzib9KBZLf5yE/edit#gid=0&amp;range=A&quot;;[.G58]);CONCAT(&quot;:X&quot;;[.E58]))"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Duration Or Date Start Date End</text:p>
          </table:table-cell>
          <table:table-cell office:value-type="float" office:value="185" table:style-name="ce8">
            <text:p>185</text:p>
          </table:table-cell>
          <table:table-cell office:value-type="string" table:style-name="ce8">
            <text:p>Duration Or Date Start Date End</text:p>
          </table:table-cell>
          <table:table-cell office:value-type="float" office:value="179" table:style-name="ce8">
            <text:p>179</text:p>
          </table:table-cell>
          <table:table-cell office:value-type="float" office:value="0" table:formula="of:=CONCAT(CONCAT(&quot;https://docs.google.com/spreadsheets/d/1zw9aR8GDIDUiTDtSznMxDlZQEAGb8uNzib9KBZLf5yE/edit#gid=0&amp;range=A&quot;;[.G59]);CONCAT(&quot;:X&quot;;[.E59]))"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Dynamic Purchasing System (DPS)</text:p>
          </table:table-cell>
          <table:table-cell office:value-type="float" office:value="187" table:style-name="ce8">
            <text:p>187</text:p>
          </table:table-cell>
          <table:table-cell office:value-type="string" table:style-name="ce8">
            <text:p>Dynamic Purchasing System (DPS)</text:p>
          </table:table-cell>
          <table:table-cell office:value-type="float" office:value="186" table:style-name="ce8">
            <text:p>186</text:p>
          </table:table-cell>
          <table:table-cell office:value-type="float" office:value="0" table:formula="of:=CONCAT(CONCAT(&quot;https://docs.google.com/spreadsheets/d/1zw9aR8GDIDUiTDtSznMxDlZQEAGb8uNzib9KBZLf5yE/edit#gid=0&amp;range=A&quot;;[.G60]);CONCAT(&quot;:X&quot;;[.E60]))"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Auction</text:p>
          </table:table-cell>
          <table:table-cell office:value-type="float" office:value="192" table:style-name="ce8">
            <text:p>192</text:p>
          </table:table-cell>
          <table:table-cell office:value-type="string" table:style-name="ce8">
            <text:p>e-Auction</text:p>
          </table:table-cell>
          <table:table-cell office:value-type="float" office:value="188" table:style-name="ce8">
            <text:p>188</text:p>
          </table:table-cell>
          <table:table-cell office:value-type="float" office:value="0" table:formula="of:=CONCAT(CONCAT(&quot;https://docs.google.com/spreadsheets/d/1zw9aR8GDIDUiTDtSznMxDlZQEAGb8uNzib9KBZLf5yE/edit#gid=0&amp;range=A&quot;;[.G61]);CONCAT(&quot;:X&quot;;[.E61]))"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Auction Description</text:p>
          </table:table-cell>
          <table:table-cell office:value-type="float" office:value="196" table:style-name="ce8">
            <text:p>196</text:p>
          </table:table-cell>
          <table:table-cell office:value-type="string" table:style-name="ce8">
            <text:p>e-Auction Description</text:p>
          </table:table-cell>
          <table:table-cell office:value-type="float" office:value="193" table:style-name="ce8">
            <text:p>193</text:p>
          </table:table-cell>
          <table:table-cell office:value-type="float" office:value="0" table:formula="of:=CONCAT(CONCAT(&quot;https://docs.google.com/spreadsheets/d/1zw9aR8GDIDUiTDtSznMxDlZQEAGb8uNzib9KBZLf5yE/edit#gid=0&amp;range=A&quot;;[.G62]);CONCAT(&quot;:X&quot;;[.E62]))"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Auction Indicator</text:p>
          </table:table-cell>
          <table:table-cell office:value-type="float" office:value="200" table:style-name="ce8">
            <text:p>200</text:p>
          </table:table-cell>
          <table:table-cell office:value-type="string" table:style-name="ce8">
            <text:p>e-Auction Indicator</text:p>
          </table:table-cell>
          <table:table-cell office:value-type="float" office:value="197" table:style-name="ce8">
            <text:p>197</text:p>
          </table:table-cell>
          <table:table-cell office:value-type="float" office:value="0" table:formula="of:=CONCAT(CONCAT(&quot;https://docs.google.com/spreadsheets/d/1zw9aR8GDIDUiTDtSznMxDlZQEAGb8uNzib9KBZLf5yE/edit#gid=0&amp;range=A&quot;;[.G63]);CONCAT(&quot;:X&quot;;[.E63]))"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Auction URI</text:p>
          </table:table-cell>
          <table:table-cell office:value-type="float" office:value="204" table:style-name="ce8">
            <text:p>204</text:p>
          </table:table-cell>
          <table:table-cell office:value-type="string" table:style-name="ce8">
            <text:p>e-Auction URI</text:p>
          </table:table-cell>
          <table:table-cell office:value-type="float" office:value="201" table:style-name="ce8">
            <text:p>201</text:p>
          </table:table-cell>
          <table:table-cell office:value-type="float" office:value="0" table:formula="of:=CONCAT(CONCAT(&quot;https://docs.google.com/spreadsheets/d/1zw9aR8GDIDUiTDtSznMxDlZQEAGb8uNzib9KBZLf5yE/edit#gid=0&amp;range=A&quot;;[.G64]);CONCAT(&quot;:X&quot;;[.E64]))"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Delivery Gateway</text:p>
          </table:table-cell>
          <table:table-cell office:value-type="float" office:value="222" table:style-name="ce8">
            <text:p>222</text:p>
          </table:table-cell>
          <table:table-cell office:value-type="string" table:style-name="ce8">
            <text:p>e-Delivery Gateway</text:p>
          </table:table-cell>
          <table:table-cell office:value-type="float" office:value="222" table:style-name="ce8">
            <text:p>222</text:p>
          </table:table-cell>
          <table:table-cell office:value-type="float" office:value="0" table:formula="of:=CONCAT(CONCAT(&quot;https://docs.google.com/spreadsheets/d/1zw9aR8GDIDUiTDtSznMxDlZQEAGb8uNzib9KBZLf5yE/edit#gid=0&amp;range=A&quot;;[.G65]);CONCAT(&quot;:X&quot;;[.E65]))"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conomic And Financial Standing</text:p>
          </table:table-cell>
          <table:table-cell office:value-type="float" office:value="211" table:style-name="ce8">
            <text:p>211</text:p>
          </table:table-cell>
          <table:table-cell office:value-type="string" table:style-name="ce8">
            <text:p>Economic And Financial Standing</text:p>
          </table:table-cell>
          <table:table-cell office:value-type="float" office:value="205" table:style-name="ce8">
            <text:p>205</text:p>
          </table:table-cell>
          <table:table-cell office:value-type="float" office:value="0" table:formula="of:=CONCAT(CONCAT(&quot;https://docs.google.com/spreadsheets/d/1zw9aR8GDIDUiTDtSznMxDlZQEAGb8uNzib9KBZLf5yE/edit#gid=0&amp;range=A&quot;;[.G66]);CONCAT(&quot;:X&quot;;[.E66]))"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conomic Operator</text:p>
          </table:table-cell>
          <table:table-cell office:value-type="float" office:value="215" table:style-name="ce8">
            <text:p>215</text:p>
          </table:table-cell>
          <table:table-cell office:value-type="string" table:style-name="ce8">
            <text:p>Economic Operator</text:p>
          </table:table-cell>
          <table:table-cell office:value-type="float" office:value="212" table:style-name="ce8">
            <text:p>212</text:p>
          </table:table-cell>
          <table:table-cell office:value-type="float" office:value="0" table:formula="of:=CONCAT(CONCAT(&quot;https://docs.google.com/spreadsheets/d/1zw9aR8GDIDUiTDtSznMxDlZQEAGb8uNzib9KBZLf5yE/edit#gid=0&amp;range=A&quot;;[.G67]);CONCAT(&quot;:X&quot;;[.E67]))"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conomic Operator Short List</text:p>
          </table:table-cell>
          <table:table-cell office:value-type="float" office:value="221" table:style-name="ce8">
            <text:p>221</text:p>
          </table:table-cell>
          <table:table-cell office:value-type="string" table:style-name="ce8">
            <text:p>Economic Operator Short List</text:p>
          </table:table-cell>
          <table:table-cell office:value-type="float" office:value="216" table:style-name="ce8">
            <text:p>216</text:p>
          </table:table-cell>
          <table:table-cell office:value-type="float" office:value="0" table:formula="of:=CONCAT(CONCAT(&quot;https://docs.google.com/spreadsheets/d/1zw9aR8GDIDUiTDtSznMxDlZQEAGb8uNzib9KBZLf5yE/edit#gid=0&amp;range=A&quot;;[.G68]);CONCAT(&quot;:X&quot;;[.E68]))"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lectronic Catalogue</text:p>
          </table:table-cell>
          <table:table-cell office:value-type="float" office:value="227" table:style-name="ce8">
            <text:p>227</text:p>
          </table:table-cell>
          <table:table-cell office:value-type="string" table:style-name="ce8">
            <text:p>Electronic Catalogue</text:p>
          </table:table-cell>
          <table:table-cell office:value-type="float" office:value="223" table:style-name="ce8">
            <text:p>223</text:p>
          </table:table-cell>
          <table:table-cell office:value-type="float" office:value="0" table:formula="of:=CONCAT(CONCAT(&quot;https://docs.google.com/spreadsheets/d/1zw9aR8GDIDUiTDtSznMxDlZQEAGb8uNzib9KBZLf5yE/edit#gid=0&amp;range=A&quot;;[.G69]);CONCAT(&quot;:X&quot;;[.E69]))"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lectronic Catalogue Indicator</text:p>
          </table:table-cell>
          <table:table-cell office:value-type="float" office:value="231" table:style-name="ce8">
            <text:p>231</text:p>
          </table:table-cell>
          <table:table-cell office:value-type="string" table:style-name="ce8">
            <text:p>Electronic Catalogue Indicator</text:p>
          </table:table-cell>
          <table:table-cell office:value-type="float" office:value="228" table:style-name="ce8">
            <text:p>228</text:p>
          </table:table-cell>
          <table:table-cell office:value-type="float" office:value="0" table:formula="of:=CONCAT(CONCAT(&quot;https://docs.google.com/spreadsheets/d/1zw9aR8GDIDUiTDtSznMxDlZQEAGb8uNzib9KBZLf5yE/edit#gid=0&amp;range=A&quot;;[.G70]);CONCAT(&quot;:X&quot;;[.E70]))"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lectronic means</text:p>
          </table:table-cell>
          <table:table-cell office:value-type="float" office:value="235" table:style-name="ce8">
            <text:p>235</text:p>
          </table:table-cell>
          <table:table-cell office:value-type="string" table:style-name="ce8">
            <text:p>Electronic means</text:p>
          </table:table-cell>
          <table:table-cell office:value-type="float" office:value="232" table:style-name="ce8">
            <text:p>232</text:p>
          </table:table-cell>
          <table:table-cell office:value-type="float" office:value="0" table:formula="of:=CONCAT(CONCAT(&quot;https://docs.google.com/spreadsheets/d/1zw9aR8GDIDUiTDtSznMxDlZQEAGb8uNzib9KBZLf5yE/edit#gid=0&amp;range=A&quot;;[.G71]);CONCAT(&quot;:X&quot;;[.E71]))"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lectronic Ordering</text:p>
          </table:table-cell>
          <table:table-cell office:value-type="float" office:value="237" table:style-name="ce8">
            <text:p>237</text:p>
          </table:table-cell>
          <table:table-cell office:value-type="string" table:style-name="ce8">
            <text:p>Electronic Ordering</text:p>
          </table:table-cell>
          <table:table-cell office:value-type="float" office:value="236" table:style-name="ce8">
            <text:p>236</text:p>
          </table:table-cell>
          <table:table-cell office:value-type="float" office:value="0" table:formula="of:=CONCAT(CONCAT(&quot;https://docs.google.com/spreadsheets/d/1zw9aR8GDIDUiTDtSznMxDlZQEAGb8uNzib9KBZLf5yE/edit#gid=0&amp;range=A&quot;;[.G72]);CONCAT(&quot;:X&quot;;[.E72]))"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lectronic Payment</text:p>
          </table:table-cell>
          <table:table-cell office:value-type="float" office:value="239" table:style-name="ce8">
            <text:p>239</text:p>
          </table:table-cell>
          <table:table-cell office:value-type="string" table:style-name="ce8">
            <text:p>Electronic Payment</text:p>
          </table:table-cell>
          <table:table-cell office:value-type="float" office:value="238" table:style-name="ce8">
            <text:p>238</text:p>
          </table:table-cell>
          <table:table-cell office:value-type="float" office:value="0" table:formula="of:=CONCAT(CONCAT(&quot;https://docs.google.com/spreadsheets/d/1zw9aR8GDIDUiTDtSznMxDlZQEAGb8uNzib9KBZLf5yE/edit#gid=0&amp;range=A&quot;;[.G73]);CONCAT(&quot;:X&quot;;[.E73]))"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lectronic Submission</text:p>
          </table:table-cell>
          <table:table-cell office:value-type="float" office:value="243" table:style-name="ce8">
            <text:p>243</text:p>
          </table:table-cell>
          <table:table-cell office:value-type="string" table:style-name="ce8">
            <text:p>Electronic Submission</text:p>
          </table:table-cell>
          <table:table-cell office:value-type="float" office:value="240" table:style-name="ce8">
            <text:p>240</text:p>
          </table:table-cell>
          <table:table-cell office:value-type="float" office:value="0" table:formula="of:=CONCAT(CONCAT(&quot;https://docs.google.com/spreadsheets/d/1zw9aR8GDIDUiTDtSznMxDlZQEAGb8uNzib9KBZLf5yE/edit#gid=0&amp;range=A&quot;;[.G74]);CONCAT(&quot;:X&quot;;[.E74]))"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mail</text:p>
          </table:table-cell>
          <table:table-cell office:value-type="float" office:value="245" table:style-name="ce8">
            <text:p>245</text:p>
          </table:table-cell>
          <table:table-cell office:value-type="string" table:style-name="ce8">
            <text:p>Email</text:p>
          </table:table-cell>
          <table:table-cell office:value-type="float" office:value="244" table:style-name="ce8">
            <text:p>244</text:p>
          </table:table-cell>
          <table:table-cell office:value-type="float" office:value="0" table:formula="of:=CONCAT(CONCAT(&quot;https://docs.google.com/spreadsheets/d/1zw9aR8GDIDUiTDtSznMxDlZQEAGb8uNzib9KBZLf5yE/edit#gid=0&amp;range=A&quot;;[.G75]);CONCAT(&quot;:X&quot;;[.E75]))"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mployment Party</text:p>
          </table:table-cell>
          <table:table-cell office:value-type="float" office:value="247" table:style-name="ce8">
            <text:p>247</text:p>
          </table:table-cell>
          <table:table-cell office:value-type="string" table:style-name="ce8">
            <text:p>Employment Party</text:p>
          </table:table-cell>
          <table:table-cell office:value-type="float" office:value="246" table:style-name="ce8">
            <text:p>246</text:p>
          </table:table-cell>
          <table:table-cell office:value-type="float" office:value="0" table:formula="of:=CONCAT(CONCAT(&quot;https://docs.google.com/spreadsheets/d/1zw9aR8GDIDUiTDtSznMxDlZQEAGb8uNzib9KBZLf5yE/edit#gid=0&amp;range=A&quot;;[.G76]);CONCAT(&quot;:X&quot;;[.E76]))"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mployment Party Address URL General</text:p>
          </table:table-cell>
          <table:table-cell office:value-type="float" office:value="251" table:style-name="ce8">
            <text:p>251</text:p>
          </table:table-cell>
          <table:table-cell office:value-type="string" table:style-name="ce8">
            <text:p>Employment Party Address URL General</text:p>
          </table:table-cell>
          <table:table-cell office:value-type="float" office:value="248" table:style-name="ce8">
            <text:p>248</text:p>
          </table:table-cell>
          <table:table-cell office:value-type="float" office:value="0" table:formula="of:=CONCAT(CONCAT(&quot;https://docs.google.com/spreadsheets/d/1zw9aR8GDIDUiTDtSznMxDlZQEAGb8uNzib9KBZLf5yE/edit#gid=0&amp;range=A&quot;;[.G77]);CONCAT(&quot;:X&quot;;[.E77]))"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nvironmental Party</text:p>
          </table:table-cell>
          <table:table-cell office:value-type="float" office:value="253" table:style-name="ce8">
            <text:p>253</text:p>
          </table:table-cell>
          <table:table-cell office:value-type="string" table:style-name="ce8">
            <text:p>Environmental Party</text:p>
          </table:table-cell>
          <table:table-cell office:value-type="float" office:value="252" table:style-name="ce8">
            <text:p>252</text:p>
          </table:table-cell>
          <table:table-cell office:value-type="float" office:value="0" table:formula="of:=CONCAT(CONCAT(&quot;https://docs.google.com/spreadsheets/d/1zw9aR8GDIDUiTDtSznMxDlZQEAGb8uNzib9KBZLf5yE/edit#gid=0&amp;range=A&quot;;[.G78]);CONCAT(&quot;:X&quot;;[.E78]))"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nvironmental Party</text:p>
            <text:p><text:s/>Employment Party</text:p>
          </table:table-cell>
          <table:table-cell office:value-type="float" office:value="258" table:style-name="ce8">
            <text:p>258</text:p>
          </table:table-cell>
          <table:table-cell office:value-type="string" table:style-name="ce8">
            <text:p>Environmental Party</text:p>
            <text:p><text:s/>Employment Party</text:p>
          </table:table-cell>
          <table:table-cell office:value-type="float" office:value="258" table:style-name="ce8">
            <text:p>258</text:p>
          </table:table-cell>
          <table:table-cell office:value-type="float" office:value="0" table:formula="of:=CONCAT(CONCAT(&quot;https://docs.google.com/spreadsheets/d/1zw9aR8GDIDUiTDtSznMxDlZQEAGb8uNzib9KBZLf5yE/edit#gid=0&amp;range=A&quot;;[.G79]);CONCAT(&quot;:X&quot;;[.E79]))"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nvironmental Party Address URL General</text:p>
          </table:table-cell>
          <table:table-cell office:value-type="float" office:value="257" table:style-name="ce8">
            <text:p>257</text:p>
          </table:table-cell>
          <table:table-cell office:value-type="string" table:style-name="ce8">
            <text:p>Environmental Party Address URL General</text:p>
          </table:table-cell>
          <table:table-cell office:value-type="float" office:value="254" table:style-name="ce8">
            <text:p>254</text:p>
          </table:table-cell>
          <table:table-cell office:value-type="float" office:value="0" table:formula="of:=CONCAT(CONCAT(&quot;https://docs.google.com/spreadsheets/d/1zw9aR8GDIDUiTDtSznMxDlZQEAGb8uNzib9KBZLf5yE/edit#gid=0&amp;range=A&quot;;[.G80]);CONCAT(&quot;:X&quot;;[.E80]))"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PPI</text:p>
          </table:table-cell>
          <table:table-cell office:value-type="float" office:value="259" table:style-name="ce8">
            <text:p>259</text:p>
          </table:table-cell>
          <table:table-cell office:value-type="string" table:style-name="ce8">
            <text:p>EPPI</text:p>
          </table:table-cell>
          <table:table-cell office:value-type="float" office:value="259" table:style-name="ce8">
            <text:p>259</text:p>
          </table:table-cell>
          <table:table-cell office:value-type="float" office:value="0" table:formula="of:=CONCAT(CONCAT(&quot;https://docs.google.com/spreadsheets/d/1zw9aR8GDIDUiTDtSznMxDlZQEAGb8uNzib9KBZLf5yE/edit#gid=0&amp;range=A&quot;;[.G81]);CONCAT(&quot;:X&quot;;[.E81]))"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stimated Magnitude</text:p>
          </table:table-cell>
          <table:table-cell office:value-type="float" office:value="263" table:style-name="ce8">
            <text:p>263</text:p>
          </table:table-cell>
          <table:table-cell office:value-type="string" table:style-name="ce8">
            <text:p>Estimated Magnitude</text:p>
          </table:table-cell>
          <table:table-cell office:value-type="float" office:value="260" table:style-name="ce8">
            <text:p>260</text:p>
          </table:table-cell>
          <table:table-cell office:value-type="float" office:value="0" table:formula="of:=CONCAT(CONCAT(&quot;https://docs.google.com/spreadsheets/d/1zw9aR8GDIDUiTDtSznMxDlZQEAGb8uNzib9KBZLf5yE/edit#gid=0&amp;range=A&quot;;[.G82]);CONCAT(&quot;:X&quot;;[.E82]))"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stimated Total Magnitude</text:p>
          </table:table-cell>
          <table:table-cell office:value-type="float" office:value="268" table:style-name="ce8">
            <text:p>268</text:p>
          </table:table-cell>
          <table:table-cell office:value-type="string" table:style-name="ce8">
            <text:p>Estimated Total Magnitude</text:p>
          </table:table-cell>
          <table:table-cell office:value-type="float" office:value="264" table:style-name="ce8">
            <text:p>264</text:p>
          </table:table-cell>
          <table:table-cell office:value-type="float" office:value="0" table:formula="of:=CONCAT(CONCAT(&quot;https://docs.google.com/spreadsheets/d/1zw9aR8GDIDUiTDtSznMxDlZQEAGb8uNzib9KBZLf5yE/edit#gid=0&amp;range=A&quot;;[.G83]);CONCAT(&quot;:X&quot;;[.E83]))"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stimated Value</text:p>
          </table:table-cell>
          <table:table-cell office:value-type="float" office:value="270" table:style-name="ce8">
            <text:p>270</text:p>
          </table:table-cell>
          <table:table-cell office:value-type="string" table:style-name="ce8">
            <text:p>Estimated Value</text:p>
          </table:table-cell>
          <table:table-cell office:value-type="float" office:value="269" table:style-name="ce8">
            <text:p>269</text:p>
          </table:table-cell>
          <table:table-cell office:value-type="float" office:value="0" table:formula="of:=CONCAT(CONCAT(&quot;https://docs.google.com/spreadsheets/d/1zw9aR8GDIDUiTDtSznMxDlZQEAGb8uNzib9KBZLf5yE/edit#gid=0&amp;range=A&quot;;[.G84]);CONCAT(&quot;:X&quot;;[.E84]))"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U Funds Indicator</text:p>
          </table:table-cell>
          <table:table-cell office:value-type="float" office:value="279" table:style-name="ce8">
            <text:p>279</text:p>
          </table:table-cell>
          <table:table-cell office:value-type="string" table:style-name="ce8">
            <text:p>EU Funds Indicator</text:p>
          </table:table-cell>
          <table:table-cell office:value-type="float" office:value="271" table:style-name="ce8">
            <text:p>271</text:p>
          </table:table-cell>
          <table:table-cell office:value-type="float" office:value="0" table:formula="of:=CONCAT(CONCAT(&quot;https://docs.google.com/spreadsheets/d/1zw9aR8GDIDUiTDtSznMxDlZQEAGb8uNzib9KBZLf5yE/edit#gid=0&amp;range=A&quot;;[.G85]);CONCAT(&quot;:X&quot;;[.E85]))"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valuation Board</text:p>
          </table:table-cell>
          <table:table-cell office:value-type="float" office:value="280" table:style-name="ce8">
            <text:p>280</text:p>
          </table:table-cell>
          <table:table-cell office:value-type="string" table:style-name="ce8">
            <text:p>Evaluation Board</text:p>
          </table:table-cell>
          <table:table-cell office:value-type="float" office:value="280" table:style-name="ce8">
            <text:p>280</text:p>
          </table:table-cell>
          <table:table-cell office:value-type="float" office:value="0" table:formula="of:=CONCAT(CONCAT(&quot;https://docs.google.com/spreadsheets/d/1zw9aR8GDIDUiTDtSznMxDlZQEAGb8uNzib9KBZLf5yE/edit#gid=0&amp;range=A&quot;;[.G86]);CONCAT(&quot;:X&quot;;[.E86]))"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valuation Criterion</text:p>
          </table:table-cell>
          <table:table-cell office:value-type="float" office:value="281" table:style-name="ce8">
            <text:p>281</text:p>
          </table:table-cell>
          <table:table-cell office:value-type="string" table:style-name="ce8">
            <text:p>Evaluation Criterion</text:p>
          </table:table-cell>
          <table:table-cell office:value-type="float" office:value="281" table:style-name="ce8">
            <text:p>281</text:p>
          </table:table-cell>
          <table:table-cell office:value-type="float" office:value="0" table:formula="of:=CONCAT(CONCAT(&quot;https://docs.google.com/spreadsheets/d/1zw9aR8GDIDUiTDtSznMxDlZQEAGb8uNzib9KBZLf5yE/edit#gid=0&amp;range=A&quot;;[.G87]);CONCAT(&quot;:X&quot;;[.E87]))"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valuation Process</text:p>
          </table:table-cell>
          <table:table-cell office:value-type="float" office:value="282" table:style-name="ce8">
            <text:p>282</text:p>
          </table:table-cell>
          <table:table-cell office:value-type="string" table:style-name="ce8">
            <text:p>Evaluation Process</text:p>
          </table:table-cell>
          <table:table-cell office:value-type="float" office:value="282" table:style-name="ce8">
            <text:p>282</text:p>
          </table:table-cell>
          <table:table-cell office:value-type="float" office:value="0" table:formula="of:=CONCAT(CONCAT(&quot;https://docs.google.com/spreadsheets/d/1zw9aR8GDIDUiTDtSznMxDlZQEAGb8uNzib9KBZLf5yE/edit#gid=0&amp;range=A&quot;;[.G88]);CONCAT(&quot;:X&quot;;[.E88]))"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valuation Result</text:p>
          </table:table-cell>
          <table:table-cell office:value-type="float" office:value="283" table:style-name="ce8">
            <text:p>283</text:p>
          </table:table-cell>
          <table:table-cell office:value-type="string" table:style-name="ce8">
            <text:p>Evaluation Result</text:p>
          </table:table-cell>
          <table:table-cell office:value-type="float" office:value="283" table:style-name="ce8">
            <text:p>283</text:p>
          </table:table-cell>
          <table:table-cell office:value-type="float" office:value="0" table:formula="of:=CONCAT(CONCAT(&quot;https://docs.google.com/spreadsheets/d/1zw9aR8GDIDUiTDtSznMxDlZQEAGb8uNzib9KBZLf5yE/edit#gid=0&amp;range=A&quot;;[.G89]);CONCAT(&quot;:X&quot;;[.E89]))"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xclusion criterion</text:p>
          </table:table-cell>
          <table:table-cell office:value-type="float" office:value="286" table:style-name="ce8">
            <text:p>286</text:p>
          </table:table-cell>
          <table:table-cell office:value-type="string" table:style-name="ce8">
            <text:p>Exclusion criterion</text:p>
          </table:table-cell>
          <table:table-cell office:value-type="float" office:value="284" table:style-name="ce8">
            <text:p>284</text:p>
          </table:table-cell>
          <table:table-cell office:value-type="float" office:value="0" table:formula="of:=CONCAT(CONCAT(&quot;https://docs.google.com/spreadsheets/d/1zw9aR8GDIDUiTDtSznMxDlZQEAGb8uNzib9KBZLf5yE/edit#gid=0&amp;range=A&quot;;[.G90]);CONCAT(&quot;:X&quot;;[.E90]))"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xclusion Tenders Abnormally Low</text:p>
          </table:table-cell>
          <table:table-cell office:value-type="float" office:value="290" table:style-name="ce8">
            <text:p>290</text:p>
          </table:table-cell>
          <table:table-cell office:value-type="string" table:style-name="ce8">
            <text:p>Exclusion Tenders Abnormally Low</text:p>
          </table:table-cell>
          <table:table-cell office:value-type="float" office:value="287" table:style-name="ce8">
            <text:p>287</text:p>
          </table:table-cell>
          <table:table-cell office:value-type="float" office:value="0" table:formula="of:=CONCAT(CONCAT(&quot;https://docs.google.com/spreadsheets/d/1zw9aR8GDIDUiTDtSznMxDlZQEAGb8uNzib9KBZLf5yE/edit#gid=0&amp;range=A&quot;;[.G91]);CONCAT(&quot;:X&quot;;[.E91]))"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xpected Number Of Participants</text:p>
          </table:table-cell>
          <table:table-cell office:value-type="float" office:value="292" table:style-name="ce8">
            <text:p>292</text:p>
          </table:table-cell>
          <table:table-cell office:value-type="string" table:style-name="ce8">
            <text:p>Expected Number Of Participants</text:p>
          </table:table-cell>
          <table:table-cell office:value-type="float" office:value="291" table:style-name="ce8">
            <text:p>291</text:p>
          </table:table-cell>
          <table:table-cell office:value-type="float" office:value="0" table:formula="of:=CONCAT(CONCAT(&quot;https://docs.google.com/spreadsheets/d/1zw9aR8GDIDUiTDtSznMxDlZQEAGb8uNzib9KBZLf5yE/edit#gid=0&amp;range=A&quot;;[.G92]);CONCAT(&quot;:X&quot;;[.E92]))"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xpression Of Interest</text:p>
          </table:table-cell>
          <table:table-cell office:value-type="float" office:value="293" table:style-name="ce8">
            <text:p>293</text:p>
          </table:table-cell>
          <table:table-cell office:value-type="string" table:style-name="ce8">
            <text:p>Expression Of Interest</text:p>
          </table:table-cell>
          <table:table-cell office:value-type="float" office:value="293" table:style-name="ce8">
            <text:p>293</text:p>
          </table:table-cell>
          <table:table-cell office:value-type="float" office:value="0" table:formula="of:=CONCAT(CONCAT(&quot;https://docs.google.com/spreadsheets/d/1zw9aR8GDIDUiTDtSznMxDlZQEAGb8uNzib9KBZLf5yE/edit#gid=0&amp;range=A&quot;;[.G93]);CONCAT(&quot;:X&quot;;[.E93]))"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xtension Duree Justification</text:p>
          </table:table-cell>
          <table:table-cell office:value-type="float" office:value="295" table:style-name="ce8">
            <text:p>295</text:p>
          </table:table-cell>
          <table:table-cell office:value-type="string" table:style-name="ce8">
            <text:p>Extension Duree Justification</text:p>
          </table:table-cell>
          <table:table-cell office:value-type="float" office:value="294" table:style-name="ce8">
            <text:p>294</text:p>
          </table:table-cell>
          <table:table-cell office:value-type="float" office:value="0" table:formula="of:=CONCAT(CONCAT(&quot;https://docs.google.com/spreadsheets/d/1zw9aR8GDIDUiTDtSznMxDlZQEAGb8uNzib9KBZLf5yE/edit#gid=0&amp;range=A&quot;;[.G94]);CONCAT(&quot;:X&quot;;[.E94]))"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FaxNumber</text:p>
          </table:table-cell>
          <table:table-cell office:value-type="float" office:value="297" table:style-name="ce8">
            <text:p>297</text:p>
          </table:table-cell>
          <table:table-cell office:value-type="string" table:style-name="ce8">
            <text:p>FaxNumber</text:p>
          </table:table-cell>
          <table:table-cell office:value-type="float" office:value="296" table:style-name="ce8">
            <text:p>296</text:p>
          </table:table-cell>
          <table:table-cell office:value-type="float" office:value="0" table:formula="of:=CONCAT(CONCAT(&quot;https://docs.google.com/spreadsheets/d/1zw9aR8GDIDUiTDtSznMxDlZQEAGb8uNzib9KBZLf5yE/edit#gid=0&amp;range=A&quot;;[.G95]);CONCAT(&quot;:X&quot;;[.E95]))"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Follow Up Contract</text:p>
          </table:table-cell>
          <table:table-cell office:value-type="float" office:value="299" table:style-name="ce8">
            <text:p>299</text:p>
          </table:table-cell>
          <table:table-cell office:value-type="string" table:style-name="ce8">
            <text:p>Follow Up Contract</text:p>
          </table:table-cell>
          <table:table-cell office:value-type="float" office:value="298" table:style-name="ce8">
            <text:p>298</text:p>
          </table:table-cell>
          <table:table-cell office:value-type="float" office:value="0" table:formula="of:=CONCAT(CONCAT(&quot;https://docs.google.com/spreadsheets/d/1zw9aR8GDIDUiTDtSznMxDlZQEAGb8uNzib9KBZLf5yE/edit#gid=0&amp;range=A&quot;;[.G96]);CONCAT(&quot;:X&quot;;[.E96]))"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Framework Agreement</text:p>
          </table:table-cell>
          <table:table-cell office:value-type="float" office:value="300" table:style-name="ce8">
            <text:p>300</text:p>
          </table:table-cell>
          <table:table-cell office:value-type="string" table:style-name="ce8">
            <text:p>Framework Agreement</text:p>
          </table:table-cell>
          <table:table-cell office:value-type="float" office:value="300" table:style-name="ce8">
            <text:p>300</text:p>
          </table:table-cell>
          <table:table-cell office:value-type="float" office:value="0" table:formula="of:=CONCAT(CONCAT(&quot;https://docs.google.com/spreadsheets/d/1zw9aR8GDIDUiTDtSznMxDlZQEAGb8uNzib9KBZLf5yE/edit#gid=0&amp;range=A&quot;;[.G97]);CONCAT(&quot;:X&quot;;[.E97]))"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Framework Agreement Type Code</text:p>
          </table:table-cell>
          <table:table-cell office:value-type="float" office:value="307" table:style-name="ce8">
            <text:p>307</text:p>
          </table:table-cell>
          <table:table-cell office:value-type="string" table:style-name="ce8">
            <text:p>Framework Agreement Type Code</text:p>
          </table:table-cell>
          <table:table-cell office:value-type="float" office:value="301" table:style-name="ce8">
            <text:p>301</text:p>
          </table:table-cell>
          <table:table-cell office:value-type="float" office:value="0" table:formula="of:=CONCAT(CONCAT(&quot;https://docs.google.com/spreadsheets/d/1zw9aR8GDIDUiTDtSznMxDlZQEAGb8uNzib9KBZLf5yE/edit#gid=0&amp;range=A&quot;;[.G98]);CONCAT(&quot;:X&quot;;[.E98]))"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Framework Duration</text:p>
          </table:table-cell>
          <table:table-cell office:value-type="float" office:value="311" table:style-name="ce8">
            <text:p>311</text:p>
          </table:table-cell>
          <table:table-cell office:value-type="string" table:style-name="ce8">
            <text:p>Framework Duration</text:p>
          </table:table-cell>
          <table:table-cell office:value-type="float" office:value="308" table:style-name="ce8">
            <text:p>308</text:p>
          </table:table-cell>
          <table:table-cell office:value-type="float" office:value="0" table:formula="of:=CONCAT(CONCAT(&quot;https://docs.google.com/spreadsheets/d/1zw9aR8GDIDUiTDtSznMxDlZQEAGb8uNzib9KBZLf5yE/edit#gid=0&amp;range=A&quot;;[.G99]);CONCAT(&quot;:X&quot;;[.E99]))"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Framework Max Value All Lots</text:p>
          </table:table-cell>
          <table:table-cell office:value-type="float" office:value="313" table:style-name="ce8">
            <text:p>313</text:p>
          </table:table-cell>
          <table:table-cell office:value-type="string" table:style-name="ce8">
            <text:p>Framework Max Value All Lots</text:p>
          </table:table-cell>
          <table:table-cell office:value-type="float" office:value="312" table:style-name="ce8">
            <text:p>312</text:p>
          </table:table-cell>
          <table:table-cell office:value-type="float" office:value="0" table:formula="of:=CONCAT(CONCAT(&quot;https://docs.google.com/spreadsheets/d/1zw9aR8GDIDUiTDtSznMxDlZQEAGb8uNzib9KBZLf5yE/edit#gid=0&amp;range=A&quot;;[.G100]);CONCAT(&quot;:X&quot;;[.E100]))"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Framework Max Value Group Lots</text:p>
          </table:table-cell>
          <table:table-cell office:value-type="float" office:value="315" table:style-name="ce8">
            <text:p>315</text:p>
          </table:table-cell>
          <table:table-cell office:value-type="string" table:style-name="ce8">
            <text:p>Framework Max Value Group Lots</text:p>
          </table:table-cell>
          <table:table-cell office:value-type="float" office:value="314" table:style-name="ce8">
            <text:p>314</text:p>
          </table:table-cell>
          <table:table-cell office:value-type="float" office:value="0" table:formula="of:=CONCAT(CONCAT(&quot;https://docs.google.com/spreadsheets/d/1zw9aR8GDIDUiTDtSznMxDlZQEAGb8uNzib9KBZLf5yE/edit#gid=0&amp;range=A&quot;;[.G101]);CONCAT(&quot;:X&quot;;[.E101]))"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Free Acces</text:p>
          </table:table-cell>
          <table:table-cell office:value-type="float" office:value="320" table:style-name="ce8">
            <text:p>320</text:p>
          </table:table-cell>
          <table:table-cell office:value-type="string" table:style-name="ce8">
            <text:p>Free Acces</text:p>
          </table:table-cell>
          <table:table-cell office:value-type="float" office:value="316" table:style-name="ce8">
            <text:p>316</text:p>
          </table:table-cell>
          <table:table-cell office:value-type="float" office:value="0" table:formula="of:=CONCAT(CONCAT(&quot;https://docs.google.com/spreadsheets/d/1zw9aR8GDIDUiTDtSznMxDlZQEAGb8uNzib9KBZLf5yE/edit#gid=0&amp;range=A&quot;;[.G102]);CONCAT(&quot;:X&quot;;[.E102]))"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Further Party</text:p>
          </table:table-cell>
          <table:table-cell office:value-type="float" office:value="321" table:style-name="ce8">
            <text:p>321</text:p>
          </table:table-cell>
          <table:table-cell office:value-type="string" table:style-name="ce8">
            <text:p>Further Party</text:p>
          </table:table-cell>
          <table:table-cell office:value-type="float" office:value="321" table:style-name="ce8">
            <text:p>321</text:p>
          </table:table-cell>
          <table:table-cell office:value-type="float" office:value="0" table:formula="of:=CONCAT(CONCAT(&quot;https://docs.google.com/spreadsheets/d/1zw9aR8GDIDUiTDtSznMxDlZQEAGb8uNzib9KBZLf5yE/edit#gid=0&amp;range=A&quot;;[.G103]);CONCAT(&quot;:X&quot;;[.E103]))"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GPA Usage</text:p>
          </table:table-cell>
          <table:table-cell office:value-type="float" office:value="325" table:style-name="ce8">
            <text:p>325</text:p>
          </table:table-cell>
          <table:table-cell office:value-type="string" table:style-name="ce8">
            <text:p>GPA Usage</text:p>
          </table:table-cell>
          <table:table-cell office:value-type="float" office:value="322" table:style-name="ce8">
            <text:p>322</text:p>
          </table:table-cell>
          <table:table-cell office:value-type="float" office:value="0" table:formula="of:=CONCAT(CONCAT(&quot;https://docs.google.com/spreadsheets/d/1zw9aR8GDIDUiTDtSznMxDlZQEAGb8uNzib9KBZLf5yE/edit#gid=0&amp;range=A&quot;;[.G104]);CONCAT(&quot;:X&quot;;[.E104]))"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Guarantee Required</text:p>
          </table:table-cell>
          <table:table-cell office:value-type="float" office:value="332" table:style-name="ce8">
            <text:p>332</text:p>
          </table:table-cell>
          <table:table-cell office:value-type="string" table:style-name="ce8">
            <text:p>Guarantee Required</text:p>
          </table:table-cell>
          <table:table-cell office:value-type="float" office:value="326" table:style-name="ce8">
            <text:p>326</text:p>
          </table:table-cell>
          <table:table-cell office:value-type="float" office:value="0" table:formula="of:=CONCAT(CONCAT(&quot;https://docs.google.com/spreadsheets/d/1zw9aR8GDIDUiTDtSznMxDlZQEAGb8uNzib9KBZLf5yE/edit#gid=0&amp;range=A&quot;;[.G105]);CONCAT(&quot;:X&quot;;[.E105]))"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Internal Reference Number</text:p>
          </table:table-cell>
          <table:table-cell office:value-type="float" office:value="334" table:style-name="ce8">
            <text:p>334</text:p>
          </table:table-cell>
          <table:table-cell office:value-type="string" table:style-name="ce8">
            <text:p>Internal Reference Number</text:p>
          </table:table-cell>
          <table:table-cell office:value-type="float" office:value="333" table:style-name="ce8">
            <text:p>333</text:p>
          </table:table-cell>
          <table:table-cell office:value-type="float" office:value="0" table:formula="of:=CONCAT(CONCAT(&quot;https://docs.google.com/spreadsheets/d/1zw9aR8GDIDUiTDtSznMxDlZQEAGb8uNzib9KBZLf5yE/edit#gid=0&amp;range=A&quot;;[.G106]);CONCAT(&quot;:X&quot;;[.E106]))"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Internet Address</text:p>
          </table:table-cell>
          <table:table-cell office:value-type="float" office:value="336" table:style-name="ce8">
            <text:p>336</text:p>
          </table:table-cell>
          <table:table-cell office:value-type="string" table:style-name="ce8">
            <text:p>Internet Address</text:p>
          </table:table-cell>
          <table:table-cell office:value-type="float" office:value="335" table:style-name="ce8">
            <text:p>335</text:p>
          </table:table-cell>
          <table:table-cell office:value-type="float" office:value="0" table:formula="of:=CONCAT(CONCAT(&quot;https://docs.google.com/spreadsheets/d/1zw9aR8GDIDUiTDtSznMxDlZQEAGb8uNzib9KBZLf5yE/edit#gid=0&amp;range=A&quot;;[.G107]);CONCAT(&quot;:X&quot;;[.E107]))"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Invitation <text:s/>To Tender</text:p>
          </table:table-cell>
          <table:table-cell office:value-type="float" office:value="340" table:style-name="ce8">
            <text:p>340</text:p>
          </table:table-cell>
          <table:table-cell office:value-type="string" table:style-name="ce8">
            <text:p>Invitation <text:s/>To Tender</text:p>
          </table:table-cell>
          <table:table-cell office:value-type="float" office:value="340" table:style-name="ce8">
            <text:p>340</text:p>
          </table:table-cell>
          <table:table-cell office:value-type="float" office:value="0" table:formula="of:=CONCAT(CONCAT(&quot;https://docs.google.com/spreadsheets/d/1zw9aR8GDIDUiTDtSznMxDlZQEAGb8uNzib9KBZLf5yE/edit#gid=0&amp;range=A&quot;;[.G108]);CONCAT(&quot;:X&quot;;[.E108]))"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Invitations Dispatch Date</text:p>
          </table:table-cell>
          <table:table-cell office:value-type="float" office:value="339" table:style-name="ce8">
            <text:p>339</text:p>
          </table:table-cell>
          <table:table-cell office:value-type="string" table:style-name="ce8">
            <text:p>Invitations Dispatch Date</text:p>
          </table:table-cell>
          <table:table-cell office:value-type="float" office:value="337" table:style-name="ce8">
            <text:p>337</text:p>
          </table:table-cell>
          <table:table-cell office:value-type="float" office:value="0" table:formula="of:=CONCAT(CONCAT(&quot;https://docs.google.com/spreadsheets/d/1zw9aR8GDIDUiTDtSznMxDlZQEAGb8uNzib9KBZLf5yE/edit#gid=0&amp;range=A&quot;;[.G109]);CONCAT(&quot;:X&quot;;[.E109]))"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Jury Member Name</text:p>
          </table:table-cell>
          <table:table-cell office:value-type="float" office:value="342" table:style-name="ce8">
            <text:p>342</text:p>
          </table:table-cell>
          <table:table-cell office:value-type="string" table:style-name="ce8">
            <text:p>Jury Member Name</text:p>
          </table:table-cell>
          <table:table-cell office:value-type="float" office:value="341" table:style-name="ce8">
            <text:p>341</text:p>
          </table:table-cell>
          <table:table-cell office:value-type="float" office:value="0" table:formula="of:=CONCAT(CONCAT(&quot;https://docs.google.com/spreadsheets/d/1zw9aR8GDIDUiTDtSznMxDlZQEAGb8uNzib9KBZLf5yE/edit#gid=0&amp;range=A&quot;;[.G110]);CONCAT(&quot;:X&quot;;[.E110]))"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Justification</text:p>
          </table:table-cell>
          <table:table-cell office:value-type="float" office:value="344" table:style-name="ce8">
            <text:p>344</text:p>
          </table:table-cell>
          <table:table-cell office:value-type="string" table:style-name="ce8">
            <text:p>Justification</text:p>
          </table:table-cell>
          <table:table-cell office:value-type="float" office:value="343" table:style-name="ce8">
            <text:p>343</text:p>
          </table:table-cell>
          <table:table-cell office:value-type="float" office:value="0" table:formula="of:=CONCAT(CONCAT(&quot;https://docs.google.com/spreadsheets/d/1zw9aR8GDIDUiTDtSznMxDlZQEAGb8uNzib9KBZLf5yE/edit#gid=0&amp;range=A&quot;;[.G111]);CONCAT(&quot;:X&quot;;[.E111]))"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Justification Code</text:p>
          </table:table-cell>
          <table:table-cell office:value-type="float" office:value="346" table:style-name="ce8">
            <text:p>346</text:p>
          </table:table-cell>
          <table:table-cell office:value-type="string" table:style-name="ce8">
            <text:p>Justification Code</text:p>
          </table:table-cell>
          <table:table-cell office:value-type="float" office:value="345" table:style-name="ce8">
            <text:p>345</text:p>
          </table:table-cell>
          <table:table-cell office:value-type="float" office:value="0" table:formula="of:=CONCAT(CONCAT(&quot;https://docs.google.com/spreadsheets/d/1zw9aR8GDIDUiTDtSznMxDlZQEAGb8uNzib9KBZLf5yE/edit#gid=0&amp;range=A&quot;;[.G112]);CONCAT(&quot;:X&quot;;[.E112]))"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Language</text:p>
          </table:table-cell>
          <table:table-cell office:value-type="float" office:value="348" table:style-name="ce8">
            <text:p>348</text:p>
          </table:table-cell>
          <table:table-cell office:value-type="string" table:style-name="ce8">
            <text:p>Language</text:p>
          </table:table-cell>
          <table:table-cell office:value-type="float" office:value="347" table:style-name="ce8">
            <text:p>347</text:p>
          </table:table-cell>
          <table:table-cell office:value-type="float" office:value="0" table:formula="of:=CONCAT(CONCAT(&quot;https://docs.google.com/spreadsheets/d/1zw9aR8GDIDUiTDtSznMxDlZQEAGb8uNzib9KBZLf5yE/edit#gid=0&amp;range=A&quot;;[.G113]);CONCAT(&quot;:X&quot;;[.E113]))"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Latest Security Clearance Date</text:p>
          </table:table-cell>
          <table:table-cell office:value-type="float" office:value="351" table:style-name="ce8">
            <text:p>351</text:p>
          </table:table-cell>
          <table:table-cell office:value-type="string" table:style-name="ce8">
            <text:p>Latest Security Clearance Date</text:p>
          </table:table-cell>
          <table:table-cell office:value-type="float" office:value="349" table:style-name="ce8">
            <text:p>349</text:p>
          </table:table-cell>
          <table:table-cell office:value-type="float" office:value="0" table:formula="of:=CONCAT(CONCAT(&quot;https://docs.google.com/spreadsheets/d/1zw9aR8GDIDUiTDtSznMxDlZQEAGb8uNzib9KBZLf5yE/edit#gid=0&amp;range=A&quot;;[.G114]);CONCAT(&quot;:X&quot;;[.E114]))"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Legal Basis</text:p>
          </table:table-cell>
          <table:table-cell office:value-type="float" office:value="355" table:style-name="ce8">
            <text:p>355</text:p>
          </table:table-cell>
          <table:table-cell office:value-type="string" table:style-name="ce8">
            <text:p>Legal Basis</text:p>
          </table:table-cell>
          <table:table-cell office:value-type="float" office:value="352" table:style-name="ce8">
            <text:p>352</text:p>
          </table:table-cell>
          <table:table-cell office:value-type="float" office:value="0" table:formula="of:=CONCAT(CONCAT(&quot;https://docs.google.com/spreadsheets/d/1zw9aR8GDIDUiTDtSznMxDlZQEAGb8uNzib9KBZLf5yE/edit#gid=0&amp;range=A&quot;;[.G115]);CONCAT(&quot;:X&quot;;[.E115]))"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Legal Form</text:p>
          </table:table-cell>
          <table:table-cell office:value-type="float" office:value="361" table:style-name="ce8">
            <text:p>361</text:p>
          </table:table-cell>
          <table:table-cell office:value-type="string" table:style-name="ce8">
            <text:p>Legal Form</text:p>
          </table:table-cell>
          <table:table-cell office:value-type="float" office:value="356" table:style-name="ce8">
            <text:p>356</text:p>
          </table:table-cell>
          <table:table-cell office:value-type="float" office:value="0" table:formula="of:=CONCAT(CONCAT(&quot;https://docs.google.com/spreadsheets/d/1zw9aR8GDIDUiTDtSznMxDlZQEAGb8uNzib9KBZLf5yE/edit#gid=0&amp;range=A&quot;;[.G116]);CONCAT(&quot;:X&quot;;[.E116]))"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Legal Reference Law</text:p>
          </table:table-cell>
          <table:table-cell office:value-type="float" office:value="362" table:style-name="ce8">
            <text:p>362</text:p>
          </table:table-cell>
          <table:table-cell office:value-type="string" table:style-name="ce8">
            <text:p>Legal Reference Law</text:p>
          </table:table-cell>
          <table:table-cell office:value-type="float" office:value="362" table:style-name="ce8">
            <text:p>362</text:p>
          </table:table-cell>
          <table:table-cell office:value-type="float" office:value="0" table:formula="of:=CONCAT(CONCAT(&quot;https://docs.google.com/spreadsheets/d/1zw9aR8GDIDUiTDtSznMxDlZQEAGb8uNzib9KBZLf5yE/edit#gid=0&amp;range=A&quot;;[.G117]);CONCAT(&quot;:X&quot;;[.E117]))"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Location</text:p>
          </table:table-cell>
          <table:table-cell office:value-type="float" office:value="365" table:style-name="ce8">
            <text:p>365</text:p>
          </table:table-cell>
          <table:table-cell office:value-type="string" table:style-name="ce8">
            <text:p>Location</text:p>
          </table:table-cell>
          <table:table-cell office:value-type="float" office:value="363" table:style-name="ce8">
            <text:p>363</text:p>
          </table:table-cell>
          <table:table-cell office:value-type="float" office:value="0" table:formula="of:=CONCAT(CONCAT(&quot;https://docs.google.com/spreadsheets/d/1zw9aR8GDIDUiTDtSznMxDlZQEAGb8uNzib9KBZLf5yE/edit#gid=0&amp;range=A&quot;;[.G118]);CONCAT(&quot;:X&quot;;[.E118]))"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Location Description</text:p>
          </table:table-cell>
          <table:table-cell office:value-type="float" office:value="370" table:style-name="ce8">
            <text:p>370</text:p>
          </table:table-cell>
          <table:table-cell office:value-type="string" table:style-name="ce8">
            <text:p>Location Description</text:p>
          </table:table-cell>
          <table:table-cell office:value-type="float" office:value="366" table:style-name="ce8">
            <text:p>366</text:p>
          </table:table-cell>
          <table:table-cell office:value-type="float" office:value="0" table:formula="of:=CONCAT(CONCAT(&quot;https://docs.google.com/spreadsheets/d/1zw9aR8GDIDUiTDtSznMxDlZQEAGb8uNzib9KBZLf5yE/edit#gid=0&amp;range=A&quot;;[.G119]);CONCAT(&quot;:X&quot;;[.E119]))"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Lot</text:p>
          </table:table-cell>
          <table:table-cell office:value-type="float" office:value="377" table:style-name="ce8">
            <text:p>377</text:p>
          </table:table-cell>
          <table:table-cell office:value-type="string" table:style-name="ce8">
            <text:p>Lot</text:p>
          </table:table-cell>
          <table:table-cell office:value-type="float" office:value="371" table:style-name="ce8">
            <text:p>371</text:p>
          </table:table-cell>
          <table:table-cell office:value-type="float" office:value="0" table:formula="of:=CONCAT(CONCAT(&quot;https://docs.google.com/spreadsheets/d/1zw9aR8GDIDUiTDtSznMxDlZQEAGb8uNzib9KBZLf5yE/edit#gid=0&amp;range=A&quot;;[.G120]);CONCAT(&quot;:X&quot;;[.E120]))"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Lot Group</text:p>
          </table:table-cell>
          <table:table-cell office:value-type="float" office:value="378" table:style-name="ce8">
            <text:p>378</text:p>
          </table:table-cell>
          <table:table-cell office:value-type="string" table:style-name="ce8">
            <text:p>Lot Group</text:p>
          </table:table-cell>
          <table:table-cell office:value-type="float" office:value="378" table:style-name="ce8">
            <text:p>378</text:p>
          </table:table-cell>
          <table:table-cell office:value-type="float" office:value="0" table:formula="of:=CONCAT(CONCAT(&quot;https://docs.google.com/spreadsheets/d/1zw9aR8GDIDUiTDtSznMxDlZQEAGb8uNzib9KBZLf5yE/edit#gid=0&amp;range=A&quot;;[.G121]);CONCAT(&quot;:X&quot;;[.E121]))"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Lot Identifier Reference</text:p>
          </table:table-cell>
          <table:table-cell office:value-type="float" office:value="382" table:style-name="ce8">
            <text:p>382</text:p>
          </table:table-cell>
          <table:table-cell office:value-type="string" table:style-name="ce8">
            <text:p>Lot Identifier Reference</text:p>
          </table:table-cell>
          <table:table-cell office:value-type="float" office:value="379" table:style-name="ce8">
            <text:p>379</text:p>
          </table:table-cell>
          <table:table-cell office:value-type="float" office:value="0" table:formula="of:=CONCAT(CONCAT(&quot;https://docs.google.com/spreadsheets/d/1zw9aR8GDIDUiTDtSznMxDlZQEAGb8uNzib9KBZLf5yE/edit#gid=0&amp;range=A&quot;;[.G122]);CONCAT(&quot;:X&quot;;[.E122]))"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Main Activity</text:p>
          </table:table-cell>
          <table:table-cell office:value-type="float" office:value="386" table:style-name="ce8">
            <text:p>386</text:p>
          </table:table-cell>
          <table:table-cell office:value-type="string" table:style-name="ce8">
            <text:p>Main Activity</text:p>
          </table:table-cell>
          <table:table-cell office:value-type="float" office:value="383" table:style-name="ce8">
            <text:p>383</text:p>
          </table:table-cell>
          <table:table-cell office:value-type="float" office:value="0" table:formula="of:=CONCAT(CONCAT(&quot;https://docs.google.com/spreadsheets/d/1zw9aR8GDIDUiTDtSznMxDlZQEAGb8uNzib9KBZLf5yE/edit#gid=0&amp;range=A&quot;;[.G123]);CONCAT(&quot;:X&quot;;[.E123]))"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Main Features Award</text:p>
          </table:table-cell>
          <table:table-cell office:value-type="float" office:value="388" table:style-name="ce8">
            <text:p>388</text:p>
          </table:table-cell>
          <table:table-cell office:value-type="string" table:style-name="ce8">
            <text:p>Main Features Award</text:p>
          </table:table-cell>
          <table:table-cell office:value-type="float" office:value="387" table:style-name="ce8">
            <text:p>387</text:p>
          </table:table-cell>
          <table:table-cell office:value-type="float" office:value="0" table:formula="of:=CONCAT(CONCAT(&quot;https://docs.google.com/spreadsheets/d/1zw9aR8GDIDUiTDtSznMxDlZQEAGb8uNzib9KBZLf5yE/edit#gid=0&amp;range=A&quot;;[.G124]);CONCAT(&quot;:X&quot;;[.E124]))"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Main Financial Conditions</text:p>
          </table:table-cell>
          <table:table-cell office:value-type="float" office:value="392" table:style-name="ce8">
            <text:p>392</text:p>
          </table:table-cell>
          <table:table-cell office:value-type="string" table:style-name="ce8">
            <text:p>Main Financial Conditions</text:p>
          </table:table-cell>
          <table:table-cell office:value-type="float" office:value="389" table:style-name="ce8">
            <text:p>389</text:p>
          </table:table-cell>
          <table:table-cell office:value-type="float" office:value="0" table:formula="of:=CONCAT(CONCAT(&quot;https://docs.google.com/spreadsheets/d/1zw9aR8GDIDUiTDtSznMxDlZQEAGb8uNzib9KBZLf5yE/edit#gid=0&amp;range=A&quot;;[.G125]);CONCAT(&quot;:X&quot;;[.E125]))"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Max Lots Allowed</text:p>
          </table:table-cell>
          <table:table-cell office:value-type="float" office:value="396" table:style-name="ce8">
            <text:p>396</text:p>
          </table:table-cell>
          <table:table-cell office:value-type="string" table:style-name="ce8">
            <text:p>Max Lots Allowed</text:p>
          </table:table-cell>
          <table:table-cell office:value-type="float" office:value="393" table:style-name="ce8">
            <text:p>393</text:p>
          </table:table-cell>
          <table:table-cell office:value-type="float" office:value="0" table:formula="of:=CONCAT(CONCAT(&quot;https://docs.google.com/spreadsheets/d/1zw9aR8GDIDUiTDtSznMxDlZQEAGb8uNzib9KBZLf5yE/edit#gid=0&amp;range=A&quot;;[.G126]);CONCAT(&quot;:X&quot;;[.E126]))"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Max Lots Awarded</text:p>
          </table:table-cell>
          <table:table-cell office:value-type="float" office:value="400" table:style-name="ce8">
            <text:p>400</text:p>
          </table:table-cell>
          <table:table-cell office:value-type="string" table:style-name="ce8">
            <text:p>Max Lots Awarded</text:p>
          </table:table-cell>
          <table:table-cell office:value-type="float" office:value="397" table:style-name="ce8">
            <text:p>397</text:p>
          </table:table-cell>
          <table:table-cell office:value-type="float" office:value="0" table:formula="of:=CONCAT(CONCAT(&quot;https://docs.google.com/spreadsheets/d/1zw9aR8GDIDUiTDtSznMxDlZQEAGb8uNzib9KBZLf5yE/edit#gid=0&amp;range=A&quot;;[.G127]);CONCAT(&quot;:X&quot;;[.E127]))"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Max Number Participants</text:p>
          </table:table-cell>
          <table:table-cell office:value-type="float" office:value="403" table:style-name="ce8">
            <text:p>403</text:p>
          </table:table-cell>
          <table:table-cell office:value-type="string" table:style-name="ce8">
            <text:p>Max Number Participants</text:p>
          </table:table-cell>
          <table:table-cell office:value-type="float" office:value="401" table:style-name="ce8">
            <text:p>401</text:p>
          </table:table-cell>
          <table:table-cell office:value-type="float" office:value="0" table:formula="of:=CONCAT(CONCAT(&quot;https://docs.google.com/spreadsheets/d/1zw9aR8GDIDUiTDtSznMxDlZQEAGb8uNzib9KBZLf5yE/edit#gid=0&amp;range=A&quot;;[.G128]);CONCAT(&quot;:X&quot;;[.E128]))"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Max Total Value Framework</text:p>
          </table:table-cell>
          <table:table-cell office:value-type="float" office:value="407" table:style-name="ce8">
            <text:p>407</text:p>
          </table:table-cell>
          <table:table-cell office:value-type="string" table:style-name="ce8">
            <text:p>Max Total Value Framework</text:p>
          </table:table-cell>
          <table:table-cell office:value-type="float" office:value="404" table:style-name="ce8">
            <text:p>404</text:p>
          </table:table-cell>
          <table:table-cell office:value-type="float" office:value="0" table:formula="of:=CONCAT(CONCAT(&quot;https://docs.google.com/spreadsheets/d/1zw9aR8GDIDUiTDtSznMxDlZQEAGb8uNzib9KBZLf5yE/edit#gid=0&amp;range=A&quot;;[.G129]);CONCAT(&quot;:X&quot;;[.E129]))"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Maximum Number Of Candidats</text:p>
          </table:table-cell>
          <table:table-cell office:value-type="float" office:value="412" table:style-name="ce8">
            <text:p>412</text:p>
          </table:table-cell>
          <table:table-cell office:value-type="string" table:style-name="ce8">
            <text:p>Maximum Number Of Candidats</text:p>
          </table:table-cell>
          <table:table-cell office:value-type="float" office:value="408" table:style-name="ce8">
            <text:p>408</text:p>
          </table:table-cell>
          <table:table-cell office:value-type="float" office:value="0" table:formula="of:=CONCAT(CONCAT(&quot;https://docs.google.com/spreadsheets/d/1zw9aR8GDIDUiTDtSznMxDlZQEAGb8uNzib9KBZLf5yE/edit#gid=0&amp;range=A&quot;;[.G130]);CONCAT(&quot;:X&quot;;[.E130]))"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Mediation Body</text:p>
          </table:table-cell>
          <table:table-cell office:value-type="float" office:value="414" table:style-name="ce8">
            <text:p>414</text:p>
          </table:table-cell>
          <table:table-cell office:value-type="string" table:style-name="ce8">
            <text:p>Mediation Body</text:p>
          </table:table-cell>
          <table:table-cell office:value-type="float" office:value="413" table:style-name="ce8">
            <text:p>413</text:p>
          </table:table-cell>
          <table:table-cell office:value-type="float" office:value="0" table:formula="of:=CONCAT(CONCAT(&quot;https://docs.google.com/spreadsheets/d/1zw9aR8GDIDUiTDtSznMxDlZQEAGb8uNzib9KBZLf5yE/edit#gid=0&amp;range=A&quot;;[.G131]);CONCAT(&quot;:X&quot;;[.E131]))"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Micro, Small And Medium-Sized Enterprise (SME)</text:p>
          </table:table-cell>
          <table:table-cell office:value-type="float" office:value="419" table:style-name="ce8">
            <text:p>419</text:p>
          </table:table-cell>
          <table:table-cell office:value-type="string" table:style-name="ce8">
            <text:p>Micro, Small And Medium-Sized Enterprise (SME)</text:p>
          </table:table-cell>
          <table:table-cell office:value-type="float" office:value="415" table:style-name="ce8">
            <text:p>415</text:p>
          </table:table-cell>
          <table:table-cell office:value-type="float" office:value="0" table:formula="of:=CONCAT(CONCAT(&quot;https://docs.google.com/spreadsheets/d/1zw9aR8GDIDUiTDtSznMxDlZQEAGb8uNzib9KBZLf5yE/edit#gid=0&amp;range=A&quot;;[.G132]);CONCAT(&quot;:X&quot;;[.E132]))"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Minimum Number Of Candidats</text:p>
          </table:table-cell>
          <table:table-cell office:value-type="float" office:value="424" table:style-name="ce8">
            <text:p>424</text:p>
          </table:table-cell>
          <table:table-cell office:value-type="string" table:style-name="ce8">
            <text:p>Minimum Number Of Candidats</text:p>
          </table:table-cell>
          <table:table-cell office:value-type="float" office:value="420" table:style-name="ce8">
            <text:p>420</text:p>
          </table:table-cell>
          <table:table-cell office:value-type="float" office:value="0" table:formula="of:=CONCAT(CONCAT(&quot;https://docs.google.com/spreadsheets/d/1zw9aR8GDIDUiTDtSznMxDlZQEAGb8uNzib9KBZLf5yE/edit#gid=0&amp;range=A&quot;;[.G133]);CONCAT(&quot;:X&quot;;[.E133]))"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Modification</text:p>
          </table:table-cell>
          <table:table-cell office:value-type="float" office:value="431" table:style-name="ce8">
            <text:p>431</text:p>
          </table:table-cell>
          <table:table-cell office:value-type="string" table:style-name="ce8">
            <text:p>Modification</text:p>
          </table:table-cell>
          <table:table-cell office:value-type="float" office:value="425" table:style-name="ce8">
            <text:p>425</text:p>
          </table:table-cell>
          <table:table-cell office:value-type="float" office:value="0" table:formula="of:=CONCAT(CONCAT(&quot;https://docs.google.com/spreadsheets/d/1zw9aR8GDIDUiTDtSznMxDlZQEAGb8uNzib9KBZLf5yE/edit#gid=0&amp;range=A&quot;;[.G134]);CONCAT(&quot;:X&quot;;[.E134]))"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Name</text:p>
          </table:table-cell>
          <table:table-cell office:value-type="float" office:value="435" table:style-name="ce8">
            <text:p>435</text:p>
          </table:table-cell>
          <table:table-cell office:value-type="string" table:style-name="ce8">
            <text:p>Name</text:p>
          </table:table-cell>
          <table:table-cell office:value-type="float" office:value="432" table:style-name="ce8">
            <text:p>432</text:p>
          </table:table-cell>
          <table:table-cell office:value-type="float" office:value="0" table:formula="of:=CONCAT(CONCAT(&quot;https://docs.google.com/spreadsheets/d/1zw9aR8GDIDUiTDtSznMxDlZQEAGb8uNzib9KBZLf5yE/edit#gid=0&amp;range=A&quot;;[.G135]);CONCAT(&quot;:X&quot;;[.E135]))"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National Law URI</text:p>
          </table:table-cell>
          <table:table-cell office:value-type="float" office:value="437" table:style-name="ce8">
            <text:p>437</text:p>
          </table:table-cell>
          <table:table-cell office:value-type="string" table:style-name="ce8">
            <text:p>National Law URI</text:p>
          </table:table-cell>
          <table:table-cell office:value-type="float" office:value="436" table:style-name="ce8">
            <text:p>436</text:p>
          </table:table-cell>
          <table:table-cell office:value-type="float" office:value="0" table:formula="of:=CONCAT(CONCAT(&quot;https://docs.google.com/spreadsheets/d/1zw9aR8GDIDUiTDtSznMxDlZQEAGb8uNzib9KBZLf5yE/edit#gid=0&amp;range=A&quot;;[.G136]);CONCAT(&quot;:X&quot;;[.E136]))"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No Award Reason</text:p>
          </table:table-cell>
          <table:table-cell office:value-type="float" office:value="439" table:style-name="ce8">
            <text:p>439</text:p>
          </table:table-cell>
          <table:table-cell office:value-type="string" table:style-name="ce8">
            <text:p>No Award Reason</text:p>
          </table:table-cell>
          <table:table-cell office:value-type="float" office:value="438" table:style-name="ce8">
            <text:p>438</text:p>
          </table:table-cell>
          <table:table-cell office:value-type="float" office:value="0" table:formula="of:=CONCAT(CONCAT(&quot;https://docs.google.com/spreadsheets/d/1zw9aR8GDIDUiTDtSznMxDlZQEAGb8uNzib9KBZLf5yE/edit#gid=0&amp;range=A&quot;;[.G137]);CONCAT(&quot;:X&quot;;[.E137]))"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No Further Negociation Indicator</text:p>
          </table:table-cell>
          <table:table-cell office:value-type="float" office:value="441" table:style-name="ce8">
            <text:p>441</text:p>
          </table:table-cell>
          <table:table-cell office:value-type="string" table:style-name="ce8">
            <text:p>No Further Negociation Indicator</text:p>
          </table:table-cell>
          <table:table-cell office:value-type="float" office:value="440" table:style-name="ce8">
            <text:p>440</text:p>
          </table:table-cell>
          <table:table-cell office:value-type="float" office:value="0" table:formula="of:=CONCAT(CONCAT(&quot;https://docs.google.com/spreadsheets/d/1zw9aR8GDIDUiTDtSznMxDlZQEAGb8uNzib9KBZLf5yE/edit#gid=0&amp;range=A&quot;;[.G138]);CONCAT(&quot;:X&quot;;[.E138]))"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Notice</text:p>
          </table:table-cell>
          <table:table-cell office:value-type="float" office:value="442" table:style-name="ce8">
            <text:p>442</text:p>
          </table:table-cell>
          <table:table-cell office:value-type="string" table:style-name="ce8">
            <text:p>Notice</text:p>
          </table:table-cell>
          <table:table-cell office:value-type="float" office:value="442" table:style-name="ce8">
            <text:p>442</text:p>
          </table:table-cell>
          <table:table-cell office:value-type="float" office:value="0" table:formula="of:=CONCAT(CONCAT(&quot;https://docs.google.com/spreadsheets/d/1zw9aR8GDIDUiTDtSznMxDlZQEAGb8uNzib9KBZLf5yE/edit#gid=0&amp;range=A&quot;;[.G139]);CONCAT(&quot;:X&quot;;[.E139]))"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Number Award</text:p>
          </table:table-cell>
          <table:table-cell office:value-type="float" office:value="444" table:style-name="ce8">
            <text:p>444</text:p>
          </table:table-cell>
          <table:table-cell office:value-type="string" table:style-name="ce8">
            <text:p>Number Award</text:p>
          </table:table-cell>
          <table:table-cell office:value-type="float" office:value="443" table:style-name="ce8">
            <text:p>443</text:p>
          </table:table-cell>
          <table:table-cell office:value-type="float" office:value="0" table:formula="of:=CONCAT(CONCAT(&quot;https://docs.google.com/spreadsheets/d/1zw9aR8GDIDUiTDtSznMxDlZQEAGb8uNzib9KBZLf5yE/edit#gid=0&amp;range=A&quot;;[.G140]);CONCAT(&quot;:X&quot;;[.E140]))"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Number Requests Received</text:p>
          </table:table-cell>
          <table:table-cell office:value-type="float" office:value="446" table:style-name="ce8">
            <text:p>446</text:p>
          </table:table-cell>
          <table:table-cell office:value-type="string" table:style-name="ce8">
            <text:p>Number Requests Received</text:p>
          </table:table-cell>
          <table:table-cell office:value-type="float" office:value="445" table:style-name="ce8">
            <text:p>445</text:p>
          </table:table-cell>
          <table:table-cell office:value-type="float" office:value="0" table:formula="of:=CONCAT(CONCAT(&quot;https://docs.google.com/spreadsheets/d/1zw9aR8GDIDUiTDtSznMxDlZQEAGb8uNzib9KBZLf5yE/edit#gid=0&amp;range=A&quot;;[.G141]);CONCAT(&quot;:X&quot;;[.E141]))"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Number Tenders Other EU</text:p>
          </table:table-cell>
          <table:table-cell office:value-type="float" office:value="449" table:style-name="ce8">
            <text:p>449</text:p>
          </table:table-cell>
          <table:table-cell office:value-type="string" table:style-name="ce8">
            <text:p>Number Tenders Other EU</text:p>
          </table:table-cell>
          <table:table-cell office:value-type="float" office:value="447" table:style-name="ce8">
            <text:p>447</text:p>
          </table:table-cell>
          <table:table-cell office:value-type="float" office:value="0" table:formula="of:=CONCAT(CONCAT(&quot;https://docs.google.com/spreadsheets/d/1zw9aR8GDIDUiTDtSznMxDlZQEAGb8uNzib9KBZLf5yE/edit#gid=0&amp;range=A&quot;;[.G142]);CONCAT(&quot;:X&quot;;[.E142]))"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Number Tenders Received</text:p>
          </table:table-cell>
          <table:table-cell office:value-type="float" office:value="452" table:style-name="ce8">
            <text:p>452</text:p>
          </table:table-cell>
          <table:table-cell office:value-type="string" table:style-name="ce8">
            <text:p>Number Tenders Received</text:p>
          </table:table-cell>
          <table:table-cell office:value-type="float" office:value="450" table:style-name="ce8">
            <text:p>450</text:p>
          </table:table-cell>
          <table:table-cell office:value-type="float" office:value="0" table:formula="of:=CONCAT(CONCAT(&quot;https://docs.google.com/spreadsheets/d/1zw9aR8GDIDUiTDtSznMxDlZQEAGb8uNzib9KBZLf5yE/edit#gid=0&amp;range=A&quot;;[.G143]);CONCAT(&quot;:X&quot;;[.E143]))"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Number Tenders Received EMEANS</text:p>
          </table:table-cell>
          <table:table-cell office:value-type="float" office:value="455" table:style-name="ce8">
            <text:p>455</text:p>
          </table:table-cell>
          <table:table-cell office:value-type="string" table:style-name="ce8">
            <text:p>Number Tenders Received EMEANS</text:p>
          </table:table-cell>
          <table:table-cell office:value-type="float" office:value="453" table:style-name="ce8">
            <text:p>453</text:p>
          </table:table-cell>
          <table:table-cell office:value-type="float" office:value="0" table:formula="of:=CONCAT(CONCAT(&quot;https://docs.google.com/spreadsheets/d/1zw9aR8GDIDUiTDtSznMxDlZQEAGb8uNzib9KBZLf5yE/edit#gid=0&amp;range=A&quot;;[.G144]);CONCAT(&quot;:X&quot;;[.E144]))"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Number Tenders SME</text:p>
          </table:table-cell>
          <table:table-cell office:value-type="float" office:value="458" table:style-name="ce8">
            <text:p>458</text:p>
          </table:table-cell>
          <table:table-cell office:value-type="string" table:style-name="ce8">
            <text:p>Number Tenders SME</text:p>
          </table:table-cell>
          <table:table-cell office:value-type="float" office:value="456" table:style-name="ce8">
            <text:p>456</text:p>
          </table:table-cell>
          <table:table-cell office:value-type="float" office:value="0" table:formula="of:=CONCAT(CONCAT(&quot;https://docs.google.com/spreadsheets/d/1zw9aR8GDIDUiTDtSznMxDlZQEAGb8uNzib9KBZLf5yE/edit#gid=0&amp;range=A&quot;;[.G145]);CONCAT(&quot;:X&quot;;[.E145]))"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Number Year Month</text:p>
          </table:table-cell>
          <table:table-cell office:value-type="float" office:value="459" table:style-name="ce8">
            <text:p>459</text:p>
          </table:table-cell>
          <table:table-cell office:value-type="string" table:style-name="ce8">
            <text:p>Number Year Month</text:p>
          </table:table-cell>
          <table:table-cell office:value-type="float" office:value="459" table:style-name="ce8">
            <text:p>459</text:p>
          </table:table-cell>
          <table:table-cell office:value-type="float" office:value="0" table:formula="of:=CONCAT(CONCAT(&quot;https://docs.google.com/spreadsheets/d/1zw9aR8GDIDUiTDtSznMxDlZQEAGb8uNzib9KBZLf5yE/edit#gid=0&amp;range=A&quot;;[.G146]);CONCAT(&quot;:X&quot;;[.E146]))"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NUTS Code</text:p>
          </table:table-cell>
          <table:table-cell office:value-type="float" office:value="465" table:style-name="ce8">
            <text:p>465</text:p>
          </table:table-cell>
          <table:table-cell office:value-type="string" table:style-name="ce8">
            <text:p>NUTS Code</text:p>
          </table:table-cell>
          <table:table-cell office:value-type="float" office:value="460" table:style-name="ce8">
            <text:p>460</text:p>
          </table:table-cell>
          <table:table-cell office:value-type="float" office:value="0" table:formula="of:=CONCAT(CONCAT(&quot;https://docs.google.com/spreadsheets/d/1zw9aR8GDIDUiTDtSznMxDlZQEAGb8uNzib9KBZLf5yE/edit#gid=0&amp;range=A&quot;;[.G147]);CONCAT(&quot;:X&quot;;[.E147]))"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Open Conditions Date</text:p>
          </table:table-cell>
          <table:table-cell office:value-type="float" office:value="467" table:style-name="ce8">
            <text:p>467</text:p>
          </table:table-cell>
          <table:table-cell office:value-type="string" table:style-name="ce8">
            <text:p>Open Conditions Date</text:p>
          </table:table-cell>
          <table:table-cell office:value-type="float" office:value="466" table:style-name="ce8">
            <text:p>466</text:p>
          </table:table-cell>
          <table:table-cell office:value-type="float" office:value="0" table:formula="of:=CONCAT(CONCAT(&quot;https://docs.google.com/spreadsheets/d/1zw9aR8GDIDUiTDtSznMxDlZQEAGb8uNzib9KBZLf5yE/edit#gid=0&amp;range=A&quot;;[.G148]);CONCAT(&quot;:X&quot;;[.E148]))"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Open Conditions Description</text:p>
          </table:table-cell>
          <table:table-cell office:value-type="float" office:value="469" table:style-name="ce8">
            <text:p>469</text:p>
          </table:table-cell>
          <table:table-cell office:value-type="string" table:style-name="ce8">
            <text:p>Open Conditions Description</text:p>
          </table:table-cell>
          <table:table-cell office:value-type="float" office:value="468" table:style-name="ce8">
            <text:p>468</text:p>
          </table:table-cell>
          <table:table-cell office:value-type="float" office:value="0" table:formula="of:=CONCAT(CONCAT(&quot;https://docs.google.com/spreadsheets/d/1zw9aR8GDIDUiTDtSznMxDlZQEAGb8uNzib9KBZLf5yE/edit#gid=0&amp;range=A&quot;;[.G149]);CONCAT(&quot;:X&quot;;[.E149]))"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Open Conditions Place</text:p>
          </table:table-cell>
          <table:table-cell office:value-type="float" office:value="471" table:style-name="ce8">
            <text:p>471</text:p>
          </table:table-cell>
          <table:table-cell office:value-type="string" table:style-name="ce8">
            <text:p>Open Conditions Place</text:p>
          </table:table-cell>
          <table:table-cell office:value-type="float" office:value="470" table:style-name="ce8">
            <text:p>470</text:p>
          </table:table-cell>
          <table:table-cell office:value-type="float" office:value="0" table:formula="of:=CONCAT(CONCAT(&quot;https://docs.google.com/spreadsheets/d/1zw9aR8GDIDUiTDtSznMxDlZQEAGb8uNzib9KBZLf5yE/edit#gid=0&amp;range=A&quot;;[.G150]);CONCAT(&quot;:X&quot;;[.E150]))"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Options</text:p>
          </table:table-cell>
          <table:table-cell office:value-type="float" office:value="478" table:style-name="ce8">
            <text:p>478</text:p>
          </table:table-cell>
          <table:table-cell office:value-type="string" table:style-name="ce8">
            <text:p>Options</text:p>
          </table:table-cell>
          <table:table-cell office:value-type="float" office:value="472" table:style-name="ce8">
            <text:p>472</text:p>
          </table:table-cell>
          <table:table-cell office:value-type="float" office:value="0" table:formula="of:=CONCAT(CONCAT(&quot;https://docs.google.com/spreadsheets/d/1zw9aR8GDIDUiTDtSznMxDlZQEAGb8uNzib9KBZLf5yE/edit#gid=0&amp;range=A&quot;;[.G151]);CONCAT(&quot;:X&quot;;[.E151]))"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Organisation</text:p>
          </table:table-cell>
          <table:table-cell office:value-type="float" office:value="479" table:style-name="ce8">
            <text:p>479</text:p>
          </table:table-cell>
          <table:table-cell office:value-type="string" table:style-name="ce8">
            <text:p>Organisation</text:p>
          </table:table-cell>
          <table:table-cell office:value-type="float" office:value="479" table:style-name="ce8">
            <text:p>479</text:p>
          </table:table-cell>
          <table:table-cell office:value-type="float" office:value="0" table:formula="of:=CONCAT(CONCAT(&quot;https://docs.google.com/spreadsheets/d/1zw9aR8GDIDUiTDtSznMxDlZQEAGb8uNzib9KBZLf5yE/edit#gid=0&amp;range=A&quot;;[.G152]);CONCAT(&quot;:X&quot;;[.E152]))"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Organisation Identifier</text:p>
          </table:table-cell>
          <table:table-cell office:value-type="float" office:value="485" table:style-name="ce8">
            <text:p>485</text:p>
          </table:table-cell>
          <table:table-cell office:value-type="string" table:style-name="ce8">
            <text:p>Organisation Identifier</text:p>
          </table:table-cell>
          <table:table-cell office:value-type="float" office:value="480" table:style-name="ce8">
            <text:p>480</text:p>
          </table:table-cell>
          <table:table-cell office:value-type="float" office:value="0" table:formula="of:=CONCAT(CONCAT(&quot;https://docs.google.com/spreadsheets/d/1zw9aR8GDIDUiTDtSznMxDlZQEAGb8uNzib9KBZLf5yE/edit#gid=0&amp;range=A&quot;;[.G153]);CONCAT(&quot;:X&quot;;[.E153]))"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Outsourced Procedure Indicator</text:p>
          </table:table-cell>
          <table:table-cell office:value-type="float" office:value="487" table:style-name="ce8">
            <text:p>487</text:p>
          </table:table-cell>
          <table:table-cell office:value-type="string" table:style-name="ce8">
            <text:p>Outsourced Procedure Indicator</text:p>
          </table:table-cell>
          <table:table-cell office:value-type="float" office:value="486" table:style-name="ce8">
            <text:p>486</text:p>
          </table:table-cell>
          <table:table-cell office:value-type="float" office:value="0" table:formula="of:=CONCAT(CONCAT(&quot;https://docs.google.com/spreadsheets/d/1zw9aR8GDIDUiTDtSznMxDlZQEAGb8uNzib9KBZLf5yE/edit#gid=0&amp;range=A&quot;;[.G154]);CONCAT(&quot;:X&quot;;[.E154]))"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articipant Pay</text:p>
          </table:table-cell>
          <table:table-cell office:value-type="float" office:value="491" table:style-name="ce8">
            <text:p>491</text:p>
          </table:table-cell>
          <table:table-cell office:value-type="string" table:style-name="ce8">
            <text:p>Participant Pay</text:p>
          </table:table-cell>
          <table:table-cell office:value-type="float" office:value="488" table:style-name="ce8">
            <text:p>488</text:p>
          </table:table-cell>
          <table:table-cell office:value-type="float" office:value="0" table:formula="of:=CONCAT(CONCAT(&quot;https://docs.google.com/spreadsheets/d/1zw9aR8GDIDUiTDtSznMxDlZQEAGb8uNzib9KBZLf5yE/edit#gid=0&amp;range=A&quot;;[.G155]);CONCAT(&quot;:X&quot;;[.E155]))"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articipants Name</text:p>
          </table:table-cell>
          <table:table-cell office:value-type="float" office:value="494" table:style-name="ce8">
            <text:p>494</text:p>
          </table:table-cell>
          <table:table-cell office:value-type="string" table:style-name="ce8">
            <text:p>Participants Name</text:p>
          </table:table-cell>
          <table:table-cell office:value-type="float" office:value="492" table:style-name="ce8">
            <text:p>492</text:p>
          </table:table-cell>
          <table:table-cell office:value-type="float" office:value="0" table:formula="of:=CONCAT(CONCAT(&quot;https://docs.google.com/spreadsheets/d/1zw9aR8GDIDUiTDtSznMxDlZQEAGb8uNzib9KBZLf5yE/edit#gid=0&amp;range=A&quot;;[.G156]);CONCAT(&quot;:X&quot;;[.E156]))"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articipation Deadline</text:p>
          </table:table-cell>
          <table:table-cell office:value-type="float" office:value="497" table:style-name="ce8">
            <text:p>497</text:p>
          </table:table-cell>
          <table:table-cell office:value-type="string" table:style-name="ce8">
            <text:p>Participation Deadline</text:p>
          </table:table-cell>
          <table:table-cell office:value-type="float" office:value="495" table:style-name="ce8">
            <text:p>495</text:p>
          </table:table-cell>
          <table:table-cell office:value-type="float" office:value="0" table:formula="of:=CONCAT(CONCAT(&quot;https://docs.google.com/spreadsheets/d/1zw9aR8GDIDUiTDtSznMxDlZQEAGb8uNzib9KBZLf5yE/edit#gid=0&amp;range=A&quot;;[.G157]);CONCAT(&quot;:X&quot;;[.E157]))"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erformance Conditions</text:p>
          </table:table-cell>
          <table:table-cell office:value-type="float" office:value="500" table:style-name="ce8">
            <text:p>500</text:p>
          </table:table-cell>
          <table:table-cell office:value-type="string" table:style-name="ce8">
            <text:p>Performance Conditions</text:p>
          </table:table-cell>
          <table:table-cell office:value-type="float" office:value="498" table:style-name="ce8">
            <text:p>498</text:p>
          </table:table-cell>
          <table:table-cell office:value-type="float" office:value="0" table:formula="of:=CONCAT(CONCAT(&quot;https://docs.google.com/spreadsheets/d/1zw9aR8GDIDUiTDtSznMxDlZQEAGb8uNzib9KBZLf5yE/edit#gid=0&amp;range=A&quot;;[.G158]);CONCAT(&quot;:X&quot;;[.E158]))"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erformance Staff Qualification</text:p>
          </table:table-cell>
          <table:table-cell office:value-type="float" office:value="502" table:style-name="ce8">
            <text:p>502</text:p>
          </table:table-cell>
          <table:table-cell office:value-type="string" table:style-name="ce8">
            <text:p>Performance Staff Qualification</text:p>
          </table:table-cell>
          <table:table-cell office:value-type="float" office:value="501" table:style-name="ce8">
            <text:p>501</text:p>
          </table:table-cell>
          <table:table-cell office:value-type="float" office:value="0" table:formula="of:=CONCAT(CONCAT(&quot;https://docs.google.com/spreadsheets/d/1zw9aR8GDIDUiTDtSznMxDlZQEAGb8uNzib9KBZLf5yE/edit#gid=0&amp;range=A&quot;;[.G159]);CONCAT(&quot;:X&quot;;[.E159]))"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eriod</text:p>
          </table:table-cell>
          <table:table-cell office:value-type="float" office:value="503" table:style-name="ce8">
            <text:p>503</text:p>
          </table:table-cell>
          <table:table-cell office:value-type="string" table:style-name="ce8">
            <text:p>Period</text:p>
          </table:table-cell>
          <table:table-cell office:value-type="float" office:value="503" table:style-name="ce8">
            <text:p>503</text:p>
          </table:table-cell>
          <table:table-cell office:value-type="float" office:value="0" table:formula="of:=CONCAT(CONCAT(&quot;https://docs.google.com/spreadsheets/d/1zw9aR8GDIDUiTDtSznMxDlZQEAGb8uNzib9KBZLf5yE/edit#gid=0&amp;range=A&quot;;[.G160]);CONCAT(&quot;:X&quot;;[.E160]))"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ersonal Situation Exclusion Criterion</text:p>
          </table:table-cell>
          <table:table-cell office:value-type="float" office:value="507" table:style-name="ce8">
            <text:p>507</text:p>
          </table:table-cell>
          <table:table-cell office:value-type="string" table:style-name="ce8">
            <text:p>Personal Situation Exclusion Criterion</text:p>
          </table:table-cell>
          <table:table-cell office:value-type="float" office:value="504" table:style-name="ce8">
            <text:p>504</text:p>
          </table:table-cell>
          <table:table-cell office:value-type="float" office:value="0" table:formula="of:=CONCAT(CONCAT(&quot;https://docs.google.com/spreadsheets/d/1zw9aR8GDIDUiTDtSznMxDlZQEAGb8uNzib9KBZLf5yE/edit#gid=0&amp;range=A&quot;;[.G161]);CONCAT(&quot;:X&quot;;[.E161]))"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hone</text:p>
          </table:table-cell>
          <table:table-cell office:value-type="float" office:value="509" table:style-name="ce8">
            <text:p>509</text:p>
          </table:table-cell>
          <table:table-cell office:value-type="string" table:style-name="ce8">
            <text:p>Phone</text:p>
          </table:table-cell>
          <table:table-cell office:value-type="float" office:value="508" table:style-name="ce8">
            <text:p>508</text:p>
          </table:table-cell>
          <table:table-cell office:value-type="float" office:value="0" table:formula="of:=CONCAT(CONCAT(&quot;https://docs.google.com/spreadsheets/d/1zw9aR8GDIDUiTDtSznMxDlZQEAGb8uNzib9KBZLf5yE/edit#gid=0&amp;range=A&quot;;[.G162]);CONCAT(&quot;:X&quot;;[.E162]))"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ostal Code</text:p>
          </table:table-cell>
          <table:table-cell office:value-type="float" office:value="511" table:style-name="ce8">
            <text:p>511</text:p>
          </table:table-cell>
          <table:table-cell office:value-type="string" table:style-name="ce8">
            <text:p>Postal Code</text:p>
          </table:table-cell>
          <table:table-cell office:value-type="float" office:value="510" table:style-name="ce8">
            <text:p>510</text:p>
          </table:table-cell>
          <table:table-cell office:value-type="float" office:value="0" table:formula="of:=CONCAT(CONCAT(&quot;https://docs.google.com/spreadsheets/d/1zw9aR8GDIDUiTDtSznMxDlZQEAGb8uNzib9KBZLf5yE/edit#gid=0&amp;range=A&quot;;[.G163]);CONCAT(&quot;:X&quot;;[.E163]))"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eliminary Market Consultation</text:p>
          </table:table-cell>
          <table:table-cell office:value-type="float" office:value="513" table:style-name="ce8">
            <text:p>513</text:p>
          </table:table-cell>
          <table:table-cell office:value-type="string" table:style-name="ce8">
            <text:p>Preliminary Market Consultation</text:p>
          </table:table-cell>
          <table:table-cell office:value-type="float" office:value="512" table:style-name="ce8">
            <text:p>512</text:p>
          </table:table-cell>
          <table:table-cell office:value-type="float" office:value="0" table:formula="of:=CONCAT(CONCAT(&quot;https://docs.google.com/spreadsheets/d/1zw9aR8GDIDUiTDtSznMxDlZQEAGb8uNzib9KBZLf5yE/edit#gid=0&amp;range=A&quot;;[.G164]);CONCAT(&quot;:X&quot;;[.E164]))"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ior Information Notice</text:p>
          </table:table-cell>
          <table:table-cell office:value-type="float" office:value="514" table:style-name="ce8">
            <text:p>514</text:p>
          </table:table-cell>
          <table:table-cell office:value-type="string" table:style-name="ce8">
            <text:p>Prior Information Notice</text:p>
          </table:table-cell>
          <table:table-cell office:value-type="float" office:value="514" table:style-name="ce8">
            <text:p>514</text:p>
          </table:table-cell>
          <table:table-cell office:value-type="float" office:value="0" table:formula="of:=CONCAT(CONCAT(&quot;https://docs.google.com/spreadsheets/d/1zw9aR8GDIDUiTDtSznMxDlZQEAGb8uNzib9KBZLf5yE/edit#gid=0&amp;range=A&quot;;[.G165]);CONCAT(&quot;:X&quot;;[.E165]))"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ize</text:p>
          </table:table-cell>
          <table:table-cell office:value-type="float" office:value="515" table:style-name="ce8">
            <text:p>515</text:p>
          </table:table-cell>
          <table:table-cell office:value-type="string" table:style-name="ce8">
            <text:p>Prize</text:p>
          </table:table-cell>
          <table:table-cell office:value-type="float" office:value="515" table:style-name="ce8">
            <text:p>515</text:p>
          </table:table-cell>
          <table:table-cell office:value-type="float" office:value="0" table:formula="of:=CONCAT(CONCAT(&quot;https://docs.google.com/spreadsheets/d/1zw9aR8GDIDUiTDtSznMxDlZQEAGb8uNzib9KBZLf5yE/edit#gid=0&amp;range=A&quot;;[.G166]);CONCAT(&quot;:X&quot;;[.E166]))"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ize Awarded</text:p>
          </table:table-cell>
          <table:table-cell office:value-type="float" office:value="521" table:style-name="ce8">
            <text:p>521</text:p>
          </table:table-cell>
          <table:table-cell office:value-type="string" table:style-name="ce8">
            <text:p>Prize Awarded</text:p>
          </table:table-cell>
          <table:table-cell office:value-type="float" office:value="516" table:style-name="ce8">
            <text:p>516</text:p>
          </table:table-cell>
          <table:table-cell office:value-type="float" office:value="0" table:formula="of:=CONCAT(CONCAT(&quot;https://docs.google.com/spreadsheets/d/1zw9aR8GDIDUiTDtSznMxDlZQEAGb8uNzib9KBZLf5yE/edit#gid=0&amp;range=A&quot;;[.G167]);CONCAT(&quot;:X&quot;;[.E167]))"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ize Value</text:p>
          </table:table-cell>
          <table:table-cell office:value-type="float" office:value="523" table:style-name="ce8">
            <text:p>523</text:p>
          </table:table-cell>
          <table:table-cell office:value-type="string" table:style-name="ce8">
            <text:p>Prize Value</text:p>
          </table:table-cell>
          <table:table-cell office:value-type="float" office:value="522" table:style-name="ce8">
            <text:p>522</text:p>
          </table:table-cell>
          <table:table-cell office:value-type="float" office:value="0" table:formula="of:=CONCAT(CONCAT(&quot;https://docs.google.com/spreadsheets/d/1zw9aR8GDIDUiTDtSznMxDlZQEAGb8uNzib9KBZLf5yE/edit#gid=0&amp;range=A&quot;;[.G168]);CONCAT(&quot;:X&quot;;[.E168]))"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ocedure Type</text:p>
          </table:table-cell>
          <table:table-cell office:value-type="float" office:value="529" table:style-name="ce8">
            <text:p>529</text:p>
          </table:table-cell>
          <table:table-cell office:value-type="string" table:style-name="ce8">
            <text:p>Procedure Type</text:p>
          </table:table-cell>
          <table:table-cell office:value-type="float" office:value="524" table:style-name="ce8">
            <text:p>524</text:p>
          </table:table-cell>
          <table:table-cell office:value-type="float" office:value="0" table:formula="of:=CONCAT(CONCAT(&quot;https://docs.google.com/spreadsheets/d/1zw9aR8GDIDUiTDtSznMxDlZQEAGb8uNzib9KBZLf5yE/edit#gid=0&amp;range=A&quot;;[.G169]);CONCAT(&quot;:X&quot;;[.E169]))"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ocess</text:p>
          </table:table-cell>
          <table:table-cell office:value-type="float" office:value="531" table:style-name="ce8">
            <text:p>531</text:p>
          </table:table-cell>
          <table:table-cell office:value-type="string" table:style-name="ce8">
            <text:p>Process</text:p>
          </table:table-cell>
          <table:table-cell office:value-type="float" office:value="530" table:style-name="ce8">
            <text:p>530</text:p>
          </table:table-cell>
          <table:table-cell office:value-type="float" office:value="0" table:formula="of:=CONCAT(CONCAT(&quot;https://docs.google.com/spreadsheets/d/1zw9aR8GDIDUiTDtSznMxDlZQEAGb8uNzib9KBZLf5yE/edit#gid=0&amp;range=A&quot;;[.G170]);CONCAT(&quot;:X&quot;;[.E170]))"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ocurement Description</text:p>
          </table:table-cell>
          <table:table-cell office:value-type="float" office:value="535" table:style-name="ce8">
            <text:p>535</text:p>
          </table:table-cell>
          <table:table-cell office:value-type="string" table:style-name="ce8">
            <text:p>Procurement Description</text:p>
          </table:table-cell>
          <table:table-cell office:value-type="float" office:value="532" table:style-name="ce8">
            <text:p>532</text:p>
          </table:table-cell>
          <table:table-cell office:value-type="float" office:value="0" table:formula="of:=CONCAT(CONCAT(&quot;https://docs.google.com/spreadsheets/d/1zw9aR8GDIDUiTDtSznMxDlZQEAGb8uNzib9KBZLf5yE/edit#gid=0&amp;range=A&quot;;[.G171]);CONCAT(&quot;:X&quot;;[.E171]))"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ocurement Document</text:p>
          </table:table-cell>
          <table:table-cell office:value-type="float" office:value="536" table:style-name="ce8">
            <text:p>536</text:p>
          </table:table-cell>
          <table:table-cell office:value-type="string" table:style-name="ce8">
            <text:p>Procurement Document</text:p>
          </table:table-cell>
          <table:table-cell office:value-type="float" office:value="536" table:style-name="ce8">
            <text:p>536</text:p>
          </table:table-cell>
          <table:table-cell office:value-type="float" office:value="0" table:formula="of:=CONCAT(CONCAT(&quot;https://docs.google.com/spreadsheets/d/1zw9aR8GDIDUiTDtSznMxDlZQEAGb8uNzib9KBZLf5yE/edit#gid=0&amp;range=A&quot;;[.G172]);CONCAT(&quot;:X&quot;;[.E172]))"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ocurement Document URL</text:p>
          </table:table-cell>
          <table:table-cell office:value-type="float" office:value="537" table:style-name="ce8">
            <text:p>537</text:p>
          </table:table-cell>
          <table:table-cell office:value-type="string" table:style-name="ce8">
            <text:p>Procurement Document URL</text:p>
          </table:table-cell>
          <table:table-cell office:value-type="float" office:value="537" table:style-name="ce8">
            <text:p>537</text:p>
          </table:table-cell>
          <table:table-cell office:value-type="float" office:value="0" table:formula="of:=CONCAT(CONCAT(&quot;https://docs.google.com/spreadsheets/d/1zw9aR8GDIDUiTDtSznMxDlZQEAGb8uNzib9KBZLf5yE/edit#gid=0&amp;range=A&quot;;[.G173]);CONCAT(&quot;:X&quot;;[.E173]))"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ocurement Law</text:p>
          </table:table-cell>
          <table:table-cell office:value-type="float" office:value="541" table:style-name="ce8">
            <text:p>541</text:p>
          </table:table-cell>
          <table:table-cell office:value-type="string" table:style-name="ce8">
            <text:p>Procurement Law</text:p>
          </table:table-cell>
          <table:table-cell office:value-type="float" office:value="538" table:style-name="ce8">
            <text:p>538</text:p>
          </table:table-cell>
          <table:table-cell office:value-type="float" office:value="0" table:formula="of:=CONCAT(CONCAT(&quot;https://docs.google.com/spreadsheets/d/1zw9aR8GDIDUiTDtSznMxDlZQEAGb8uNzib9KBZLf5yE/edit#gid=0&amp;range=A&quot;;[.G174]);CONCAT(&quot;:X&quot;;[.E174]))"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ocurement Objects</text:p>
          </table:table-cell>
          <table:table-cell office:value-type="float" office:value="542" table:style-name="ce8">
            <text:p>542</text:p>
          </table:table-cell>
          <table:table-cell office:value-type="string" table:style-name="ce8">
            <text:p>Procurement Objects</text:p>
          </table:table-cell>
          <table:table-cell office:value-type="float" office:value="542" table:style-name="ce8">
            <text:p>542</text:p>
          </table:table-cell>
          <table:table-cell office:value-type="float" office:value="0" table:formula="of:=CONCAT(CONCAT(&quot;https://docs.google.com/spreadsheets/d/1zw9aR8GDIDUiTDtSznMxDlZQEAGb8uNzib9KBZLf5yE/edit#gid=0&amp;range=A&quot;;[.G175]);CONCAT(&quot;:X&quot;;[.E175]))"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ocurement Procedure</text:p>
          </table:table-cell>
          <table:table-cell office:value-type="float" office:value="543" table:style-name="ce8">
            <text:p>543</text:p>
          </table:table-cell>
          <table:table-cell office:value-type="string" table:style-name="ce8">
            <text:p>Procurement Procedure</text:p>
          </table:table-cell>
          <table:table-cell office:value-type="float" office:value="543" table:style-name="ce8">
            <text:p>543</text:p>
          </table:table-cell>
          <table:table-cell office:value-type="float" office:value="0" table:formula="of:=CONCAT(CONCAT(&quot;https://docs.google.com/spreadsheets/d/1zw9aR8GDIDUiTDtSznMxDlZQEAGb8uNzib9KBZLf5yE/edit#gid=0&amp;range=A&quot;;[.G176]);CONCAT(&quot;:X&quot;;[.E176]))"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ocurement Project</text:p>
          </table:table-cell>
          <table:table-cell office:value-type="float" office:value="544" table:style-name="ce8">
            <text:p>544</text:p>
          </table:table-cell>
          <table:table-cell office:value-type="string" table:style-name="ce8">
            <text:p>Procurement Project</text:p>
          </table:table-cell>
          <table:table-cell office:value-type="float" office:value="544" table:style-name="ce8">
            <text:p>544</text:p>
          </table:table-cell>
          <table:table-cell office:value-type="float" office:value="0" table:formula="of:=CONCAT(CONCAT(&quot;https://docs.google.com/spreadsheets/d/1zw9aR8GDIDUiTDtSznMxDlZQEAGb8uNzib9KBZLf5yE/edit#gid=0&amp;range=A&quot;;[.G177]);CONCAT(&quot;:X&quot;;[.E177]))"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ocuring Entity</text:p>
          </table:table-cell>
          <table:table-cell office:value-type="float" office:value="545" table:style-name="ce8">
            <text:p>545</text:p>
          </table:table-cell>
          <table:table-cell office:value-type="string" table:style-name="ce8">
            <text:p>Procuring Entity</text:p>
          </table:table-cell>
          <table:table-cell office:value-type="float" office:value="545" table:style-name="ce8">
            <text:p>545</text:p>
          </table:table-cell>
          <table:table-cell office:value-type="float" office:value="0" table:formula="of:=CONCAT(CONCAT(&quot;https://docs.google.com/spreadsheets/d/1zw9aR8GDIDUiTDtSznMxDlZQEAGb8uNzib9KBZLf5yE/edit#gid=0&amp;range=A&quot;;[.G178]);CONCAT(&quot;:X&quot;;[.E178]))"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ofession</text:p>
          </table:table-cell>
          <table:table-cell office:value-type="float" office:value="547" table:style-name="ce8">
            <text:p>547</text:p>
          </table:table-cell>
          <table:table-cell office:value-type="string" table:style-name="ce8">
            <text:p>Profession</text:p>
          </table:table-cell>
          <table:table-cell office:value-type="float" office:value="546" table:style-name="ce8">
            <text:p>546</text:p>
          </table:table-cell>
          <table:table-cell office:value-type="float" office:value="0" table:formula="of:=CONCAT(CONCAT(&quot;https://docs.google.com/spreadsheets/d/1zw9aR8GDIDUiTDtSznMxDlZQEAGb8uNzib9KBZLf5yE/edit#gid=0&amp;range=A&quot;;[.G179]);CONCAT(&quot;:X&quot;;[.E179]))"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ublication Date</text:p>
          </table:table-cell>
          <table:table-cell office:value-type="float" office:value="550" table:style-name="ce8">
            <text:p>550</text:p>
          </table:table-cell>
          <table:table-cell office:value-type="string" table:style-name="ce8">
            <text:p>Publication Date</text:p>
          </table:table-cell>
          <table:table-cell office:value-type="float" office:value="548" table:style-name="ce8">
            <text:p>548</text:p>
          </table:table-cell>
          <table:table-cell office:value-type="float" office:value="0" table:formula="of:=CONCAT(CONCAT(&quot;https://docs.google.com/spreadsheets/d/1zw9aR8GDIDUiTDtSznMxDlZQEAGb8uNzib9KBZLf5yE/edit#gid=0&amp;range=A&quot;;[.G180]);CONCAT(&quot;:X&quot;;[.E180]))"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urpose</text:p>
          </table:table-cell>
          <table:table-cell office:value-type="float" office:value="551" table:style-name="ce8">
            <text:p>551</text:p>
          </table:table-cell>
          <table:table-cell office:value-type="string" table:style-name="ce8">
            <text:p>Purpose</text:p>
          </table:table-cell>
          <table:table-cell office:value-type="float" office:value="551" table:style-name="ce8">
            <text:p>551</text:p>
          </table:table-cell>
          <table:table-cell office:value-type="float" office:value="0" table:formula="of:=CONCAT(CONCAT(&quot;https://docs.google.com/spreadsheets/d/1zw9aR8GDIDUiTDtSznMxDlZQEAGb8uNzib9KBZLf5yE/edit#gid=0&amp;range=A&quot;;[.G181]);CONCAT(&quot;:X&quot;;[.E181]))"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Quantity And Unit</text:p>
          </table:table-cell>
          <table:table-cell office:value-type="float" office:value="554" table:style-name="ce8">
            <text:p>554</text:p>
          </table:table-cell>
          <table:table-cell office:value-type="string" table:style-name="ce8">
            <text:p>Quantity And Unit</text:p>
          </table:table-cell>
          <table:table-cell office:value-type="float" office:value="552" table:style-name="ce8">
            <text:p>552</text:p>
          </table:table-cell>
          <table:table-cell office:value-type="float" office:value="0" table:formula="of:=CONCAT(CONCAT(&quot;https://docs.google.com/spreadsheets/d/1zw9aR8GDIDUiTDtSznMxDlZQEAGb8uNzib9KBZLf5yE/edit#gid=0&amp;range=A&quot;;[.G182]);CONCAT(&quot;:X&quot;;[.E182]))"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eason For Non-Electronic Submission</text:p>
          </table:table-cell>
          <table:table-cell office:value-type="float" office:value="559" table:style-name="ce8">
            <text:p>559</text:p>
          </table:table-cell>
          <table:table-cell office:value-type="string" table:style-name="ce8">
            <text:p>Reason For Non-Electronic Submission</text:p>
          </table:table-cell>
          <table:table-cell office:value-type="float" office:value="555" table:style-name="ce8">
            <text:p>555</text:p>
          </table:table-cell>
          <table:table-cell office:value-type="float" office:value="0" table:formula="of:=CONCAT(CONCAT(&quot;https://docs.google.com/spreadsheets/d/1zw9aR8GDIDUiTDtSznMxDlZQEAGb8uNzib9KBZLf5yE/edit#gid=0&amp;range=A&quot;;[.G183]);CONCAT(&quot;:X&quot;;[.E183]))"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eceiver Party</text:p>
          </table:table-cell>
          <table:table-cell office:value-type="float" office:value="560" table:style-name="ce8">
            <text:p>560</text:p>
          </table:table-cell>
          <table:table-cell office:value-type="string" table:style-name="ce8">
            <text:p>Receiver Party</text:p>
          </table:table-cell>
          <table:table-cell office:value-type="float" office:value="560" table:style-name="ce8">
            <text:p>560</text:p>
          </table:table-cell>
          <table:table-cell office:value-type="float" office:value="0" table:formula="of:=CONCAT(CONCAT(&quot;https://docs.google.com/spreadsheets/d/1zw9aR8GDIDUiTDtSznMxDlZQEAGb8uNzib9KBZLf5yE/edit#gid=0&amp;range=A&quot;;[.G184]);CONCAT(&quot;:X&quot;;[.E184]))"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ecurrent Estimated Timing</text:p>
          </table:table-cell>
          <table:table-cell office:value-type="float" office:value="562" table:style-name="ce8">
            <text:p>562</text:p>
          </table:table-cell>
          <table:table-cell office:value-type="string" table:style-name="ce8">
            <text:p>Recurrent Estimated Timing</text:p>
          </table:table-cell>
          <table:table-cell office:value-type="float" office:value="561" table:style-name="ce8">
            <text:p>561</text:p>
          </table:table-cell>
          <table:table-cell office:value-type="float" office:value="0" table:formula="of:=CONCAT(CONCAT(&quot;https://docs.google.com/spreadsheets/d/1zw9aR8GDIDUiTDtSznMxDlZQEAGb8uNzib9KBZLf5yE/edit#gid=0&amp;range=A&quot;;[.G185]);CONCAT(&quot;:X&quot;;[.E185]))"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ecurrent Indicator</text:p>
          </table:table-cell>
          <table:table-cell office:value-type="float" office:value="567" table:style-name="ce8">
            <text:p>567</text:p>
          </table:table-cell>
          <table:table-cell office:value-type="string" table:style-name="ce8">
            <text:p>Recurrent Indicator</text:p>
          </table:table-cell>
          <table:table-cell office:value-type="float" office:value="563" table:style-name="ce8">
            <text:p>563</text:p>
          </table:table-cell>
          <table:table-cell office:value-type="float" office:value="0" table:formula="of:=CONCAT(CONCAT(&quot;https://docs.google.com/spreadsheets/d/1zw9aR8GDIDUiTDtSznMxDlZQEAGb8uNzib9KBZLf5yE/edit#gid=0&amp;range=A&quot;;[.G186]);CONCAT(&quot;:X&quot;;[.E186]))"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eduction Recourse Indicator</text:p>
          </table:table-cell>
          <table:table-cell office:value-type="float" office:value="572" table:style-name="ce8">
            <text:p>572</text:p>
          </table:table-cell>
          <table:table-cell office:value-type="string" table:style-name="ce8">
            <text:p>Reduction Recourse Indicator</text:p>
          </table:table-cell>
          <table:table-cell office:value-type="float" office:value="568" table:style-name="ce8">
            <text:p>568</text:p>
          </table:table-cell>
          <table:table-cell office:value-type="float" office:value="0" table:formula="of:=CONCAT(CONCAT(&quot;https://docs.google.com/spreadsheets/d/1zw9aR8GDIDUiTDtSznMxDlZQEAGb8uNzib9KBZLf5yE/edit#gid=0&amp;range=A&quot;;[.G187]);CONCAT(&quot;:X&quot;;[.E187]))"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eference Publication</text:p>
          </table:table-cell>
          <table:table-cell office:value-type="float" office:value="575" table:style-name="ce8">
            <text:p>575</text:p>
          </table:table-cell>
          <table:table-cell office:value-type="string" table:style-name="ce8">
            <text:p>Reference Publication</text:p>
          </table:table-cell>
          <table:table-cell office:value-type="float" office:value="573" table:style-name="ce8">
            <text:p>573</text:p>
          </table:table-cell>
          <table:table-cell office:value-type="float" office:value="0" table:formula="of:=CONCAT(CONCAT(&quot;https://docs.google.com/spreadsheets/d/1zw9aR8GDIDUiTDtSznMxDlZQEAGb8uNzib9KBZLf5yE/edit#gid=0&amp;range=A&quot;;[.G188]);CONCAT(&quot;:X&quot;;[.E188]))"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enewal</text:p>
          </table:table-cell>
          <table:table-cell office:value-type="float" office:value="582" table:style-name="ce8">
            <text:p>582</text:p>
          </table:table-cell>
          <table:table-cell office:value-type="string" table:style-name="ce8">
            <text:p>Renewal</text:p>
          </table:table-cell>
          <table:table-cell office:value-type="float" office:value="576" table:style-name="ce8">
            <text:p>576</text:p>
          </table:table-cell>
          <table:table-cell office:value-type="float" office:value="0" table:formula="of:=CONCAT(CONCAT(&quot;https://docs.google.com/spreadsheets/d/1zw9aR8GDIDUiTDtSznMxDlZQEAGb8uNzib9KBZLf5yE/edit#gid=0&amp;range=A&quot;;[.G189]);CONCAT(&quot;:X&quot;;[.E189]))"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equest Information Deadline</text:p>
          </table:table-cell>
          <table:table-cell office:value-type="float" office:value="586" table:style-name="ce8">
            <text:p>586</text:p>
          </table:table-cell>
          <table:table-cell office:value-type="string" table:style-name="ce8">
            <text:p>Request Information Deadline</text:p>
          </table:table-cell>
          <table:table-cell office:value-type="float" office:value="583" table:style-name="ce8">
            <text:p>583</text:p>
          </table:table-cell>
          <table:table-cell office:value-type="float" office:value="0" table:formula="of:=CONCAT(CONCAT(&quot;https://docs.google.com/spreadsheets/d/1zw9aR8GDIDUiTDtSznMxDlZQEAGb8uNzib9KBZLf5yE/edit#gid=0&amp;range=A&quot;;[.G190]);CONCAT(&quot;:X&quot;;[.E190]))"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eserved Contract</text:p>
          </table:table-cell>
          <table:table-cell office:value-type="float" office:value="590" table:style-name="ce8">
            <text:p>590</text:p>
          </table:table-cell>
          <table:table-cell office:value-type="string" table:style-name="ce8">
            <text:p>Reserved Contract</text:p>
          </table:table-cell>
          <table:table-cell office:value-type="float" office:value="587" table:style-name="ce8">
            <text:p>587</text:p>
          </table:table-cell>
          <table:table-cell office:value-type="float" office:value="0" table:formula="of:=CONCAT(CONCAT(&quot;https://docs.google.com/spreadsheets/d/1zw9aR8GDIDUiTDtSznMxDlZQEAGb8uNzib9KBZLf5yE/edit#gid=0&amp;range=A&quot;;[.G191]);CONCAT(&quot;:X&quot;;[.E191]))"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esult</text:p>
          </table:table-cell>
          <table:table-cell office:value-type="float" office:value="592" table:style-name="ce8">
            <text:p>592</text:p>
          </table:table-cell>
          <table:table-cell office:value-type="string" table:style-name="ce8">
            <text:p>Result</text:p>
          </table:table-cell>
          <table:table-cell office:value-type="float" office:value="591" table:style-name="ce8">
            <text:p>591</text:p>
          </table:table-cell>
          <table:table-cell office:value-type="float" office:value="0" table:formula="of:=CONCAT(CONCAT(&quot;https://docs.google.com/spreadsheets/d/1zw9aR8GDIDUiTDtSznMxDlZQEAGb8uNzib9KBZLf5yE/edit#gid=0&amp;range=A&quot;;[.G192]);CONCAT(&quot;:X&quot;;[.E192]))"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evenue Value</text:p>
          </table:table-cell>
          <table:table-cell office:value-type="float" office:value="594" table:style-name="ce8">
            <text:p>594</text:p>
          </table:table-cell>
          <table:table-cell office:value-type="string" table:style-name="ce8">
            <text:p>Revenue Value</text:p>
          </table:table-cell>
          <table:table-cell office:value-type="float" office:value="593" table:style-name="ce8">
            <text:p>593</text:p>
          </table:table-cell>
          <table:table-cell office:value-type="float" office:value="0" table:formula="of:=CONCAT(CONCAT(&quot;https://docs.google.com/spreadsheets/d/1zw9aR8GDIDUiTDtSznMxDlZQEAGb8uNzib9KBZLf5yE/edit#gid=0&amp;range=A&quot;;[.G193]);CONCAT(&quot;:X&quot;;[.E193]))"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eview Information Party</text:p>
          </table:table-cell>
          <table:table-cell office:value-type="float" office:value="596" table:style-name="ce8">
            <text:p>596</text:p>
          </table:table-cell>
          <table:table-cell office:value-type="string" table:style-name="ce8">
            <text:p>Review Information Party</text:p>
          </table:table-cell>
          <table:table-cell office:value-type="float" office:value="595" table:style-name="ce8">
            <text:p>595</text:p>
          </table:table-cell>
          <table:table-cell office:value-type="float" office:value="0" table:formula="of:=CONCAT(CONCAT(&quot;https://docs.google.com/spreadsheets/d/1zw9aR8GDIDUiTDtSznMxDlZQEAGb8uNzib9KBZLf5yE/edit#gid=0&amp;range=A&quot;;[.G194]);CONCAT(&quot;:X&quot;;[.E194]))"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eview Party</text:p>
          </table:table-cell>
          <table:table-cell office:value-type="float" office:value="597" table:style-name="ce8">
            <text:p>597</text:p>
          </table:table-cell>
          <table:table-cell office:value-type="string" table:style-name="ce8">
            <text:p>Review Party</text:p>
          </table:table-cell>
          <table:table-cell office:value-type="float" office:value="597" table:style-name="ce8">
            <text:p>597</text:p>
          </table:table-cell>
          <table:table-cell office:value-type="float" office:value="0" table:formula="of:=CONCAT(CONCAT(&quot;https://docs.google.com/spreadsheets/d/1zw9aR8GDIDUiTDtSznMxDlZQEAGb8uNzib9KBZLf5yE/edit#gid=0&amp;range=A&quot;;[.G195]);CONCAT(&quot;:X&quot;;[.E195]))"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ules Criteria</text:p>
          </table:table-cell>
          <table:table-cell office:value-type="float" office:value="598" table:style-name="ce8">
            <text:p>598</text:p>
          </table:table-cell>
          <table:table-cell office:value-type="string" table:style-name="ce8">
            <text:p>Rules Criteria</text:p>
          </table:table-cell>
          <table:table-cell office:value-type="float" office:value="598" table:style-name="ce8">
            <text:p>598</text:p>
          </table:table-cell>
          <table:table-cell office:value-type="float" office:value="0" table:formula="of:=CONCAT(CONCAT(&quot;https://docs.google.com/spreadsheets/d/1zw9aR8GDIDUiTDtSznMxDlZQEAGb8uNzib9KBZLf5yE/edit#gid=0&amp;range=A&quot;;[.G196]);CONCAT(&quot;:X&quot;;[.E196]))"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Service Provider</text:p>
          </table:table-cell>
          <table:table-cell office:value-type="float" office:value="599" table:style-name="ce8">
            <text:p>599</text:p>
          </table:table-cell>
          <table:table-cell office:value-type="string" table:style-name="ce8">
            <text:p>Service Provider</text:p>
          </table:table-cell>
          <table:table-cell office:value-type="float" office:value="599" table:style-name="ce8">
            <text:p>599</text:p>
          </table:table-cell>
          <table:table-cell office:value-type="float" office:value="0" table:formula="of:=CONCAT(CONCAT(&quot;https://docs.google.com/spreadsheets/d/1zw9aR8GDIDUiTDtSznMxDlZQEAGb8uNzib9KBZLf5yE/edit#gid=0&amp;range=A&quot;;[.G197]);CONCAT(&quot;:X&quot;;[.E197]))"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Social Specific Services Indicator</text:p>
          </table:table-cell>
          <table:table-cell office:value-type="float" office:value="603" table:style-name="ce8">
            <text:p>603</text:p>
          </table:table-cell>
          <table:table-cell office:value-type="string" table:style-name="ce8">
            <text:p>Social Specific Services Indicator</text:p>
          </table:table-cell>
          <table:table-cell office:value-type="float" office:value="600" table:style-name="ce8">
            <text:p>600</text:p>
          </table:table-cell>
          <table:table-cell office:value-type="float" office:value="0" table:formula="of:=CONCAT(CONCAT(&quot;https://docs.google.com/spreadsheets/d/1zw9aR8GDIDUiTDtSznMxDlZQEAGb8uNzib9KBZLf5yE/edit#gid=0&amp;range=A&quot;;[.G198]);CONCAT(&quot;:X&quot;;[.E198]))"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Strategic Procurement</text:p>
          </table:table-cell>
          <table:table-cell office:value-type="float" office:value="606" table:style-name="ce8">
            <text:p>606</text:p>
          </table:table-cell>
          <table:table-cell office:value-type="string" table:style-name="ce8">
            <text:p>Strategic Procurement</text:p>
          </table:table-cell>
          <table:table-cell office:value-type="float" office:value="604" table:style-name="ce8">
            <text:p>604</text:p>
          </table:table-cell>
          <table:table-cell office:value-type="float" office:value="0" table:formula="of:=CONCAT(CONCAT(&quot;https://docs.google.com/spreadsheets/d/1zw9aR8GDIDUiTDtSznMxDlZQEAGb8uNzib9KBZLf5yE/edit#gid=0&amp;range=A&quot;;[.G199]);CONCAT(&quot;:X&quot;;[.E199]))"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Street Address</text:p>
          </table:table-cell>
          <table:table-cell office:value-type="float" office:value="608" table:style-name="ce8">
            <text:p>608</text:p>
          </table:table-cell>
          <table:table-cell office:value-type="string" table:style-name="ce8">
            <text:p>Street Address</text:p>
          </table:table-cell>
          <table:table-cell office:value-type="float" office:value="607" table:style-name="ce8">
            <text:p>607</text:p>
          </table:table-cell>
          <table:table-cell office:value-type="float" office:value="0" table:formula="of:=CONCAT(CONCAT(&quot;https://docs.google.com/spreadsheets/d/1zw9aR8GDIDUiTDtSznMxDlZQEAGb8uNzib9KBZLf5yE/edit#gid=0&amp;range=A&quot;;[.G200]);CONCAT(&quot;:X&quot;;[.E200]))"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Street Number</text:p>
          </table:table-cell>
          <table:table-cell office:value-type="float" office:value="609" table:style-name="ce8">
            <text:p>609</text:p>
          </table:table-cell>
          <table:table-cell office:value-type="string" table:style-name="ce8">
            <text:p>Street Number</text:p>
          </table:table-cell>
          <table:table-cell office:value-type="float" office:value="609" table:style-name="ce8">
            <text:p>609</text:p>
          </table:table-cell>
          <table:table-cell office:value-type="float" office:value="0" table:formula="of:=CONCAT(CONCAT(&quot;https://docs.google.com/spreadsheets/d/1zw9aR8GDIDUiTDtSznMxDlZQEAGb8uNzib9KBZLf5yE/edit#gid=0&amp;range=A&quot;;[.G201]);CONCAT(&quot;:X&quot;;[.E201]))"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Subcontract</text:p>
          </table:table-cell>
          <table:table-cell office:value-type="float" office:value="611" table:style-name="ce8">
            <text:p>611</text:p>
          </table:table-cell>
          <table:table-cell office:value-type="string" table:style-name="ce8">
            <text:p>Subcontract</text:p>
          </table:table-cell>
          <table:table-cell office:value-type="float" office:value="610" table:style-name="ce8">
            <text:p>610</text:p>
          </table:table-cell>
          <table:table-cell office:value-type="float" office:value="0" table:formula="of:=CONCAT(CONCAT(&quot;https://docs.google.com/spreadsheets/d/1zw9aR8GDIDUiTDtSznMxDlZQEAGb8uNzib9KBZLf5yE/edit#gid=0&amp;range=A&quot;;[.G202]);CONCAT(&quot;:X&quot;;[.E202]))"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Subcontracting Code</text:p>
          </table:table-cell>
          <table:table-cell office:value-type="float" office:value="614" table:style-name="ce8">
            <text:p>614</text:p>
          </table:table-cell>
          <table:table-cell office:value-type="string" table:style-name="ce8">
            <text:p>Subcontracting Code</text:p>
          </table:table-cell>
          <table:table-cell office:value-type="float" office:value="612" table:style-name="ce8">
            <text:p>612</text:p>
          </table:table-cell>
          <table:table-cell office:value-type="float" office:value="0" table:formula="of:=CONCAT(CONCAT(&quot;https://docs.google.com/spreadsheets/d/1zw9aR8GDIDUiTDtSznMxDlZQEAGb8uNzib9KBZLf5yE/edit#gid=0&amp;range=A&quot;;[.G203]);CONCAT(&quot;:X&quot;;[.E203]))"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Subcontracting Part</text:p>
          </table:table-cell>
          <table:table-cell office:value-type="float" office:value="627" table:style-name="ce8">
            <text:p>627</text:p>
          </table:table-cell>
          <table:table-cell office:value-type="string" table:style-name="ce8">
            <text:p>Subcontracting Part</text:p>
          </table:table-cell>
          <table:table-cell office:value-type="float" office:value="615" table:style-name="ce8">
            <text:p>615</text:p>
          </table:table-cell>
          <table:table-cell office:value-type="float" office:value="0" table:formula="of:=CONCAT(CONCAT(&quot;https://docs.google.com/spreadsheets/d/1zw9aR8GDIDUiTDtSznMxDlZQEAGb8uNzib9KBZLf5yE/edit#gid=0&amp;range=A&quot;;[.G204]);CONCAT(&quot;:X&quot;;[.E204]))"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Suitability</text:p>
          </table:table-cell>
          <table:table-cell office:value-type="float" office:value="632" table:style-name="ce8">
            <text:p>632</text:p>
          </table:table-cell>
          <table:table-cell office:value-type="string" table:style-name="ce8">
            <text:p>Suitability</text:p>
          </table:table-cell>
          <table:table-cell office:value-type="float" office:value="628" table:style-name="ce8">
            <text:p>628</text:p>
          </table:table-cell>
          <table:table-cell office:value-type="float" office:value="0" table:formula="of:=CONCAT(CONCAT(&quot;https://docs.google.com/spreadsheets/d/1zw9aR8GDIDUiTDtSznMxDlZQEAGb8uNzib9KBZLf5yE/edit#gid=0&amp;range=A&quot;;[.G205]);CONCAT(&quot;:X&quot;;[.E205]))"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Supplier</text:p>
          </table:table-cell>
          <table:table-cell office:value-type="float" office:value="633" table:style-name="ce8">
            <text:p>633</text:p>
          </table:table-cell>
          <table:table-cell office:value-type="string" table:style-name="ce8">
            <text:p>Supplier</text:p>
          </table:table-cell>
          <table:table-cell office:value-type="float" office:value="633" table:style-name="ce8">
            <text:p>633</text:p>
          </table:table-cell>
          <table:table-cell office:value-type="float" office:value="0" table:formula="of:=CONCAT(CONCAT(&quot;https://docs.google.com/spreadsheets/d/1zw9aR8GDIDUiTDtSznMxDlZQEAGb8uNzib9KBZLf5yE/edit#gid=0&amp;range=A&quot;;[.G206]);CONCAT(&quot;:X&quot;;[.E206]))"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ax Party</text:p>
          </table:table-cell>
          <table:table-cell office:value-type="float" office:value="635" table:style-name="ce8">
            <text:p>635</text:p>
          </table:table-cell>
          <table:table-cell office:value-type="string" table:style-name="ce8">
            <text:p>Tax Party</text:p>
          </table:table-cell>
          <table:table-cell office:value-type="float" office:value="634" table:style-name="ce8">
            <text:p>634</text:p>
          </table:table-cell>
          <table:table-cell office:value-type="float" office:value="0" table:formula="of:=CONCAT(CONCAT(&quot;https://docs.google.com/spreadsheets/d/1zw9aR8GDIDUiTDtSznMxDlZQEAGb8uNzib9KBZLf5yE/edit#gid=0&amp;range=A&quot;;[.G207]);CONCAT(&quot;:X&quot;;[.E207]))"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ax Party Address URL General</text:p>
          </table:table-cell>
          <table:table-cell office:value-type="float" office:value="639" table:style-name="ce8">
            <text:p>639</text:p>
          </table:table-cell>
          <table:table-cell office:value-type="string" table:style-name="ce8">
            <text:p>Tax Party Address URL General</text:p>
          </table:table-cell>
          <table:table-cell office:value-type="float" office:value="636" table:style-name="ce8">
            <text:p>636</text:p>
          </table:table-cell>
          <table:table-cell office:value-type="float" office:value="0" table:formula="of:=CONCAT(CONCAT(&quot;https://docs.google.com/spreadsheets/d/1zw9aR8GDIDUiTDtSznMxDlZQEAGb8uNzib9KBZLf5yE/edit#gid=0&amp;range=A&quot;;[.G208]);CONCAT(&quot;:X&quot;;[.E208]))"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echnical And Professional Ability</text:p>
          </table:table-cell>
          <table:table-cell office:value-type="float" office:value="644" table:style-name="ce8">
            <text:p>644</text:p>
          </table:table-cell>
          <table:table-cell office:value-type="string" table:style-name="ce8">
            <text:p>Technical And Professional Ability</text:p>
          </table:table-cell>
          <table:table-cell office:value-type="float" office:value="640" table:style-name="ce8">
            <text:p>640</text:p>
          </table:table-cell>
          <table:table-cell office:value-type="float" office:value="0" table:formula="of:=CONCAT(CONCAT(&quot;https://docs.google.com/spreadsheets/d/1zw9aR8GDIDUiTDtSznMxDlZQEAGb8uNzib9KBZLf5yE/edit#gid=0&amp;range=A&quot;;[.G209]);CONCAT(&quot;:X&quot;;[.E209]))"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echnical Evaluation Criterion</text:p>
          </table:table-cell>
          <table:table-cell office:value-type="float" office:value="646" table:style-name="ce8">
            <text:p>646</text:p>
          </table:table-cell>
          <table:table-cell office:value-type="string" table:style-name="ce8">
            <text:p>Technical Evaluation Criterion</text:p>
          </table:table-cell>
          <table:table-cell office:value-type="float" office:value="645" table:style-name="ce8">
            <text:p>645</text:p>
          </table:table-cell>
          <table:table-cell office:value-type="float" office:value="0" table:formula="of:=CONCAT(CONCAT(&quot;https://docs.google.com/spreadsheets/d/1zw9aR8GDIDUiTDtSznMxDlZQEAGb8uNzib9KBZLf5yE/edit#gid=0&amp;range=A&quot;;[.G210]);CONCAT(&quot;:X&quot;;[.E210]))"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echnical Specification</text:p>
          </table:table-cell>
          <table:table-cell office:value-type="float" office:value="647" table:style-name="ce8">
            <text:p>647</text:p>
          </table:table-cell>
          <table:table-cell office:value-type="string" table:style-name="ce8">
            <text:p>Technical Specification</text:p>
          </table:table-cell>
          <table:table-cell office:value-type="float" office:value="647" table:style-name="ce8">
            <text:p>647</text:p>
          </table:table-cell>
          <table:table-cell office:value-type="float" office:value="0" table:formula="of:=CONCAT(CONCAT(&quot;https://docs.google.com/spreadsheets/d/1zw9aR8GDIDUiTDtSznMxDlZQEAGb8uNzib9KBZLf5yE/edit#gid=0&amp;range=A&quot;;[.G211]);CONCAT(&quot;:X&quot;;[.E211]))"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echnique</text:p>
          </table:table-cell>
          <table:table-cell office:value-type="float" office:value="648" table:style-name="ce8">
            <text:p>648</text:p>
          </table:table-cell>
          <table:table-cell office:value-type="string" table:style-name="ce8">
            <text:p>Technique</text:p>
          </table:table-cell>
          <table:table-cell office:value-type="float" office:value="648" table:style-name="ce8">
            <text:p>648</text:p>
          </table:table-cell>
          <table:table-cell office:value-type="float" office:value="0" table:formula="of:=CONCAT(CONCAT(&quot;https://docs.google.com/spreadsheets/d/1zw9aR8GDIDUiTDtSznMxDlZQEAGb8uNzib9KBZLf5yE/edit#gid=0&amp;range=A&quot;;[.G212]);CONCAT(&quot;:X&quot;;[.E212]))"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ender</text:p>
          </table:table-cell>
          <table:table-cell office:value-type="float" office:value="649" table:style-name="ce8">
            <text:p>649</text:p>
          </table:table-cell>
          <table:table-cell office:value-type="string" table:style-name="ce8">
            <text:p>Tender</text:p>
          </table:table-cell>
          <table:table-cell office:value-type="float" office:value="649" table:style-name="ce8">
            <text:p>649</text:p>
          </table:table-cell>
          <table:table-cell office:value-type="float" office:value="0" table:formula="of:=CONCAT(CONCAT(&quot;https://docs.google.com/spreadsheets/d/1zw9aR8GDIDUiTDtSznMxDlZQEAGb8uNzib9KBZLf5yE/edit#gid=0&amp;range=A&quot;;[.G213]);CONCAT(&quot;:X&quot;;[.E213]))"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ender Evaluation Result</text:p>
          </table:table-cell>
          <table:table-cell office:value-type="float" office:value="650" table:style-name="ce8">
            <text:p>650</text:p>
          </table:table-cell>
          <table:table-cell office:value-type="string" table:style-name="ce8">
            <text:p>Tender Evaluation Result</text:p>
          </table:table-cell>
          <table:table-cell office:value-type="float" office:value="650" table:style-name="ce8">
            <text:p>650</text:p>
          </table:table-cell>
          <table:table-cell office:value-type="float" office:value="0" table:formula="of:=CONCAT(CONCAT(&quot;https://docs.google.com/spreadsheets/d/1zw9aR8GDIDUiTDtSznMxDlZQEAGb8uNzib9KBZLf5yE/edit#gid=0&amp;range=A&quot;;[.G214]);CONCAT(&quot;:X&quot;;[.E214]))"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ender Submission</text:p>
          </table:table-cell>
          <table:table-cell office:value-type="float" office:value="652" table:style-name="ce8">
            <text:p>652</text:p>
          </table:table-cell>
          <table:table-cell office:value-type="string" table:style-name="ce8">
            <text:p>Tender Submission</text:p>
          </table:table-cell>
          <table:table-cell office:value-type="float" office:value="651" table:style-name="ce8">
            <text:p>651</text:p>
          </table:table-cell>
          <table:table-cell office:value-type="float" office:value="0" table:formula="of:=CONCAT(CONCAT(&quot;https://docs.google.com/spreadsheets/d/1zw9aR8GDIDUiTDtSznMxDlZQEAGb8uNzib9KBZLf5yE/edit#gid=0&amp;range=A&quot;;[.G215]);CONCAT(&quot;:X&quot;;[.E215]))"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ender Validity Deadline</text:p>
          </table:table-cell>
          <table:table-cell office:value-type="float" office:value="654" table:style-name="ce8">
            <text:p>654</text:p>
          </table:table-cell>
          <table:table-cell office:value-type="string" table:style-name="ce8">
            <text:p>Tender Validity Deadline</text:p>
          </table:table-cell>
          <table:table-cell office:value-type="float" office:value="653" table:style-name="ce8">
            <text:p>653</text:p>
          </table:table-cell>
          <table:table-cell office:value-type="float" office:value="0" table:formula="of:=CONCAT(CONCAT(&quot;https://docs.google.com/spreadsheets/d/1zw9aR8GDIDUiTDtSznMxDlZQEAGb8uNzib9KBZLf5yE/edit#gid=0&amp;range=A&quot;;[.G216]);CONCAT(&quot;:X&quot;;[.E216]))"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ender Variants Awarded</text:p>
          </table:table-cell>
          <table:table-cell office:value-type="float" office:value="656" table:style-name="ce8">
            <text:p>656</text:p>
          </table:table-cell>
          <table:table-cell office:value-type="string" table:style-name="ce8">
            <text:p>Tender Variants Awarded</text:p>
          </table:table-cell>
          <table:table-cell office:value-type="float" office:value="655" table:style-name="ce8">
            <text:p>655</text:p>
          </table:table-cell>
          <table:table-cell office:value-type="float" office:value="0" table:formula="of:=CONCAT(CONCAT(&quot;https://docs.google.com/spreadsheets/d/1zw9aR8GDIDUiTDtSznMxDlZQEAGb8uNzib9KBZLf5yE/edit#gid=0&amp;range=A&quot;;[.G217]);CONCAT(&quot;:X&quot;;[.E217]))"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enderer</text:p>
          </table:table-cell>
          <table:table-cell office:value-type="float" office:value="659" table:style-name="ce8">
            <text:p>659</text:p>
          </table:table-cell>
          <table:table-cell office:value-type="string" table:style-name="ce8">
            <text:p>Tenderer</text:p>
          </table:table-cell>
          <table:table-cell office:value-type="float" office:value="657" table:style-name="ce8">
            <text:p>657</text:p>
          </table:table-cell>
          <table:table-cell office:value-type="float" office:value="0" table:formula="of:=CONCAT(CONCAT(&quot;https://docs.google.com/spreadsheets/d/1zw9aR8GDIDUiTDtSznMxDlZQEAGb8uNzib9KBZLf5yE/edit#gid=0&amp;range=A&quot;;[.G218]);CONCAT(&quot;:X&quot;;[.E218]))"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endering Criterion</text:p>
          </table:table-cell>
          <table:table-cell office:value-type="float" office:value="660" table:style-name="ce8">
            <text:p>660</text:p>
          </table:table-cell>
          <table:table-cell office:value-type="string" table:style-name="ce8">
            <text:p>Tendering Criterion</text:p>
          </table:table-cell>
          <table:table-cell office:value-type="float" office:value="660" table:style-name="ce8">
            <text:p>660</text:p>
          </table:table-cell>
          <table:table-cell office:value-type="float" office:value="0" table:formula="of:=CONCAT(CONCAT(&quot;https://docs.google.com/spreadsheets/d/1zw9aR8GDIDUiTDtSznMxDlZQEAGb8uNzib9KBZLf5yE/edit#gid=0&amp;range=A&quot;;[.G219]);CONCAT(&quot;:X&quot;;[.E219]))"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endering Process</text:p>
          </table:table-cell>
          <table:table-cell office:value-type="float" office:value="661" table:style-name="ce8">
            <text:p>661</text:p>
          </table:table-cell>
          <table:table-cell office:value-type="string" table:style-name="ce8">
            <text:p>Tendering Process</text:p>
          </table:table-cell>
          <table:table-cell office:value-type="float" office:value="661" table:style-name="ce8">
            <text:p>661</text:p>
          </table:table-cell>
          <table:table-cell office:value-type="float" office:value="0" table:formula="of:=CONCAT(CONCAT(&quot;https://docs.google.com/spreadsheets/d/1zw9aR8GDIDUiTDtSznMxDlZQEAGb8uNzib9KBZLf5yE/edit#gid=0&amp;range=A&quot;;[.G220]);CONCAT(&quot;:X&quot;;[.E220]))"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endering Terms</text:p>
          </table:table-cell>
          <table:table-cell office:value-type="float" office:value="662" table:style-name="ce8">
            <text:p>662</text:p>
          </table:table-cell>
          <table:table-cell office:value-type="string" table:style-name="ce8">
            <text:p>Tendering Terms</text:p>
          </table:table-cell>
          <table:table-cell office:value-type="float" office:value="662" table:style-name="ce8">
            <text:p>662</text:p>
          </table:table-cell>
          <table:table-cell office:value-type="float" office:value="0" table:formula="of:=CONCAT(CONCAT(&quot;https://docs.google.com/spreadsheets/d/1zw9aR8GDIDUiTDtSznMxDlZQEAGb8uNzib9KBZLf5yE/edit#gid=0&amp;range=A&quot;;[.G221]);CONCAT(&quot;:X&quot;;[.E221]))"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itle</text:p>
          </table:table-cell>
          <table:table-cell office:value-type="float" office:value="663" table:style-name="ce8">
            <text:p>663</text:p>
          </table:table-cell>
          <table:table-cell office:value-type="string" table:style-name="ce8">
            <text:p>Title</text:p>
          </table:table-cell>
          <table:table-cell office:value-type="float" office:value="663" table:style-name="ce8">
            <text:p>663</text:p>
          </table:table-cell>
          <table:table-cell office:value-type="float" office:value="0" table:formula="of:=CONCAT(CONCAT(&quot;https://docs.google.com/spreadsheets/d/1zw9aR8GDIDUiTDtSznMxDlZQEAGb8uNzib9KBZLf5yE/edit#gid=0&amp;range=A&quot;;[.G222]);CONCAT(&quot;:X&quot;;[.E222]))"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otal Value</text:p>
          </table:table-cell>
          <table:table-cell office:value-type="float" office:value="668" table:style-name="ce8">
            <text:p>668</text:p>
          </table:table-cell>
          <table:table-cell office:value-type="string" table:style-name="ce8">
            <text:p>Total Value</text:p>
          </table:table-cell>
          <table:table-cell office:value-type="float" office:value="664" table:style-name="ce8">
            <text:p>664</text:p>
          </table:table-cell>
          <table:table-cell office:value-type="float" office:value="0" table:formula="of:=CONCAT(CONCAT(&quot;https://docs.google.com/spreadsheets/d/1zw9aR8GDIDUiTDtSznMxDlZQEAGb8uNzib9KBZLf5yE/edit#gid=0&amp;range=A&quot;;[.G223]);CONCAT(&quot;:X&quot;;[.E223]))"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ype Of Buyer</text:p>
          </table:table-cell>
          <table:table-cell office:value-type="float" office:value="678" table:style-name="ce8">
            <text:p>678</text:p>
          </table:table-cell>
          <table:table-cell office:value-type="string" table:style-name="ce8">
            <text:p>Type Of Buyer</text:p>
          </table:table-cell>
          <table:table-cell office:value-type="float" office:value="669" table:style-name="ce8">
            <text:p>669</text:p>
          </table:table-cell>
          <table:table-cell office:value-type="float" office:value="0" table:formula="of:=CONCAT(CONCAT(&quot;https://docs.google.com/spreadsheets/d/1zw9aR8GDIDUiTDtSznMxDlZQEAGb8uNzib9KBZLf5yE/edit#gid=0&amp;range=A&quot;;[.G224]);CONCAT(&quot;:X&quot;;[.E224]))"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ype Of Contract</text:p>
          </table:table-cell>
          <table:table-cell office:value-type="float" office:value="681" table:style-name="ce8">
            <text:p>681</text:p>
          </table:table-cell>
          <table:table-cell office:value-type="string" table:style-name="ce8">
            <text:p>Type Of Contract</text:p>
          </table:table-cell>
          <table:table-cell office:value-type="float" office:value="679" table:style-name="ce8">
            <text:p>679</text:p>
          </table:table-cell>
          <table:table-cell office:value-type="float" office:value="0" table:formula="of:=CONCAT(CONCAT(&quot;https://docs.google.com/spreadsheets/d/1zw9aR8GDIDUiTDtSznMxDlZQEAGb8uNzib9KBZLf5yE/edit#gid=0&amp;range=A&quot;;[.G225]);CONCAT(&quot;:X&quot;;[.E225]))"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Usage ESPD Code</text:p>
          </table:table-cell>
          <table:table-cell office:value-type="float" office:value="685" table:style-name="ce8">
            <text:p>685</text:p>
          </table:table-cell>
          <table:table-cell office:value-type="string" table:style-name="ce8">
            <text:p>Usage ESPD Code</text:p>
          </table:table-cell>
          <table:table-cell office:value-type="float" office:value="682" table:style-name="ce8">
            <text:p>682</text:p>
          </table:table-cell>
          <table:table-cell office:value-type="float" office:value="0" table:formula="of:=CONCAT(CONCAT(&quot;https://docs.google.com/spreadsheets/d/1zw9aR8GDIDUiTDtSznMxDlZQEAGb8uNzib9KBZLf5yE/edit#gid=0&amp;range=A&quot;;[.G226]);CONCAT(&quot;:X&quot;;[.E226]))"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Variants Indicator</text:p>
          </table:table-cell>
          <table:table-cell office:value-type="float" office:value="691" table:style-name="ce8">
            <text:p>691</text:p>
          </table:table-cell>
          <table:table-cell office:value-type="string" table:style-name="ce8">
            <text:p>Variants Indicator</text:p>
          </table:table-cell>
          <table:table-cell office:value-type="float" office:value="686" table:style-name="ce8">
            <text:p>686</text:p>
          </table:table-cell>
          <table:table-cell office:value-type="float" office:value="0" table:formula="of:=CONCAT(CONCAT(&quot;https://docs.google.com/spreadsheets/d/1zw9aR8GDIDUiTDtSznMxDlZQEAGb8uNzib9KBZLf5yE/edit#gid=0&amp;range=A&quot;;[.G227]);CONCAT(&quot;:X&quot;;[.E227]))"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Winner</text:p>
          </table:table-cell>
          <table:table-cell office:value-type="float" office:value="692" table:style-name="ce8">
            <text:p>692</text:p>
          </table:table-cell>
          <table:table-cell office:value-type="string" table:style-name="ce8">
            <text:p>Winner</text:p>
          </table:table-cell>
          <table:table-cell office:value-type="float" office:value="692" table:style-name="ce8">
            <text:p>692</text:p>
          </table:table-cell>
          <table:table-cell office:value-type="float" office:value="0" table:formula="of:=CONCAT(CONCAT(&quot;https://docs.google.com/spreadsheets/d/1zw9aR8GDIDUiTDtSznMxDlZQEAGb8uNzib9KBZLf5yE/edit#gid=0&amp;range=A&quot;;[.G228]);CONCAT(&quot;:X&quot;;[.E228]))"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Winner Rank</text:p>
          </table:table-cell>
          <table:table-cell office:value-type="float" office:value="695" table:style-name="ce8">
            <text:p>695</text:p>
          </table:table-cell>
          <table:table-cell office:value-type="string" table:style-name="ce8">
            <text:p>Winner Rank</text:p>
          </table:table-cell>
          <table:table-cell office:value-type="float" office:value="693" table:style-name="ce8">
            <text:p>693</text:p>
          </table:table-cell>
          <table:table-cell office:value-type="float" office:value="0" table:formula="of:=CONCAT(CONCAT(&quot;https://docs.google.com/spreadsheets/d/1zw9aR8GDIDUiTDtSznMxDlZQEAGb8uNzib9KBZLf5yE/edit#gid=0&amp;range=A&quot;;[.G229]);CONCAT(&quot;:X&quot;;[.E229]))" table:style-name="ce20">
            <text:p>#NAM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style-name="ce8"/>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style-name="ce8"/>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style-name="ce8"/>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style-name="ce8"/>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style-name="ce8"/>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style-name="ce8"/>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style-name="ce8"/>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style-name="ce8"/>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style-name="ce8"/>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style-name="ce8"/>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style-name="ce8"/>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table:number-columns-repeated="16382" table:style-name="ce8"/>
        </table:table-row>
        <table:table-row table:number-rows-repeated="1047861" table:style-name="ro4">
          <table:table-cell table:number-columns-repeated="16384"/>
        </table:table-row>
      </table:table>
      <table:named-expressions>
        <table:named-range table:name="Abnormallylowtenders" table:cell-range-address="Glossary.$A$8:Glossary.$I$14" table:base-cell-address="Glossary.$A$1"/>
        <table:named-expression table:name="AcceleratedProcedure" table:expression="of:=[Glossary.#REF!]" table:base-cell-address="Metadata.$A$1"/>
        <table:named-expression table:name="AcceleratedProcedureJustification" table:expression="of:=[Glossary.#REF!]" table:base-cell-address="Metadata.$A$1"/>
        <table:named-expression table:name="AccesTool" table:expression="of:=[Glossary.#REF!]" table:base-cell-address="Metadata.$A$1"/>
        <table:named-expression table:name="AddedCategoryBuyerinFrameworkAgreement" table:expression="of:=[Glossary.#REF!]" table:base-cell-address="Metadata.$A$1"/>
        <table:named-expression table:name="AdditionalInformation" table:expression="of:=[Glossary.#REF!]" table:base-cell-address="Metadata.$A$1"/>
        <table:named-expression table:name="AwardCriterion" table:expression="of:=[Glossary.#REF!]" table:base-cell-address="Metadata.$A$1"/>
        <table:named-expression table:name="AwardCriterionType" table:expression="of:=[Glossary.#REF!]" table:base-cell-address="Metadata.$A$1"/>
        <table:named-expression table:name="AwardDateScheduled" table:expression="of:=[Glossary.#REF!]" table:base-cell-address="Metadata.$A$1"/>
        <table:named-expression table:name="AwardedContract" table:expression="of:=[Glossary.#REF!]" table:base-cell-address="Metadata.$A$1"/>
        <table:named-expression table:name="AwardedToGroup" table:expression="of:=[Glossary.#REF!]" table:base-cell-address="Metadata.$A$1"/>
        <table:named-expression table:name="AwardedToSME" table:expression="of:=[Glossary.#REF!]" table:base-cell-address="Metadata.$A$1"/>
        <table:named-expression table:name="BargainPurchaseValue" table:expression="of:=[Glossary.#REF!]" table:base-cell-address="Metadata.$A$1"/>
        <table:named-expression table:name="Buyer" table:expression="of:=[Glossary.#REF!]" table:base-cell-address="Metadata.$A$1"/>
        <table:named-expression table:name="BuyerProfile" table:expression="of:=[Glossary.#REF!]" table:base-cell-address="Metadata.$A$1"/>
        <table:named-expression table:name="BuyerRole" table:expression="of:=[Glossary.#REF!]" table:base-cell-address="Metadata.$A$1"/>
        <table:named-expression table:name="CalculationMethodValue" table:expression="of:=[Glossary.#REF!]" table:base-cell-address="Metadata.$A$1"/>
        <table:named-expression table:name="CallForTenders" table:expression="of:=[Glossary.#REF!]" table:base-cell-address="Metadata.$A$1"/>
        <table:named-expression table:name="Candidate" table:expression="of:=[Glossary.#REF!]" table:base-cell-address="Metadata.$A$1"/>
        <table:named-expression table:name="CandidatesLimitCriteria" table:expression="of:=[Glossary.#REF!]" table:base-cell-address="Metadata.$A$1"/>
        <table:named-expression table:name="CentralPurchasingBody" table:expression="of:=[Glossary.#REF!]" table:base-cell-address="Metadata.$A$1"/>
        <table:named-expression table:name="Change" table:expression="of:=[Glossary.#REF!]" table:base-cell-address="Metadata.$A$1"/>
        <table:named-expression table:name="ChangeDescriptionCode" table:expression="of:=[Glossary.#REF!]" table:base-cell-address="Metadata.$A$1"/>
        <table:named-expression table:name="CombinationLots" table:expression="of:=[Glossary.#REF!]" table:base-cell-address="Metadata.$A$1"/>
        <table:named-expression table:name="CommonProcurementVocabulary" table:expression="of:=[Glossary.#REF!]" table:base-cell-address="Metadata.$A$1"/>
        <table:named-expression table:name="CommunityCountryOrigin" table:expression="of:=[Glossary.#REF!]" table:base-cell-address="Metadata.$A$1"/>
        <table:named-expression table:name="ConcessionDescriptionValue" table:expression="of:=[Glossary.#REF!]" table:base-cell-address="Metadata.$A$1"/>
        <table:named-expression table:name="Contact" table:expression="of:=[Glossary.#REF!]" table:base-cell-address="Metadata.$A$1"/>
        <table:named-expression table:name="Contract" table:expression="of:=[Glossary.#REF!]" table:base-cell-address="Metadata.$A$1"/>
        <table:named-expression table:name="ContractAwardNotice" table:expression="of:=[Glossary.#REF!]" table:base-cell-address="Metadata.$A$1"/>
        <table:named-expression table:name="ContractConclusionDate" table:expression="of:=[Glossary.#REF!]" table:base-cell-address="Metadata.$A$1"/>
        <table:named-expression table:name="ContractIdentifier" table:expression="of:=[Glossary.#REF!]" table:base-cell-address="Metadata.$A$1"/>
        <table:named-expression table:name="ContractNature" table:expression="of:=[Glossary.#REF!]" table:base-cell-address="Metadata.$A$1"/>
        <table:named-expression table:name="ContractPublicationDate" table:expression="of:=[Glossary.#REF!]" table:base-cell-address="Metadata.$A$1"/>
        <table:named-expression table:name="ContractURI" table:expression="of:=[Glossary.#REF!]" table:base-cell-address="Metadata.$A$1"/>
        <table:named-expression table:name="Country" table:expression="of:=[Glossary.#REF!]" table:base-cell-address="Metadata.$A$1"/>
        <table:named-expression table:name="Criterion" table:expression="of:=[Glossary.#REF!]" table:base-cell-address="Metadata.$A$1"/>
        <table:named-expression table:name="CriterionWeight" table:expression="of:=[Glossary.#REF!]" table:base-cell-address="Metadata.$A$1"/>
        <table:named-expression table:name="DeadlineandDescriptionReview" table:expression="of:=[Glossary.#REF!]" table:base-cell-address="Metadata.$A$1"/>
        <table:named-expression table:name="DecisionBindingContracting" table:expression="of:=[Glossary.#REF!]" table:base-cell-address="Metadata.$A$1"/>
        <table:named-expression table:name="DeliveryCountry" table:expression="of:=[Glossary.#REF!]" table:base-cell-address="Metadata.$A$1"/>
        <table:named-expression table:name="DispatchDate" table:expression="of:=[Glossary.#REF!]" table:base-cell-address="Metadata.$A$1"/>
        <table:named-expression table:name="DurationOrDateStartDateEnd" table:expression="of:=[Glossary.#REF!]" table:base-cell-address="Metadata.$A$1"/>
        <table:named-expression table:name="DynamicPurchasingSystem" table:expression="of:=[Glossary.#REF!]" table:base-cell-address="Metadata.$A$1"/>
        <table:named-expression table:name="eAuction" table:expression="of:=[Glossary.#REF!]" table:base-cell-address="Metadata.$A$1"/>
        <table:named-expression table:name="eAuctionDescription" table:expression="of:=[Glossary.#REF!]" table:base-cell-address="Metadata.$A$1"/>
        <table:named-expression table:name="eAuctionIndicator" table:expression="of:=[Glossary.#REF!]" table:base-cell-address="Metadata.$A$1"/>
        <table:named-expression table:name="eAuctionURI" table:expression="of:=[Glossary.#REF!]" table:base-cell-address="Metadata.$A$1"/>
        <table:named-expression table:name="EconomicandFinancialStanding" table:expression="of:=[Glossary.#REF!]" table:base-cell-address="Metadata.$A$1"/>
        <table:named-expression table:name="EconomicOperator" table:expression="of:=[Glossary.#REF!]" table:base-cell-address="Metadata.$A$1"/>
        <table:named-expression table:name="EconomicOperatorShortList" table:expression="of:=[Glossary.#REF!]" table:base-cell-address="Metadata.$A$1"/>
        <table:named-expression table:name="eDeliveryGateway" table:expression="of:=[Glossary.#REF!]" table:base-cell-address="Metadata.$A$1"/>
        <table:named-expression table:name="ElectronicCatalogue" table:expression="of:=[Glossary.#REF!]" table:base-cell-address="Metadata.$A$1"/>
        <table:named-expression table:name="ElectronicCatalogueIndicator" table:expression="of:=[Glossary.#REF!]" table:base-cell-address="Metadata.$A$1"/>
        <table:named-expression table:name="ElectronicMeans" table:expression="of:=[Glossary.#REF!]" table:base-cell-address="Metadata.$A$1"/>
        <table:named-expression table:name="ElectronicOrdering" table:expression="of:=[Glossary.#REF!]" table:base-cell-address="Metadata.$A$1"/>
        <table:named-expression table:name="ElectronicPayment" table:expression="of:=[Glossary.#REF!]" table:base-cell-address="Metadata.$A$1"/>
        <table:named-expression table:name="ElectronicSubmission" table:expression="of:=[Glossary.#REF!]" table:base-cell-address="Metadata.$A$1"/>
        <table:named-expression table:name="Email" table:expression="of:=[Glossary.#REF!]" table:base-cell-address="Metadata.$A$1"/>
        <table:named-expression table:name="EmploymentParty" table:expression="of:=[Glossary.#REF!]" table:base-cell-address="Metadata.$A$1"/>
        <table:named-expression table:name="EmploymentPartyAddressURLGeneral" table:expression="of:=[Glossary.#REF!]" table:base-cell-address="Metadata.$A$1"/>
        <table:named-expression table:name="EnvironmentalParty" table:expression="of:=[Glossary.#REF!]" table:base-cell-address="Metadata.$A$1"/>
        <table:named-expression table:name="EnvironmentalPartyAddressURLGeneral" table:expression="of:=[Glossary.#REF!]" table:base-cell-address="Metadata.$A$1"/>
        <table:named-expression table:name="EnvironmentalPartyandEmploymentParty" table:expression="of:=[Glossary.#REF!]" table:base-cell-address="Metadata.$A$1"/>
        <table:named-expression table:name="EPPI" table:expression="of:=[Glossary.#REF!]" table:base-cell-address="Metadata.$A$1"/>
        <table:named-expression table:name="EstimatedMagnitude" table:expression="of:=[Glossary.#REF!]" table:base-cell-address="Metadata.$A$1"/>
        <table:named-expression table:name="EstimatedTotalMagnitude" table:expression="of:=[Glossary.#REF!]" table:base-cell-address="Metadata.$A$1"/>
        <table:named-expression table:name="EstimatedValue" table:expression="of:=[Glossary.#REF!]" table:base-cell-address="Metadata.$A$1"/>
        <table:named-expression table:name="EUFundsIndicator" table:expression="of:=[Glossary.#REF!]" table:base-cell-address="Metadata.$A$1"/>
        <table:named-expression table:name="EvaluationCriterion" table:expression="of:=[Glossary.#REF!]" table:base-cell-address="Metadata.$A$1"/>
        <table:named-expression table:name="ExclusionCriterion" table:expression="of:=[Glossary.#REF!]" table:base-cell-address="Metadata.$A$1"/>
        <table:named-expression table:name="ExclusionTendersAbnormallyLow" table:expression="of:=[Glossary.#REF!]" table:base-cell-address="Metadata.$A$1"/>
        <table:named-expression table:name="ExpectedNumberOfParticipants" table:expression="of:=[Glossary.#REF!]" table:base-cell-address="Metadata.$A$1"/>
        <table:named-expression table:name="ExtensionDureeJustification" table:expression="of:=[Glossary.#REF!]" table:base-cell-address="Metadata.$A$1"/>
        <table:named-expression table:name="FaxNumber" table:expression="of:=[Glossary.#REF!]" table:base-cell-address="Metadata.$A$1"/>
        <table:named-expression table:name="FollowUpContract" table:expression="of:=[Glossary.#REF!]" table:base-cell-address="Metadata.$A$1"/>
        <table:named-expression table:name="FrameworkAgreementTypeCode" table:expression="of:=[Glossary.#REF!]" table:base-cell-address="Metadata.$A$1"/>
        <table:named-expression table:name="FrameworkDuration" table:expression="of:=[Glossary.#REF!]" table:base-cell-address="Metadata.$A$1"/>
        <table:named-expression table:name="FrameworkMaxValueAllLots" table:expression="of:=[Glossary.#REF!]" table:base-cell-address="Metadata.$A$1"/>
        <table:named-expression table:name="FrameworksMaxValueGroupLots" table:expression="of:=[Glossary.#REF!]" table:base-cell-address="Metadata.$A$1"/>
        <table:named-expression table:name="FreeAcces" table:expression="of:=[Glossary.#REF!]" table:base-cell-address="Metadata.$A$1"/>
        <table:named-expression table:name="FurtherParty" table:expression="of:=[Glossary.#REF!]" table:base-cell-address="Metadata.$A$1"/>
        <table:named-expression table:name="GPAUsage" table:expression="of:=[Glossary.#REF!]" table:base-cell-address="Metadata.$A$1"/>
        <table:named-expression table:name="GuaranteeRequired" table:expression="of:=[Glossary.#REF!]" table:base-cell-address="Metadata.$A$1"/>
        <table:named-expression table:name="InternalReferenceNumber" table:expression="of:=[Glossary.#REF!]" table:base-cell-address="Metadata.$A$1"/>
        <table:named-expression table:name="InternetAddress" table:expression="of:=[Glossary.#REF!]" table:base-cell-address="Metadata.$A$1"/>
        <table:named-expression table:name="InvitationsDispatchDate" table:expression="of:=[Glossary.#REF!]" table:base-cell-address="Metadata.$A$1"/>
        <table:named-expression table:name="JuryMemberName" table:expression="of:=[Glossary.#REF!]" table:base-cell-address="Metadata.$A$1"/>
        <table:named-expression table:name="Justification" table:expression="of:=[Glossary.#REF!]" table:base-cell-address="Metadata.$A$1"/>
        <table:named-expression table:name="JustificationCode" table:expression="of:=[Glossary.#REF!]" table:base-cell-address="Metadata.$A$1"/>
        <table:named-expression table:name="Language" table:expression="of:=[Glossary.#REF!]" table:base-cell-address="Metadata.$A$1"/>
        <table:named-expression table:name="LatestSecurityClearanceDate" table:expression="of:=[Glossary.#REF!]" table:base-cell-address="Metadata.$A$1"/>
        <table:named-expression table:name="LegalBasis" table:expression="of:=[Glossary.#REF!]" table:base-cell-address="Metadata.$A$1"/>
        <table:named-expression table:name="LegalForm" table:expression="of:=[Glossary.#REF!]" table:base-cell-address="Metadata.$A$1"/>
        <table:named-expression table:name="LegalReferenceLaw" table:expression="of:=[Glossary.#REF!]" table:base-cell-address="Metadata.$A$1"/>
        <table:named-expression table:name="Location" table:expression="of:=[Glossary.#REF!]" table:base-cell-address="Metadata.$A$1"/>
        <table:named-expression table:name="LocationDescription" table:expression="of:=[Glossary.#REF!]" table:base-cell-address="Metadata.$A$1"/>
        <table:named-expression table:name="Lot" table:expression="of:=[Glossary.#REF!]" table:base-cell-address="Metadata.$A$1"/>
        <table:named-expression table:name="LotIdentifierReference" table:expression="of:=[Glossary.#REF!]" table:base-cell-address="Metadata.$A$1"/>
        <table:named-expression table:name="MainActivity" table:expression="of:=[Glossary.#REF!]" table:base-cell-address="Metadata.$A$1"/>
        <table:named-expression table:name="MainFeaturesAward" table:expression="of:=[Glossary.#REF!]" table:base-cell-address="Metadata.$A$1"/>
        <table:named-expression table:name="MainFinancialConditions" table:expression="of:=[Glossary.#REF!]" table:base-cell-address="Metadata.$A$1"/>
        <table:named-expression table:name="MaximumNumberOfCandidats" table:expression="of:=[Glossary.#REF!]" table:base-cell-address="Metadata.$A$1"/>
        <table:named-expression table:name="MaxLotsAllowed" table:expression="of:=[Glossary.#REF!]" table:base-cell-address="Metadata.$A$1"/>
        <table:named-expression table:name="MaxLotsAwarded" table:expression="of:=[Glossary.#REF!]" table:base-cell-address="Metadata.$A$1"/>
        <table:named-expression table:name="MaxNumberParticipants" table:expression="of:=[Glossary.#REF!]" table:base-cell-address="Metadata.$A$1"/>
        <table:named-expression table:name="MaxTotalValueFramework" table:expression="of:=[Glossary.#REF!]" table:base-cell-address="Metadata.$A$1"/>
        <table:named-expression table:name="MediationBody" table:expression="of:=[Glossary.#REF!]" table:base-cell-address="Metadata.$A$1"/>
        <table:named-expression table:name="MicroSmallMidiumEnterprise" table:expression="of:=[Glossary.#REF!]" table:base-cell-address="Metadata.$A$1"/>
        <table:named-expression table:name="MinimumNumberOfCandidats" table:expression="of:=[Glossary.#REF!]" table:base-cell-address="Metadata.$A$1"/>
        <table:named-expression table:name="Modification" table:expression="of:=[Glossary.#REF!]" table:base-cell-address="Metadata.$A$1"/>
        <table:named-expression table:name="Name" table:expression="of:=[Glossary.#REF!]" table:base-cell-address="Metadata.$A$1"/>
        <table:named-expression table:name="NationalLawURI" table:expression="of:=[Glossary.#REF!]" table:base-cell-address="Metadata.$A$1"/>
        <table:named-expression table:name="NoAwardReason" table:expression="of:=[Glossary.#REF!]" table:base-cell-address="Metadata.$A$1"/>
        <table:named-expression table:name="NoFurtherNegociationIndicator" table:expression="of:=[Glossary.#REF!]" table:base-cell-address="Metadata.$A$1"/>
        <table:named-expression table:name="NumberAward" table:expression="of:=[Glossary.#REF!]" table:base-cell-address="Metadata.$A$1"/>
        <table:named-expression table:name="NumberRequestsReceived" table:expression="of:=[Glossary.#REF!]" table:base-cell-address="Metadata.$A$1"/>
        <table:named-expression table:name="NumbersTendersReceived" table:expression="of:=[Glossary.#REF!]" table:base-cell-address="Metadata.$A$1"/>
        <table:named-expression table:name="NumberTendersOtherEU" table:expression="of:=[Glossary.#REF!]" table:base-cell-address="Metadata.$A$1"/>
        <table:named-expression table:name="NumberTendersReceivedEMEANS" table:expression="of:=[Glossary.#REF!]" table:base-cell-address="Metadata.$A$1"/>
        <table:named-expression table:name="NumberTendersSME" table:expression="of:=[Glossary.#REF!]" table:base-cell-address="Metadata.$A$1"/>
        <table:named-expression table:name="NumberYearMonth" table:expression="of:=[Glossary.#REF!]" table:base-cell-address="Metadata.$A$1"/>
        <table:named-expression table:name="NUTSCode" table:expression="of:=[Glossary.#REF!]" table:base-cell-address="Metadata.$A$1"/>
        <table:named-expression table:name="OpenConditionsDate" table:expression="of:=[Glossary.#REF!]" table:base-cell-address="Metadata.$A$1"/>
        <table:named-expression table:name="OpenConditionsDescription" table:expression="of:=[Glossary.#REF!]" table:base-cell-address="Metadata.$A$1"/>
        <table:named-expression table:name="OpenConditionsPlace" table:expression="of:=[Glossary.#REF!]" table:base-cell-address="Metadata.$A$1"/>
        <table:named-expression table:name="Options" table:expression="of:=[Glossary.#REF!]" table:base-cell-address="Metadata.$A$1"/>
        <table:named-expression table:name="OrganisationIdentifier" table:expression="of:=[Glossary.#REF!]" table:base-cell-address="Metadata.$A$1"/>
        <table:named-expression table:name="OutsourcedProcedureIndicator" table:expression="of:=[Glossary.#REF!]" table:base-cell-address="Metadata.$A$1"/>
        <table:named-expression table:name="ParticipantPay" table:expression="of:=[Glossary.#REF!]" table:base-cell-address="Metadata.$A$1"/>
        <table:named-expression table:name="ParticipantsName" table:expression="of:=[Glossary.#REF!]" table:base-cell-address="Metadata.$A$1"/>
        <table:named-expression table:name="ParticipationDeadline" table:expression="of:=[Glossary.#REF!]" table:base-cell-address="Metadata.$A$1"/>
        <table:named-expression table:name="PerformanceConditions" table:expression="of:=[Glossary.#REF!]" table:base-cell-address="Metadata.$A$1"/>
        <table:named-expression table:name="PerformanceStaffQualification" table:expression="of:=[Glossary.#REF!]" table:base-cell-address="Metadata.$A$1"/>
        <table:named-expression table:name="PersonalSituationExclusionCriterion" table:expression="of:=[Glossary.#REF!]" table:base-cell-address="Metadata.$A$1"/>
        <table:named-expression table:name="Phone" table:expression="of:=[Glossary.#REF!]" table:base-cell-address="Metadata.$A$1"/>
        <table:named-expression table:name="PostalCode" table:expression="of:=[Glossary.#REF!]" table:base-cell-address="Metadata.$A$1"/>
        <table:named-expression table:name="PreliminaryMarketConsultation" table:expression="of:=[Glossary.#REF!]" table:base-cell-address="Metadata.$A$1"/>
        <table:named-expression table:name="PrizeAwarded" table:expression="of:=[Glossary.#REF!]" table:base-cell-address="Metadata.$A$1"/>
        <table:named-expression table:name="PrizeValue" table:expression="of:=[Glossary.#REF!]" table:base-cell-address="Metadata.$A$1"/>
        <table:named-expression table:name="ProcedureType" table:expression="of:=[Glossary.#REF!]" table:base-cell-address="Metadata.$A$1"/>
        <table:named-expression table:name="Process" table:expression="of:=[Glossary.#REF!]" table:base-cell-address="Metadata.$A$1"/>
        <table:named-expression table:name="ProcurementDescription" table:expression="of:=[Glossary.#REF!]" table:base-cell-address="Metadata.$A$1"/>
        <table:named-expression table:name="ProcurementDocumentURL" table:expression="of:=[Glossary.#REF!]" table:base-cell-address="Metadata.$A$1"/>
        <table:named-expression table:name="ProcurementLaw" table:expression="of:=[Glossary.#REF!]" table:base-cell-address="Metadata.$A$1"/>
        <table:named-expression table:name="ProcurementObjects" table:expression="of:=[Glossary.#REF!]" table:base-cell-address="Metadata.$A$1"/>
        <table:named-expression table:name="Profession" table:expression="of:=[Glossary.#REF!]" table:base-cell-address="Metadata.$A$1"/>
        <table:named-expression table:name="PublicationDate" table:expression="of:=[Glossary.#REF!]" table:base-cell-address="Metadata.$A$1"/>
        <table:named-expression table:name="QuantityandUnit" table:expression="of:=[Glossary.#REF!]" table:base-cell-address="Metadata.$A$1"/>
        <table:named-expression table:name="ReasonForNonElectronicSubmission" table:expression="of:=[Glossary.#REF!]" table:base-cell-address="Metadata.$A$1"/>
        <table:named-expression table:name="ReceiverParty" table:expression="of:=[Glossary.#REF!]" table:base-cell-address="Metadata.$A$1"/>
        <table:named-expression table:name="RecurrentEstimatedTiming" table:expression="of:=[Glossary.#REF!]" table:base-cell-address="Metadata.$A$1"/>
        <table:named-expression table:name="RecurrentIndicator" table:expression="of:=[Glossary.#REF!]" table:base-cell-address="Metadata.$A$1"/>
        <table:named-expression table:name="ReductionRecourseIndicator" table:expression="of:=[Glossary.#REF!]" table:base-cell-address="Metadata.$A$1"/>
        <table:named-expression table:name="ReferencePublication" table:expression="of:=[Glossary.#REF!]" table:base-cell-address="Metadata.$A$1"/>
        <table:named-expression table:name="Renewal" table:expression="of:=[Glossary.#REF!]" table:base-cell-address="Metadata.$A$1"/>
        <table:named-expression table:name="RequestInformationDeadline" table:expression="of:=[Glossary.#REF!]" table:base-cell-address="Metadata.$A$1"/>
        <table:named-expression table:name="ReservedContract" table:expression="of:=[Glossary.#REF!]" table:base-cell-address="Metadata.$A$1"/>
        <table:named-expression table:name="Result" table:expression="of:=[Glossary.#REF!]" table:base-cell-address="Metadata.$A$1"/>
        <table:named-expression table:name="RevenueValue" table:expression="of:=[Glossary.#REF!]" table:base-cell-address="Metadata.$A$1"/>
        <table:named-expression table:name="ReviewInformationParty" table:expression="of:=[Glossary.#REF!]" table:base-cell-address="Metadata.$A$1"/>
        <table:named-expression table:name="RulesCriteria" table:expression="of:=[Glossary.#REF!]" table:base-cell-address="Metadata.$A$1"/>
        <table:named-expression table:name="SocialSpecificServicesIndicator" table:expression="of:=[Glossary.#REF!]" table:base-cell-address="Metadata.$A$1"/>
        <table:named-expression table:name="StrategicProcurement" table:expression="of:=[Glossary.#REF!]" table:base-cell-address="Metadata.$A$1"/>
        <table:named-expression table:name="StreetAddress" table:expression="of:=[Glossary.#REF!]" table:base-cell-address="Metadata.$A$1"/>
        <table:named-expression table:name="StreetNumber" table:expression="of:=[Glossary.#REF!]" table:base-cell-address="Metadata.$A$1"/>
        <table:named-expression table:name="Subcontract" table:expression="of:=[Glossary.#REF!]" table:base-cell-address="Metadata.$A$1"/>
        <table:named-expression table:name="SubcontractingCode" table:expression="of:=[Glossary.#REF!]" table:base-cell-address="Metadata.$A$1"/>
        <table:named-expression table:name="SubcontractingPart" table:expression="of:=[Glossary.#REF!]" table:base-cell-address="Metadata.$A$1"/>
        <table:named-expression table:name="Suitability" table:expression="of:=[Glossary.#REF!]" table:base-cell-address="Metadata.$A$1"/>
        <table:named-expression table:name="Supplier" table:expression="of:=[Glossary.#REF!]" table:base-cell-address="Metadata.$A$1"/>
        <table:named-expression table:name="TaxParty" table:expression="of:=[Glossary.#REF!]" table:base-cell-address="Metadata.$A$1"/>
        <table:named-expression table:name="TaxPartyAddressURLGeneral" table:expression="of:=[Glossary.#REF!]" table:base-cell-address="Metadata.$A$1"/>
        <table:named-expression table:name="TechnicalAndProfessionalAbility" table:expression="of:=[Glossary.#REF!]" table:base-cell-address="Metadata.$A$1"/>
        <table:named-expression table:name="TechnicalEvaluationCriterion" table:expression="of:=[Glossary.#REF!]" table:base-cell-address="Metadata.$A$1"/>
        <table:named-expression table:name="Tenderer" table:expression="of:=[Glossary.#REF!]" table:base-cell-address="Metadata.$A$1"/>
        <table:named-expression table:name="TenderSubmission" table:expression="of:=[Glossary.#REF!]" table:base-cell-address="Metadata.$A$1"/>
        <table:named-expression table:name="TenderValidityDeadline" table:expression="of:=[Glossary.#REF!]" table:base-cell-address="Metadata.$A$1"/>
        <table:named-expression table:name="TenderVariantsAwarded" table:expression="of:=[Glossary.#REF!]" table:base-cell-address="Metadata.$A$1"/>
        <table:named-expression table:name="Title" table:expression="of:=[Glossary.#REF!]" table:base-cell-address="Metadata.$A$1"/>
        <table:named-expression table:name="TotalValue" table:expression="of:=[Glossary.#REF!]" table:base-cell-address="Metadata.$A$1"/>
        <table:named-expression table:name="TypeOfBuyer" table:expression="of:=[Glossary.#REF!]" table:base-cell-address="Metadata.$A$1"/>
        <table:named-expression table:name="TypeOfContract" table:expression="of:=[Glossary.#REF!]" table:base-cell-address="Metadata.$A$1"/>
        <table:named-expression table:name="UsageESPDCode" table:expression="of:=[Glossary.#REF!]" table:base-cell-address="Metadata.$A$1"/>
        <table:named-expression table:name="VariantsIndicator" table:expression="of:=[Glossary.#REF!]" table:base-cell-address="Metadata.$A$1"/>
        <table:named-expression table:name="Winner" table:expression="of:=[Glossary.#REF!]" table:base-cell-address="Metadata.$A$1"/>
        <table:named-expression table:name="WinnerRank" table:expression="of:=[Glossary.#REF!]" table:base-cell-address="Metadata.$A$1"/>
      </table:named-expressions>
      <table:database-ranges>
        <table:database-range table:target-range-address="Glossary.A2:Glossary.I14"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Inconsolata" svg:font-family="Inconsolata"/>
  </office:font-face-decls>
  <office:styles>
    <number:number-style style:name="N0">
      <number:number number:min-integer-digits="1"/>
    </number:number-style>
    <style:style style:name="_50_0_37__32_-_32_Accent5" style:display-name="20% - Accent5" style:family="table-cell" style:data-style-name="N0">
      <style:table-cell-properties fo:background-color="#D9E1F2"/>
      <style:text-properties style:font-name="Calibri" style:font-name-asian="Calibri" style:font-name-complex="Calibri" fo:font-size="11pt" style:font-size-asian="11pt" style:font-size-complex="11pt"/>
    </style:style>
    <style:style style:name="_50_0_37__32_-_32_Accent6" style:display-name="20% - Accent6" style:family="table-cell" style:data-style-name="N0">
      <style:table-cell-properties fo:background-color="#E2EFDA"/>
      <style:text-properties style:font-name="Calibri" style:font-name-asian="Calibri" style:font-name-complex="Calibri" fo:font-size="11pt" style:font-size-asian="11pt" style:font-size-complex="11pt"/>
    </style:style>
    <style:style style:name="cf1" style:family="table-cell" style:data-style-name="N0">
      <style:table-cell-properties fo:background-color="#5B9BD5"/>
    </style:style>
    <style:style style:name="cf2" style:family="table-cell" style:data-style-name="N0">
      <style:table-cell-properties fo:background-color="#92D050"/>
    </style:style>
    <style:style style:name="cf3" style:family="table-cell" style:data-style-name="N0">
      <style:table-cell-properties fo:background-color="#FFFFFF"/>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in" fo:margin-bottom="0in" fo:margin-left="0.7in" fo:margin-right="0.7in" style:print-orientation="landscape" style:print-page-order="ltr" style:first-page-number="continue" style:scale-to="100%" style:table-centering="horizontal" style:print="grid annotations objects charts drawings"/>
      <style:header-style>
        <style:header-footer-properties fo:min-height="0.75in" fo:margin-left="0.7in" fo:margin-right="0.7in" fo:margin-bottom="0in"/>
      </style:header-style>
      <style:footer-style>
        <style:header-footer-properties fo:min-height="0.7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Juan Carlos Segura Fernandez Carnicero</meta:initial-creator>
    <dc:creator>Enric Staromiejski Torregrosa</dc:creator>
    <meta:creation-date>2018-06-12T16:17:29Z</meta:creation-date>
    <dc:date>2019-04-25T12:07:01Z</dc:date>
  </office:meta>
</office:document-meta>
</file>